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26pt"/>
    </style:style>
    <style:style style:name="co3" style:family="table-column">
      <style:table-column-properties fo:break-before="auto" style:column-width="205.51pt"/>
    </style:style>
    <style:style style:name="co4" style:family="table-column">
      <style:table-column-properties fo:break-before="auto" style:column-width="226.49pt"/>
    </style:style>
    <style:style style:name="co5" style:family="table-column">
      <style:table-column-properties fo:break-before="auto" style:column-width="207.75pt"/>
    </style:style>
    <style:style style:name="co6" style:family="table-column">
      <style:table-column-properties fo:break-before="auto" style:column-width="222.01pt"/>
    </style:style>
    <style:style style:name="co7" style:family="table-column">
      <style:table-column-properties fo:break-before="auto" style:column-width="187.51pt"/>
    </style:style>
    <style:style style:name="co8" style:family="table-column">
      <style:table-column-properties fo:break-before="auto" style:column-width="220.51pt"/>
    </style:style>
    <style:style style:name="co9" style:family="table-column">
      <style:table-column-properties fo:break-before="auto" style:column-width="37.5pt"/>
    </style:style>
    <style:style style:name="co10" style:family="table-column">
      <style:table-column-properties fo:break-before="auto" style:column-width="167.24pt"/>
    </style:style>
    <style:style style:name="co11" style:family="table-column">
      <style:table-column-properties fo:break-before="auto" style:column-width="273.74pt"/>
    </style:style>
    <style:style style:name="co12" style:family="table-column">
      <style:table-column-properties fo:break-before="auto" style:column-width="256.5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5.51pt" fo:break-before="auto" style:use-optimal-row-height="false"/>
    </style:style>
    <style:style style:name="ta1" style:family="table" style:master-page-name="PageStyle_5f_Ongevallen">
      <style:table-properties table:display="true" style:writing-mode="lr-tb"/>
    </style:style>
    <style:style style:name="ta2" style:family="table" style:master-page-name="PageStyle_5f_Sheet5">
      <style:table-properties table:display="true" style:writing-mode="lr-tb"/>
    </style:style>
    <style:style style:name="ta3" style:family="table" style:master-page-name="PageStyle_5f_KNMI">
      <style:table-properties table:display="true" style:writing-mode="lr-tb"/>
    </style:style>
    <style:style style:name="ta4" style:family="table" style:master-page-name="PageStyle_5f_Hectopunten">
      <style:table-properties table:display="true" style:writing-mode="lr-tb"/>
    </style:style>
    <style:style style:name="ta5" style:family="table" style:master-page-name="PageStyle_5f_Resources">
      <style:table-properties table:display="fals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ff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00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00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ea9999"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ea9999"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ea9999"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b6d7a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b6d7a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00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fo:color="#ff0000"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Ongevallen"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1" table:number-columns-repeated="1018" table:default-cell-style-name="Default"/>
        <table:table-row table:style-name="ro1">
          <table:table-cell table:style-name="ce1"/>
          <table:table-cell table:style-name="ce3" office:value-type="string" calcext:value-type="string">
            <text:p>DSSG Interpretation</text:p>
          </table:table-cell>
          <table:table-cell table:style-name="ce3" office:value-type="string" calcext:value-type="string">
            <text:p>Questions</text:p>
          </table:table-cell>
          <table:table-cell table:style-name="ce3" office:value-type="string" calcext:value-type="string">
            <text:p>RWS Input</text:p>
          </table:table-cell>
          <table:table-cell table:style-name="ce3" office:value-type="string" calcext:value-type="string">
            <text:p>Overall Questions</text:p>
          </table:table-cell>
          <table:table-cell table:style-name="ce4" office:value-type="string" calcext:value-type="string">
            <text:p>Answer</text:p>
          </table:table-cell>
          <table:table-cell table:style-name="ce4" table:number-columns-repeated="21"/>
          <table:table-cell table:number-columns-repeated="997"/>
        </table:table-row>
        <table:table-row table:style-name="ro1">
          <table:table-cell table:style-name="ce1" office:value-type="string" calcext:value-type="string">
            <text:p>id_jaar</text:p>
          </table:table-cell>
          <table:table-cell table:style-name="ce3"/>
          <table:table-cell table:style-name="ce3" office:value-type="string" calcext:value-type="string">
            <text:p>This is id and year, but what implications does it have? Is it important to connect to another db?</text:p>
          </table:table-cell>
          <table:table-cell table:style-name="ce5" office:value-type="string" calcext:value-type="string">
            <text:p>Id_jaar: You can use this column to link ongevallen (traffic accidents) to hectopunten. Id_jaar is a unique combination of wvk_id, wvk_begdat and year. You can see this column as the primary key.</text:p>
          </table:table-cell>
          <table:table-cell table:style-name="ce3" office:value-type="string" calcext:value-type="string">
            <text:p>1. Does this dataset cover all incidents that occurred between 2012 and now?</text:p>
          </table:table-cell>
          <table:table-cell table:style-name="ce4" table:number-columns-repeated="22"/>
          <table:table-cell table:number-columns-repeated="997"/>
        </table:table-row>
        <table:table-row table:style-name="ro1">
          <table:table-cell table:style-name="ce1" office:value-type="string" calcext:value-type="string">
            <text:p>ongeval_id</text:p>
          </table:table-cell>
          <table:table-cell table:style-name="ce3" office:value-type="string" calcext:value-type="string">
            <text:p>ID for incidents</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bron</text:p>
          </table:table-cell>
          <table:table-cell table:style-name="ce3" table:number-columns-repeated="3"/>
          <table:table-cell table:style-name="ce3" office:value-type="string" calcext:value-type="string">
            <text:p>2. Are there any details with regards to how this data was collected that would be helpful for us to know?</text:p>
          </table:table-cell>
          <table:table-cell table:style-name="ce4" table:number-columns-repeated="22"/>
          <table:table-cell table:number-columns-repeated="997"/>
        </table:table-row>
        <table:table-row table:style-name="ro1">
          <table:table-cell table:style-name="ce1" office:value-type="string" calcext:value-type="string">
            <text:p>datumtijd</text:p>
          </table:table-cell>
          <table:table-cell table:style-name="ce3" office:value-type="string" calcext:value-type="string">
            <text:p>Date of incidents</text:p>
          </table:table-cell>
          <table:table-cell table:style-name="ce3" table:number-columns-repeated="3"/>
          <table:table-cell table:style-name="ce4" table:number-columns-repeated="22"/>
          <table:table-cell table:number-columns-repeated="997"/>
        </table:table-row>
        <table:table-row table:style-name="ro1">
          <table:table-cell table:style-name="ce1"/>
          <table:table-cell table:style-name="ce3" office:value-type="string" calcext:value-type="string">
            <text:p>(hour of incident)</text:p>
          </table:table-cell>
          <table:table-cell table:style-name="ce3" table:number-columns-repeated="2"/>
          <table:table-cell table:style-name="ce3" office:value-type="string" calcext:value-type="string">
            <text:p>3. Do you have an ER diagram?</text:p>
          </table:table-cell>
          <table:table-cell table:style-name="ce4" office:value-type="string" calcext:value-type="string">
            <text:p>Yes, Arjan has a simplified ER diagram he can share</text:p>
          </table:table-cell>
          <table:table-cell table:style-name="ce4" table:number-columns-repeated="21"/>
          <table:table-cell table:number-columns-repeated="997"/>
        </table:table-row>
        <table:table-row table:style-name="ro1">
          <table:table-cell table:style-name="ce1" office:value-type="string" calcext:value-type="string">
            <text:p>dag</text:p>
          </table:table-cell>
          <table:table-cell table:style-name="ce3" office:value-type="string" calcext:value-type="string">
            <text:p>(day of incident)</text:p>
          </table:table-cell>
          <table:table-cell table:style-name="ce3" table:number-columns-repeated="2"/>
          <table:table-cell table:style-name="ce3" office:value-type="string" calcext:value-type="string">
            <text:p>4. Which column helps us connect this data to the hectopunten data? What's the key for road segment?</text:p>
          </table:table-cell>
          <table:table-cell table:style-name="ce4" office:value-type="string" calcext:value-type="string">
            <text:p>There seem to be 4 columns that are required</text:p>
          </table:table-cell>
          <table:table-cell table:style-name="ce4" table:number-columns-repeated="21"/>
          <table:table-cell table:number-columns-repeated="997"/>
        </table:table-row>
        <table:table-row table:style-name="ro1">
          <table:table-cell table:style-name="ce1" office:value-type="string" calcext:value-type="string">
            <text:p>maand</text:p>
          </table:table-cell>
          <table:table-cell table:style-name="ce3" office:value-type="string" calcext:value-type="string">
            <text:p>(month of incident)</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jaar</text:p>
          </table:table-cell>
          <table:table-cell table:style-name="ce3" office:value-type="string" calcext:value-type="string">
            <text:p>(time of incident)</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bps_key</text:p>
          </table:table-cell>
          <table:table-cell table:style-name="ce3"/>
          <table:table-cell table:style-name="ce3" office:value-type="string" calcext:value-type="string">
            <text:p>Will this then match with the hectopunten dataset? We don't find a bps key there</text:p>
          </table:table-cell>
          <table:table-cell table:style-name="ce5" office:value-type="string" calcext:value-type="string">
            <text:p>this is a location key which can be found on each hectosign next to the road. Sometimes used to match other data, mostly to easily identify what hectopoint on which road and on which side we are talking about.</text:p>
          </table:table-cell>
          <table:table-cell table:style-name="ce3"/>
          <table:table-cell table:style-name="ce4" office:value-type="string" calcext:value-type="string">
            <text:p>Link to hectopunten, the type of road</text:p>
          </table:table-cell>
          <table:table-cell table:style-name="ce4" table:number-columns-repeated="21"/>
          <table:table-cell table:number-columns-repeated="997"/>
        </table:table-row>
        <table:table-row table:style-name="ro1">
          <table:table-cell table:style-name="ce1" office:value-type="string" calcext:value-type="string">
            <text:p>wvkid_bedgat_hecto_key</text:p>
          </table:table-cell>
          <table:table-cell table:style-name="ce3" office:value-type="string" calcext:value-type="string">
            <text:p>??</text:p>
          </table:table-cell>
          <table:table-cell table:style-name="ce3" office:value-type="string" calcext:value-type="string">
            <text:p>What datasets does this match to</text:p>
          </table:table-cell>
          <table:table-cell table:style-name="ce5" office:value-type="string" calcext:value-type="string">
            <text:p>another combination key of a road section + start date + hectometer sometimes used to match data</text:p>
          </table:table-cell>
          <table:table-cell table:style-name="ce3"/>
          <table:table-cell table:style-name="ce4" table:number-columns-repeated="22"/>
          <table:table-cell table:number-columns-repeated="997"/>
        </table:table-row>
        <table:table-row table:style-name="ro1">
          <table:table-cell table:style-name="ce1" office:value-type="string" calcext:value-type="string">
            <text:p>rijrichting</text:p>
          </table:table-cell>
          <table:table-cell table:style-name="ce3" table:number-columns-repeated="4"/>
          <table:table-cell table:style-name="ce4" table:number-columns-repeated="22"/>
          <table:table-cell table:number-columns-repeated="997"/>
        </table:table-row>
        <table:table-row table:style-name="ro1">
          <table:table-cell table:style-name="ce1" office:value-type="string" calcext:value-type="string">
            <text:p>coords_x</text:p>
          </table:table-cell>
          <table:table-cell table:style-name="ce3" office:value-type="string" calcext:value-type="string">
            <text:p>GPS location of incident - is this latitutde or longitude?</text:p>
          </table:table-cell>
          <table:table-cell table:style-name="ce3"/>
          <table:table-cell table:style-name="ce5" office:value-type="string" calcext:value-type="string">
            <text:p>Coords_x is latitude I believe. You can plot the coords on a map and switch if the map is not working.</text:p>
          </table:table-cell>
          <table:table-cell table:style-name="ce3"/>
          <table:table-cell table:style-name="ce4" table:number-columns-repeated="22"/>
          <table:table-cell table:number-columns-repeated="997"/>
        </table:table-row>
        <table:table-row table:style-name="ro1">
          <table:table-cell table:style-name="ce1" office:value-type="string" calcext:value-type="string">
            <text:p>coords_y</text:p>
          </table:table-cell>
          <table:table-cell table:style-name="ce3" table:number-columns-repeated="4"/>
          <table:table-cell table:style-name="ce4" table:number-columns-repeated="22"/>
          <table:table-cell table:number-columns-repeated="997"/>
        </table:table-row>
        <table:table-row table:style-name="ro1">
          <table:table-cell table:style-name="ce1" office:value-type="string" calcext:value-type="string">
            <text:p>afloop</text:p>
          </table:table-cell>
          <table:table-cell table:style-name="ce3" table:number-columns-repeated="4"/>
          <table:table-cell table:style-name="ce4" table:number-columns-repeated="22"/>
          <table:table-cell table:number-columns-repeated="997"/>
        </table:table-row>
        <table:table-row table:style-name="ro1">
          <table:table-cell table:style-name="ce1" office:value-type="string" calcext:value-type="string">
            <text:p>key</text:p>
          </table:table-cell>
          <table:table-cell table:style-name="ce3"/>
          <table:table-cell table:style-name="ce3" office:value-type="string" calcext:value-type="string">
            <text:p>Is this a unique/primary key? Can the ongeval_id not be used as a unique key?</text:p>
          </table:table-cell>
          <table:table-cell table:style-name="ce5" office:value-type="string" calcext:value-type="string">
            <text:p>oboslote I think</text:p>
          </table:table-cell>
          <table:table-cell table:style-name="ce3"/>
          <table:table-cell table:style-name="ce4" table:number-columns-repeated="22"/>
          <table:table-cell table:number-columns-repeated="997"/>
        </table:table-row>
        <table:table-row table:style-name="ro1">
          <table:table-cell table:style-name="ce1" office:value-type="string" calcext:value-type="string">
            <text:p>weg</text:p>
          </table:table-cell>
          <table:table-cell table:style-name="ce3" table:number-columns-repeated="4"/>
          <table:table-cell table:style-name="ce4" table:number-columns-repeated="22"/>
          <table:table-cell table:number-columns-repeated="997"/>
        </table:table-row>
        <table:table-row table:style-name="ro1">
          <table:table-cell table:style-name="ce1" office:value-type="string" calcext:value-type="string">
            <text:p>hecto</text:p>
          </table:table-cell>
          <table:table-cell table:style-name="ce3" table:number-columns-repeated="4"/>
          <table:table-cell table:style-name="ce4" table:number-columns-repeated="22"/>
          <table:table-cell table:number-columns-repeated="997"/>
        </table:table-row>
        <table:table-row table:style-name="ro1">
          <table:table-cell table:style-name="ce1" office:value-type="string" calcext:value-type="string">
            <text:p>hectomtrng</text:p>
          </table:table-cell>
          <table:table-cell table:style-name="ce3" table:number-columns-repeated="4"/>
          <table:table-cell table:style-name="ce4" table:number-columns-repeated="22"/>
          <table:table-cell table:number-columns-repeated="997"/>
        </table:table-row>
        <table:table-row table:style-name="ro1">
          <table:table-cell table:style-name="ce1" office:value-type="string" calcext:value-type="string">
            <text:p>dvk_letter</text:p>
          </table:table-cell>
          <table:table-cell table:style-name="ce3" office:value-type="string" calcext:value-type="string">
            <text:p>type of the road (mostly)</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post_tv_wol</text:p>
          </table:table-cell>
          <table:table-cell table:style-name="ce3" table:number-columns-repeated="4"/>
          <table:table-cell table:style-name="ce4" table:number-columns-repeated="22"/>
          <table:table-cell table:number-columns-repeated="997"/>
        </table:table-row>
        <table:table-row table:style-name="ro1" table:number-rows-repeated="980">
          <table:table-cell table:style-name="ce2"/>
          <table:table-cell table:style-name="ce4" table:number-columns-repeated="26"/>
          <table:table-cell table:number-columns-repeated="997"/>
        </table:table-row>
        <table:table-row table:style-name="ro2" table:number-rows-repeated="1047574">
          <table:table-cell table:number-columns-repeated="1024"/>
        </table:table-row>
        <table:table-row table:style-name="ro2">
          <table:table-cell table:number-columns-repeated="1024"/>
        </table:table-row>
      </table:table>
      <table:table table:name="Sheet5" table:style-name="ta2">
        <table:table-column table:style-name="co1" table:number-columns-repeated="1024" table:default-cell-style-name="Default"/>
        <table:table-row table:style-name="ro1">
          <table:table-cell table:style-name="ce6" office:value-type="string" calcext:value-type="string">
            <text:p>columns</text:p>
          </table:table-cell>
          <table:table-cell table:style-name="ce6" office:value-type="string" calcext:value-type="string">
            <text:p>interpretation</text:p>
          </table:table-cell>
          <table:table-cell table:number-columns-repeated="1022"/>
        </table:table-row>
        <table:table-row table:style-name="ro1">
          <table:table-cell table:style-name="ce6" office:value-type="string" calcext:value-type="string">
            <text:p>id</text:p>
          </table:table-cell>
          <table:table-cell table:number-columns-repeated="1023"/>
        </table:table-row>
        <table:table-row table:style-name="ro1">
          <table:table-cell table:style-name="ce6" office:value-type="string" calcext:value-type="string">
            <text:p>road_name</text:p>
          </table:table-cell>
          <table:table-cell table:number-columns-repeated="1023"/>
        </table:table-row>
        <table:table-row table:style-name="ro1">
          <table:table-cell table:style-name="ce6" office:value-type="string" calcext:value-type="string">
            <text:p>road_chr</text:p>
          </table:table-cell>
          <table:table-cell table:number-columns-repeated="1023"/>
        </table:table-row>
        <table:table-row table:style-name="ro1">
          <table:table-cell table:style-name="ce6" office:value-type="string" calcext:value-type="string">
            <text:p>road_ind</text:p>
          </table:table-cell>
          <table:table-cell table:number-columns-repeated="1023"/>
        </table:table-row>
        <table:table-row table:style-name="ro1">
          <table:table-cell table:style-name="ce6" office:value-type="string" calcext:value-type="string">
            <text:p>road_part_long</text:p>
          </table:table-cell>
          <table:table-cell table:number-columns-repeated="1023"/>
        </table:table-row>
        <table:table-row table:style-name="ro1">
          <table:table-cell table:style-name="ce6" office:value-type="string" calcext:value-type="string">
            <text:p>hectometer</text:p>
          </table:table-cell>
          <table:table-cell table:number-columns-repeated="1023"/>
        </table:table-row>
        <table:table-row table:style-name="ro1">
          <table:table-cell table:style-name="ce6" office:value-type="string" calcext:value-type="string">
            <text:p>lat</text:p>
          </table:table-cell>
          <table:table-cell table:number-columns-repeated="1023"/>
        </table:table-row>
        <table:table-row table:style-name="ro1">
          <table:table-cell table:style-name="ce6" office:value-type="string" calcext:value-type="string">
            <text:p>long</text:p>
          </table:table-cell>
          <table:table-cell table:number-columns-repeated="1023"/>
        </table:table-row>
        <table:table-row table:style-name="ro1">
          <table:table-cell table:style-name="ce6" office:value-type="string" calcext:value-type="string">
            <text:p>deployment_region</text:p>
          </table:table-cell>
          <table:table-cell table:number-columns-repeated="1023"/>
        </table:table-row>
        <table:table-row table:style-name="ro1">
          <table:table-cell table:style-name="ce6" office:value-type="string" calcext:value-type="string">
            <text:p>deployment_area</text:p>
          </table:table-cell>
          <table:table-cell table:number-columns-repeated="1023"/>
        </table:table-row>
        <table:table-row table:style-name="ro1">
          <table:table-cell table:style-name="ce6" office:value-type="string" calcext:value-type="string">
            <text:p>inc_id</text:p>
          </table:table-cell>
          <table:table-cell table:number-columns-repeated="1023"/>
        </table:table-row>
        <table:table-row table:style-name="ro1">
          <table:table-cell table:style-name="ce6" office:value-type="string" calcext:value-type="string">
            <text:p>inc_start</text:p>
          </table:table-cell>
          <table:table-cell table:number-columns-repeated="1023"/>
        </table:table-row>
        <table:table-row table:style-name="ro1">
          <table:table-cell table:style-name="ce6" office:value-type="string" calcext:value-type="string">
            <text:p>inc_end</text:p>
          </table:table-cell>
          <table:table-cell table:number-columns-repeated="1023"/>
        </table:table-row>
        <table:table-row table:style-name="ro1">
          <table:table-cell table:style-name="ce6" office:value-type="string" calcext:value-type="string">
            <text:p>inc_type</text:p>
          </table:table-cell>
          <table:table-cell table:number-columns-repeated="1023"/>
        </table:table-row>
        <table:table-row table:style-name="ro1">
          <table:table-cell table:style-name="ce6" office:value-type="string" calcext:value-type="string">
            <text:p>num_officers</text:p>
          </table:table-cell>
          <table:table-cell table:number-columns-repeated="1023"/>
        </table:table-row>
        <table:table-row table:style-name="ro1">
          <table:table-cell table:style-name="ce6" office:value-type="string" calcext:value-type="string">
            <text:p>inc_deploy</text:p>
          </table:table-cell>
          <table:table-cell table:number-columns-repeated="1023"/>
        </table:table-row>
        <table:table-row table:style-name="ro1">
          <table:table-cell table:style-name="ce6" office:value-type="string" calcext:value-type="string">
            <text:p>inc_arrive</text:p>
          </table:table-cell>
          <table:table-cell table:number-columns-repeated="1023"/>
        </table:table-row>
        <table:table-row table:style-name="ro1">
          <table:table-cell table:style-name="ce6" office:value-type="string" calcext:value-type="string">
            <text:p>inc_end_off</text:p>
          </table:table-cell>
          <table:table-cell table:number-columns-repeated="1023"/>
        </table:table-row>
        <table:table-row table:style-name="ro1">
          <table:table-cell table:style-name="ce6" office:value-type="string" calcext:value-type="string">
            <text:p>geom</text:p>
          </table:table-cell>
          <table:table-cell table:number-columns-repeated="1023"/>
        </table:table-row>
        <table:table-row table:style-name="ro1">
          <table:table-cell table:style-name="ce6" office:value-type="string" calcext:value-type="string">
            <text:p>coord_hecto_id</text:p>
          </table:table-cell>
          <table:table-cell table:number-columns-repeated="1023"/>
        </table:table-row>
        <table:table-row table:style-name="ro1">
          <table:table-cell table:style-name="ce6" office:value-type="string" calcext:value-type="string">
            <text:p>inc_hect_dist</text:p>
          </table:table-cell>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KNMI" table:style-name="ta3">
        <table:table-column table:style-name="co1" table:default-cell-style-name="Default"/>
        <table:table-column table:style-name="co6" table:default-cell-style-name="Default"/>
        <table:table-column table:style-name="co3" table:number-columns-repeated="2" table:default-cell-style-name="Default"/>
        <table:table-column table:style-name="co4" table:default-cell-style-name="Default"/>
        <table:table-column table:style-name="co1" table:number-columns-repeated="1019" table:default-cell-style-name="Default"/>
        <table:table-row table:style-name="ro1">
          <table:table-cell table:style-name="ce1" office:value-type="string" calcext:value-type="string">
            <text:p>Column Name</text:p>
          </table:table-cell>
          <table:table-cell table:style-name="ce3" office:value-type="string" calcext:value-type="string">
            <text:p>DSSG Interpretation</text:p>
          </table:table-cell>
          <table:table-cell table:style-name="ce3" office:value-type="string" calcext:value-type="string">
            <text:p>Questions</text:p>
          </table:table-cell>
          <table:table-cell table:style-name="ce3" office:value-type="string" calcext:value-type="string">
            <text:p>RWS input</text:p>
          </table:table-cell>
          <table:table-cell table:style-name="ce3" office:value-type="string" calcext:value-type="string">
            <text:p>Overall Questions</text:p>
          </table:table-cell>
          <table:table-cell table:style-name="ce4" table:number-columns-repeated="22"/>
          <table:table-cell table:number-columns-repeated="997"/>
        </table:table-row>
        <table:table-row table:style-name="ro1">
          <table:table-cell table:style-name="ce1" office:value-type="string" calcext:value-type="string">
            <text:p>STN</text:p>
          </table:table-cell>
          <table:table-cell table:style-name="ce7" office:value-type="string" calcext:value-type="string">
            <text:p>Weather Station (Each station also comes with its meta-data (e.g. location,name,etc.))</text:p>
          </table:table-cell>
          <table:table-cell table:style-name="ce3" table:number-columns-repeated="2"/>
          <table:table-cell table:style-name="ce3" office:value-type="string" calcext:value-type="string">
            <text:p>1. There are lots of missing data in this dataset. <text:s/>Does that mean they were not collected/observed? </text:p>
          </table:table-cell>
          <table:table-cell table:style-name="ce4" table:number-columns-repeated="22"/>
          <table:table-cell table:number-columns-repeated="997"/>
        </table:table-row>
        <table:table-row table:style-name="ro1">
          <table:table-cell table:style-name="ce1" office:value-type="string" calcext:value-type="string">
            <text:p>YYYYMMDD</text:p>
          </table:table-cell>
          <table:table-cell table:style-name="ce7" office:value-type="string" calcext:value-type="string">
            <text:p>date (YYYY = year, MM = month, DD = day)</text:p>
          </table:table-cell>
          <table:table-cell table:style-name="ce3" table:number-columns-repeated="2"/>
          <table:table-cell table:style-name="ce3" office:value-type="string" calcext:value-type="string">
            <text:p>2. Could we use data from other sources to fill in the miss values? If yes, what sources would you recommend?</text:p>
          </table:table-cell>
          <table:table-cell table:style-name="ce4" table:number-columns-repeated="22"/>
          <table:table-cell table:number-columns-repeated="997"/>
        </table:table-row>
        <table:table-row table:style-name="ro1">
          <table:table-cell table:style-name="ce1" office:value-type="string" calcext:value-type="string">
            <text:p>HH</text:p>
          </table:table-cell>
          <table:table-cell table:style-name="ce8" office:value-type="string" calcext:value-type="string">
            <text:p>time??? <text:s/>tijd (HH=uur, UT.12 UT=13 MET, 14 MEZT. Uurvak 05 loopt van 04.00 UT tot 5.00 UT</text:p>
          </table:table-cell>
          <table:table-cell table:style-name="ce3" office:value-type="string" calcext:value-type="string">
            <text:p>What's UT?? MET?? and MEZT??</text:p>
          </table:table-cell>
          <table:table-cell table:style-name="ce3"/>
          <table:table-cell table:style-name="ce3" office:value-type="string" calcext:value-type="string">
            <text:p>3. It would be nice to have English translation of the explanation on top of the knmi_data.txt </text:p>
          </table:table-cell>
          <table:table-cell table:style-name="ce4" table:number-columns-repeated="22"/>
          <table:table-cell table:number-columns-repeated="997"/>
        </table:table-row>
        <table:table-row table:style-name="ro1">
          <table:table-cell table:style-name="ce1" office:value-type="string" calcext:value-type="string">
            <text:p>DD</text:p>
          </table:table-cell>
          <table:table-cell table:style-name="ce7" office:value-type="string" calcext:value-type="string">
            <text:p><text:s/>Wind direction (in degrees) averaged over the last 10 minutes of the last hour (360 = north, 90 = east, 180 = south, 270 = west, 0 = windless 990 = changeable) See http://www.knmi.nl/kennis-en-datacentrum/achtergrond/klimatologische-brochures-en-boeke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FH</text:p>
          </table:table-cell>
          <table:table-cell table:style-name="ce7" office:value-type="string" calcext:value-type="string">
            <text:p>Hourly average wind speed (in 0.1 m / s). See http://www.knmi.nl/kennis-en-datacentrum/achtergrond/klimatologische-brochures-en-boeke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FF</text:p>
          </table:table-cell>
          <table:table-cell table:style-name="ce7" office:value-type="string" calcext:value-type="string">
            <text:p>wind speed (in 0.1 m / s) averaged over the last 10 minutes of the last hour</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FX</text:p>
          </table:table-cell>
          <table:table-cell table:style-name="ce8" office:value-type="string" calcext:value-type="string">
            <text:p>??? Hoogste windstoot (in 0.1 m/s) over het afgelopen uurvak;</text:p>
          </table:table-cell>
          <table:table-cell table:style-name="ce3" office:value-type="string" calcext:value-type="string">
            <text:p>Could this be translated as "Highest gust (in 0.1 m / s) over the last hour" ?</text:p>
          </table:table-cell>
          <table:table-cell table:style-name="ce3" table:number-columns-repeated="2"/>
          <table:table-cell table:style-name="ce4" table:number-columns-repeated="22"/>
          <table:table-cell table:number-columns-repeated="997"/>
        </table:table-row>
        <table:table-row table:style-name="ro1">
          <table:table-cell table:style-name="ce1" office:value-type="string" calcext:value-type="string">
            <text:p>T</text:p>
          </table:table-cell>
          <table:table-cell table:style-name="ce7" office:value-type="string" calcext:value-type="string">
            <text:p>Temperature (in 0.1 degrees Celsius) at 1.50 m altitude during observatio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T10N</text:p>
          </table:table-cell>
          <table:table-cell table:style-name="ce7" office:value-type="string" calcext:value-type="string">
            <text:p>Minimum temperature (in 0.1 degrees Celsius) at 10 cm height in the last 6 hours;</text:p>
          </table:table-cell>
          <table:table-cell table:style-name="ce9"/>
          <table:table-cell table:style-name="ce3" table:number-columns-repeated="2"/>
          <table:table-cell table:style-name="ce4" table:number-columns-repeated="22"/>
          <table:table-cell table:number-columns-repeated="997"/>
        </table:table-row>
        <table:table-row table:style-name="ro1">
          <table:table-cell table:style-name="ce1" office:value-type="string" calcext:value-type="string">
            <text:p>TD</text:p>
          </table:table-cell>
          <table:table-cell table:style-name="ce7" office:value-type="string" calcext:value-type="string">
            <text:p>Dew point temperature (in 0.1 degrees Celsius) at 1.50 m altitude during observatio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SQ</text:p>
          </table:table-cell>
          <table:table-cell table:style-name="ce7" office:value-type="string" calcext:value-type="string">
            <text:p>Duration of sunshine (in 0.1 hours) per hour section, calculated from global radiation (-1 for &lt;0.05 hours)</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Q</text:p>
          </table:table-cell>
          <table:table-cell table:style-name="ce7" office:value-type="string" calcext:value-type="string">
            <text:p>Global radiation (in J / cm^2) per hour sectio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DR</text:p>
          </table:table-cell>
          <table:table-cell table:style-name="ce7" office:value-type="string" calcext:value-type="string">
            <text:p>Duration of precipitation (in 0.1 hour) per hour sectio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RH</text:p>
          </table:table-cell>
          <table:table-cell table:style-name="ce7" office:value-type="string" calcext:value-type="string">
            <text:p>Hourly of precipitation (in 0.1 mm) (-1 for &lt;0.05 mm)</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P</text:p>
          </table:table-cell>
          <table:table-cell table:style-name="ce7" office:value-type="string" calcext:value-type="string">
            <text:p><text:s/>Air pressure (in 0.1 hPa) reduced to sea level, during observatio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VV</text:p>
          </table:table-cell>
          <table:table-cell table:style-name="ce7" office:value-type="string" calcext:value-type="string">
            <text:p>Horizontal view during observation (0 = less than 100m, 1 = 100-200m, 2 = 200-300m, ..., 49 = 4900-5000m, 50 = 5-6km, 56 = 6-7km, 57 = 7-8km, ..., 79 = 29-30km, 80 = 30-35km, 81 = 35-40km, ..., 89 = more than 70km);</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N</text:p>
          </table:table-cell>
          <table:table-cell table:style-name="ce7" office:value-type="string" calcext:value-type="string">
            <text:p>cloud cover (upper air cover in eighth), during observation (9 = upper air invisible);</text:p>
          </table:table-cell>
          <table:table-cell table:style-name="ce3" office:value-type="string" calcext:value-type="string">
            <text:p>I don't really understand this feature. More explanation would be great. Also, there's a sample with cloud cover value of 88.0 and an another sample has <text:s/>cloud cover calue of 74.0. </text:p>
          </table:table-cell>
          <table:table-cell table:style-name="ce3" table:number-columns-repeated="2"/>
          <table:table-cell table:style-name="ce4" table:number-columns-repeated="22"/>
          <table:table-cell table:number-columns-repeated="997"/>
        </table:table-row>
        <table:table-row table:style-name="ro1">
          <table:table-cell table:style-name="ce1" office:value-type="string" calcext:value-type="string">
            <text:p>U</text:p>
          </table:table-cell>
          <table:table-cell table:style-name="ce7" office:value-type="string" calcext:value-type="string">
            <text:p>Relative humidity (in percentages) at 1.50 m altitude during observatio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WW</text:p>
          </table:table-cell>
          <table:table-cell table:style-name="ce7" office:value-type="string" calcext:value-type="string">
            <text:p>Weather code (00-99), visual (WW) or automatic (WaWa) observed, for the current weather or the weather in the past hour. See http://bibliotheek.knmi.nl/scholierenpdf/weercodes_Nederland</text:p>
          </table:table-cell>
          <table:table-cell table:style-name="ce3" office:value-type="string" calcext:value-type="string">
            <text:p>Translation needed for (http://bibliotheek.knmi.nl/scholierenpdf/weercodes_Nederland)</text:p>
          </table:table-cell>
          <table:table-cell table:style-name="ce3" table:number-columns-repeated="2"/>
          <table:table-cell table:style-name="ce4" table:number-columns-repeated="22"/>
          <table:table-cell table:number-columns-repeated="997"/>
        </table:table-row>
        <table:table-row table:style-name="ro1">
          <table:table-cell table:style-name="ce1" office:value-type="string" calcext:value-type="string">
            <text:p>IX</text:p>
          </table:table-cell>
          <table:table-cell table:style-name="ce7" office:value-type="string" calcext:value-type="string">
            <text:p>Weather code indicator for the way of observing on a manned or automatic station (1 = manned using code from visual observations, 2,3 = manned and omitted (no significant weather phenomenon, no data), 4 = automatic and recorded (using code from visual observations), 5.6 = automatic and omitted (no significant weather phenomenon, no data), 7 = automatic using code from automatic observations)</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M</text:p>
          </table:table-cell>
          <table:table-cell table:style-name="ce7" office:value-type="string" calcext:value-type="string">
            <text:p>M = Mist 0 = not occurred, 1 = occurred in the previous hour and / or during the observatio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R</text:p>
          </table:table-cell>
          <table:table-cell table:style-name="ce7" office:value-type="string" calcext:value-type="string">
            <text:p>R = Rain 0 = not occurred, 1 = occurred in the previous hour and / or during the observatio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S</text:p>
          </table:table-cell>
          <table:table-cell table:style-name="ce7" office:value-type="string" calcext:value-type="string">
            <text:p>S = Snow 0 = not occurred, 1 = occurred in the previous hour and / or during the observation;</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O</text:p>
          </table:table-cell>
          <table:table-cell table:style-name="ce7" office:value-type="string" calcext:value-type="string">
            <text:p>O = Thunderstorm 0 = not occurred, 1 = has occurred in the previous hour r the current weather or the weather in the last hour. See  http://bibliotheek.knmi</text:p>
            <text:p>.nl/scholierenpdf/weercodes_Nederland</text:p>
          </table:table-cell>
          <table:table-cell table:style-name="ce3" table:number-columns-repeated="3"/>
          <table:table-cell table:style-name="ce4" table:number-columns-repeated="22"/>
          <table:table-cell table:number-columns-repeated="997"/>
        </table:table-row>
        <table:table-row table:style-name="ro1">
          <table:table-cell table:style-name="ce1" office:value-type="string" calcext:value-type="string">
            <text:p>Y</text:p>
          </table:table-cell>
          <table:table-cell table:style-name="ce7" office:value-type="string" calcext:value-type="string">
            <text:p>Y = Ice formation 0 = not occurred, 1 = occurred in the previous hour and / or during the observation;</text:p>
          </table:table-cell>
          <table:table-cell table:style-name="ce3" table:number-columns-repeated="3"/>
          <table:table-cell table:style-name="ce4" table:number-columns-repeated="22"/>
          <table:table-cell table:number-columns-repeated="997"/>
        </table:table-row>
        <table:table-row table:style-name="ro1" table:number-rows-repeated="975">
          <table:table-cell table:style-name="ce2"/>
          <table:table-cell table:style-name="ce4" table:number-columns-repeated="26"/>
          <table:table-cell table:number-columns-repeated="997"/>
        </table:table-row>
        <table:table-row table:style-name="ro2" table:number-rows-repeated="1047574">
          <table:table-cell table:number-columns-repeated="1024"/>
        </table:table-row>
        <table:table-row table:style-name="ro2">
          <table:table-cell table:number-columns-repeated="1024"/>
        </table:table-row>
      </table:table>
      <table:table table:name="Hectopunten" table:style-name="ta4">
        <table:table-column table:style-name="co7" table:default-cell-style-name="Default"/>
        <table:table-column table:style-name="co8" table:visibility="collapse" table:number-columns-repeated="3" table:default-cell-style-name="Default"/>
        <table:table-column table:style-name="co9" table:visibility="collapse"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8" table:default-cell-style-name="Default"/>
        <table:table-column table:style-name="co1" table:number-columns-repeated="1014" table:default-cell-style-name="Default"/>
        <table:table-row table:style-name="ro3">
          <table:table-cell table:style-name="ce10" office:value-type="string" calcext:value-type="string">
            <text:p><text:s/></text:p>
          </table:table-cell>
          <table:table-cell table:style-name="ce17" office:value-type="string" calcext:value-type="string">
            <text:p>G/P</text:p>
          </table:table-cell>
          <table:table-cell table:style-name="ce17" office:value-type="string" calcext:value-type="string">
            <text:p>Non dashed strings</text:p>
          </table:table-cell>
          <table:table-cell table:style-name="ce17" office:value-type="string" calcext:value-type="string">
            <text:p>Separared by abbreviation </text:p>
          </table:table-cell>
          <table:table-cell table:style-name="ce17" office:value-type="string" calcext:value-type="string">
            <text:p>Un-abbreviated <text:span text:style-name="T1">(when possible)</text:span></text:p>
          </table:table-cell>
          <table:table-cell table:style-name="ce17" office:value-type="string" calcext:value-type="string">
            <text:p>Dutch to English<text:span text:style-name="T1"> (GOOGLE)</text:span></text:p>
          </table:table-cell>
          <table:table-cell table:style-name="ce23" office:value-type="string" calcext:value-type="string">
            <text:p>DSSG Interpretation</text:p>
          </table:table-cell>
          <table:table-cell table:style-name="ce28" office:value-type="string" calcext:value-type="string">
            <text:p>Questions</text:p>
          </table:table-cell>
          <table:table-cell table:style-name="ce31" office:value-type="string" calcext:value-type="string">
            <text:p>RWS, CS Research input</text:p>
          </table:table-cell>
          <table:table-cell table:style-name="ce23" office:value-type="string" calcext:value-type="string">
            <text:p>Might be useful for the model </text:p>
          </table:table-cell>
          <table:table-cell table:style-name="ce3" table:number-columns-repeated="21"/>
          <table:table-cell table:number-columns-repeated="993"/>
        </table:table-row>
        <table:table-row table:style-name="ro1">
          <table:table-cell table:style-name="ce11" office:value-type="string" calcext:value-type="string">
            <text:p>id</text:p>
          </table:table-cell>
          <table:table-cell table:style-name="ce18"/>
          <table:table-cell table:style-name="ce18" table:formula="of:=SUBSTITUTE([.A2];&quot;_&quot;;&quot; &quot;)" office:value-type="string" office:string-value="id" calcext:value-type="string">
            <text:p>id</text:p>
          </table:table-cell>
          <table:table-cell table:style-name="ce18" office:value-type="string" calcext:value-type="string">
            <text:p>id</text:p>
          </table:table-cell>
          <table:table-cell table:style-name="ce19"/>
          <table:table-cell table:style-name="ce18" table:formula="of:=IFERROR(__xludf.dummyfunction(&quot;GoogleTranslate(D2, &quot;&quot;nl&quot;&quot;,&quot;&quot;en&quot;&quot;)&quot;);&quot;id&quot;)" office:value-type="string" office:string-value="id" calcext:value-type="string">
            <text:p>id</text:p>
          </table:table-cell>
          <table:table-cell table:style-name="ce3"/>
          <table:table-cell table:style-name="ce29" office:value-type="string" calcext:value-type="string">
            <text:p>ID of what? </text:p>
          </table:table-cell>
          <table:table-cell table:style-name="ce32" office:value-type="string" calcext:value-type="string">
            <text:p>ID generated from wvk_begdat</text:p>
          </table:table-cell>
          <table:table-cell table:style-name="ce3" table:number-columns-repeated="22"/>
          <table:table-cell table:number-columns-repeated="993"/>
        </table:table-row>
        <table:table-row table:style-name="ro1">
          <table:table-cell table:style-name="ce11" office:value-type="string" calcext:value-type="string">
            <text:p>id_jaar</text:p>
          </table:table-cell>
          <table:table-cell table:style-name="ce18"/>
          <table:table-cell table:style-name="ce18" table:formula="of:=SUBSTITUTE([.A3];&quot;_&quot;;&quot; &quot;)" office:value-type="string" office:string-value="id jaar" calcext:value-type="string">
            <text:p>id jaar</text:p>
          </table:table-cell>
          <table:table-cell table:style-name="ce18" office:value-type="string" calcext:value-type="string">
            <text:p>id jaar</text:p>
          </table:table-cell>
          <table:table-cell table:style-name="ce19"/>
          <table:table-cell table:style-name="ce18" table:formula="of:=IFERROR(__xludf.dummyfunction(&quot;GoogleTranslate(D2, &quot;&quot;nl&quot;&quot;,&quot;&quot;en&quot;&quot;)&quot;);&quot;id&quot;)" office:value-type="string" office:string-value="id" calcext:value-type="string">
            <text:p>id</text:p>
          </table:table-cell>
          <table:table-cell table:style-name="ce3" office:value-type="string" calcext:value-type="string">
            <text:p>A combination of year and id</text:p>
          </table:table-cell>
          <table:table-cell table:style-name="ce29" office:value-type="string" calcext:value-type="string">
            <text:p>What do the timestamps mean?</text:p>
          </table:table-cell>
          <table:table-cell table:style-name="ce32" office:value-type="string" calcext:value-type="string">
            <text:p>This is the unique column we can connect on</text:p>
          </table:table-cell>
          <table:table-cell table:style-name="ce3" table:number-columns-repeated="22"/>
          <table:table-cell table:number-columns-repeated="993"/>
        </table:table-row>
        <table:table-row table:style-name="ro1">
          <table:table-cell table:style-name="ce11" office:value-type="string" calcext:value-type="string">
            <text:p>key_jaar</text:p>
          </table:table-cell>
          <table:table-cell table:style-name="ce18"/>
          <table:table-cell table:style-name="ce18" table:formula="of:=SUBSTITUTE([.A4];&quot;_&quot;;&quot; &quot;)" office:value-type="string" office:string-value="key jaar" calcext:value-type="string">
            <text:p>key jaar</text:p>
          </table:table-cell>
          <table:table-cell table:style-name="ce18" office:value-type="string" calcext:value-type="string">
            <text:p>key jaar</text:p>
          </table:table-cell>
          <table:table-cell table:style-name="ce19"/>
          <table:table-cell table:style-name="ce18" table:formula="of:=IFERROR(__xludf.dummyfunction(&quot;GoogleTranslate(D2, &quot;&quot;nl&quot;&quot;,&quot;&quot;en&quot;&quot;)&quot;);&quot;id&quot;)" office:value-type="string" office:string-value="id" calcext:value-type="string">
            <text:p>id</text:p>
          </table:table-cell>
          <table:table-cell table:style-name="ce24" office:value-type="string" calcext:value-type="string">
            <text:p>1.hectopunten.dvk letter || side of the road.year</text:p>
          </table:table-cell>
          <table:table-cell table:style-name="ce29" office:value-type="string" calcext:value-type="string">
            <text:p>What do the timestamps mean?</text:p>
          </table:table-cell>
          <table:table-cell table:style-name="ce32"/>
          <table:table-cell table:style-name="ce35"/>
          <table:table-cell table:style-name="ce3" table:number-columns-repeated="21"/>
          <table:table-cell table:number-columns-repeated="993"/>
        </table:table-row>
        <table:table-row table:style-name="ro1">
          <table:table-cell table:style-name="ce11" office:value-type="string" calcext:value-type="string">
            <text:p>key</text:p>
          </table:table-cell>
          <table:table-cell table:style-name="ce18"/>
          <table:table-cell table:style-name="ce18" table:formula="of:=SUBSTITUTE([.A5];&quot;_&quot;;&quot; &quot;)" office:value-type="string" office:string-value="key" calcext:value-type="string">
            <text:p>key</text:p>
          </table:table-cell>
          <table:table-cell table:style-name="ce18" office:value-type="string" calcext:value-type="string">
            <text:p>key</text:p>
          </table:table-cell>
          <table:table-cell table:style-name="ce19"/>
          <table:table-cell table:style-name="ce18" table:formula="of:=IFERROR(__xludf.dummyfunction(&quot;GoogleTranslate(D2, &quot;&quot;nl&quot;&quot;,&quot;&quot;en&quot;&quot;)&quot;);&quot;id&quot;)" office:value-type="string" office:string-value="id" calcext:value-type="string">
            <text:p>id</text:p>
          </table:table-cell>
          <table:table-cell table:style-name="ce24" office:value-type="string" calcext:value-type="string">
            <text:p>road_number.hectopunten.dvk letter || side of the road</text:p>
          </table:table-cell>
          <table:table-cell table:style-name="ce29"/>
          <table:table-cell/>
          <table:table-cell table:style-name="ce35"/>
          <table:table-cell table:style-name="ce3" table:number-columns-repeated="21"/>
          <table:table-cell table:number-columns-repeated="993"/>
        </table:table-row>
        <table:table-row table:style-name="ro1">
          <table:table-cell table:style-name="ce11" office:value-type="string" calcext:value-type="string">
            <text:p>jaar</text:p>
          </table:table-cell>
          <table:table-cell table:style-name="ce18"/>
          <table:table-cell table:style-name="ce18" table:formula="of:=SUBSTITUTE([.A6];&quot;_&quot;;&quot; &quot;)" office:value-type="string" office:string-value="jaar" calcext:value-type="string">
            <text:p>jaar</text:p>
          </table:table-cell>
          <table:table-cell table:style-name="ce18" office:value-type="string" calcext:value-type="string">
            <text:p>jaar</text:p>
          </table:table-cell>
          <table:table-cell table:style-name="ce19"/>
          <table:table-cell table:style-name="ce18" table:formula="of:=IFERROR(__xludf.dummyfunction(&quot;GoogleTranslate(D2, &quot;&quot;nl&quot;&quot;,&quot;&quot;en&quot;&quot;)&quot;);&quot;id&quot;)" office:value-type="string" office:string-value="id" calcext:value-type="string">
            <text:p>id</text:p>
          </table:table-cell>
          <table:table-cell table:style-name="ce3"/>
          <table:table-cell table:style-name="ce29" office:value-type="string" calcext:value-type="string">
            <text:p>The year of what?</text:p>
          </table:table-cell>
          <table:table-cell table:style-name="ce32" office:value-type="string" calcext:value-type="string">
            <text:p>The time stamp refers to the year that the observation was taken, which would be when the road was activated. Multiple timestamps are provided for a particular hectopunten if construction took place and characteristics of the road changed</text:p>
          </table:table-cell>
          <table:table-cell table:style-name="ce35"/>
          <table:table-cell table:style-name="ce3" table:number-columns-repeated="21"/>
          <table:table-cell table:number-columns-repeated="993"/>
        </table:table-row>
        <table:table-row table:style-name="ro1">
          <table:table-cell table:style-name="ce11" office:value-type="string" calcext:value-type="string">
            <text:p>wvk_id</text:p>
          </table:table-cell>
          <table:table-cell table:style-name="ce18"/>
          <table:table-cell table:style-name="ce18" table:formula="of:=SUBSTITUTE([.A7];&quot;_&quot;;&quot; &quot;)" office:value-type="string" office:string-value="wvk id" calcext:value-type="string">
            <text:p>wvk id</text:p>
          </table:table-cell>
          <table:table-cell table:style-name="ce18" office:value-type="string" calcext:value-type="string">
            <text:p>wvk id</text:p>
          </table:table-cell>
          <table:table-cell table:style-name="ce19" office:value-type="string" calcext:value-type="string">
            <text:p>Wetboek van Koophandel id</text:p>
          </table:table-cell>
          <table:table-cell table:style-name="ce18" table:formula="of:=IFERROR(__xludf.dummyfunction(&quot;GoogleTranslate(E7, &quot;&quot;nl&quot;&quot;,&quot;&quot;en&quot;&quot;)&quot;);&quot;Commercial Code ID&quot;)" office:value-type="string" office:string-value="Commercial Code ID" calcext:value-type="string">
            <text:p>Commercial Code ID</text:p>
          </table:table-cell>
          <table:table-cell table:style-name="ce3" table:formula="of:=IFERROR(__xludf.dummyfunction(&quot;GoogleTranslate(E7, &quot;&quot;nl&quot;&quot;,&quot;&quot;en&quot;&quot;)&quot;);&quot;Commercial Code ID&quot;)" office:value-type="string" office:string-value="Commercial Code ID" calcext:value-type="string">
            <text:p>Commercial Code ID</text:p>
          </table:table-cell>
          <table:table-cell table:style-name="ce29" office:value-type="string" calcext:value-type="string">
            <text:p>What are these commercial codes?</text:p>
          </table:table-cell>
          <table:table-cell table:style-name="ce32" office:value-type="string" calcext:value-type="string">
            <text:p>The wvk is a grouping of a set of hectopuntens, and this grouping is given a unique id. The number of hectopuntens in the wvk varies</text:p>
          </table:table-cell>
          <table:table-cell table:style-name="ce3" table:number-columns-repeated="22"/>
          <table:table-cell table:number-columns-repeated="993"/>
        </table:table-row>
        <table:table-row table:style-name="ro1">
          <table:table-cell table:style-name="ce11" office:value-type="string" calcext:value-type="string">
            <text:p>wvk_begdat</text:p>
          </table:table-cell>
          <table:table-cell table:style-name="ce18" office:value-type="string" calcext:value-type="string">
            <text:p>?</text:p>
          </table:table-cell>
          <table:table-cell table:style-name="ce18" table:formula="of:=SUBSTITUTE([.A8];&quot;_&quot;;&quot; &quot;)" office:value-type="string" office:string-value="wvk begdat" calcext:value-type="string">
            <text:p>wvk begdat</text:p>
          </table:table-cell>
          <table:table-cell table:style-name="ce18" office:value-type="string" calcext:value-type="string">
            <text:p>wvk begdat</text:p>
          </table:table-cell>
          <table:table-cell table:style-name="ce19" office:value-type="string" calcext:value-type="string">
            <text:p>Wetboek van Koophandel begin date</text:p>
          </table:table-cell>
          <table:table-cell table:style-name="ce18" table:formula="of:=IFERROR(__xludf.dummyfunction(&quot;GoogleTranslate(E8, &quot;&quot;nl&quot;&quot;,&quot;&quot;en&quot;&quot;)&quot;);&quot;Commercial Code start date&quot;)" office:value-type="string" office:string-value="Commercial Code start date" calcext:value-type="string">
            <text:p>Commercial Code start date</text:p>
          </table:table-cell>
          <table:table-cell table:style-name="ce3" table:formula="of:=IFERROR(__xludf.dummyfunction(&quot;GoogleTranslate(E8, &quot;&quot;nl&quot;&quot;,&quot;&quot;en&quot;&quot;)&quot;);&quot;Commercial Code start date&quot;)" office:value-type="string" office:string-value="Commercial Code start date" calcext:value-type="string">
            <text:p>Commercial Code start date</text:p>
          </table:table-cell>
          <table:table-cell table:style-name="ce29" office:value-type="string" calcext:value-type="string">
            <text:p>What are these commercial codes?</text:p>
          </table:table-cell>
          <table:table-cell table:style-name="ce32" office:value-type="string" calcext:value-type="string">
            <text:p>ignore</text:p>
          </table:table-cell>
          <table:table-cell table:style-name="ce3" table:number-columns-repeated="22"/>
          <table:table-cell table:number-columns-repeated="993"/>
        </table:table-row>
        <table:table-row table:style-name="ro1">
          <table:table-cell table:style-name="ce12" office:value-type="string" calcext:value-type="string">
            <text:p>hectomtrng</text:p>
          </table:table-cell>
          <table:table-cell table:style-name="ce18"/>
          <table:table-cell table:style-name="ce18" table:formula="of:=SUBSTITUTE([.A9];&quot;_&quot;;&quot; &quot;)" office:value-type="string" office:string-value="hectomtrng" calcext:value-type="string">
            <text:p>hectomtrng</text:p>
          </table:table-cell>
          <table:table-cell table:style-name="ce18" office:value-type="string" calcext:value-type="string">
            <text:p>hectomtr ng</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Hectometer value in hectometers</text:p>
          </table:table-cell>
          <table:table-cell table:style-name="ce29"/>
          <table:table-cell table:style-name="ce32" office:value-type="string" calcext:value-type="string">
            <text:p>ignore</text:p>
          </table:table-cell>
          <table:table-cell table:style-name="ce3" table:number-columns-repeated="22"/>
          <table:table-cell table:number-columns-repeated="993"/>
        </table:table-row>
        <table:table-row table:style-name="ro1">
          <table:table-cell table:style-name="ce11" office:value-type="string" calcext:value-type="string">
            <text:p>hecto</text:p>
          </table:table-cell>
          <table:table-cell table:style-name="ce18"/>
          <table:table-cell table:style-name="ce18" table:formula="of:=SUBSTITUTE([.A10];&quot;_&quot;;&quot; &quot;)" office:value-type="string" office:string-value="hecto" calcext:value-type="string">
            <text:p>hecto</text:p>
          </table:table-cell>
          <table:table-cell table:style-name="ce18" office:value-type="string" calcext:value-type="string">
            <text:p>hecto</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Hectometer value in kilometers (this is what is shown on the side of the road)</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1" office:value-type="string" calcext:value-type="string">
            <text:p>pos_tv_wol</text:p>
          </table:table-cell>
          <table:table-cell table:style-name="ce18"/>
          <table:table-cell table:style-name="ce18" table:formula="of:=SUBSTITUTE([.A11];&quot;_&quot;;&quot; &quot;)" office:value-type="string" office:string-value="pos tv wol" calcext:value-type="string">
            <text:p>pos tv wol</text:p>
          </table:table-cell>
          <table:table-cell table:style-name="ce18" office:value-type="string" calcext:value-type="string">
            <text:p>pos tv wol</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Direction of the road (right or left side)</text:p>
          </table:table-cell>
          <table:table-cell table:style-name="ce29" office:value-type="string" calcext:value-type="string">
            <text:p>Why are some entries null? Does that mean the road has only one direction?</text:p>
          </table:table-cell>
          <table:table-cell table:style-name="ce32" office:value-type="string" calcext:value-type="string">
            <text:p>If null, the road is used for both directions (typically for provincial roads)</text:p>
            <text:p/>
            <text:p>usually means what direction are the cars driving, upwards or downwards. Draws a fictional line/arrow in the middle of the road, direction of arrow is assigned with reference to Amsterdam. If pos_tv_wol is right then the cars are going in the direction of the line, if left they are going left. </text:p>
          </table:table-cell>
          <table:table-cell table:style-name="ce35"/>
          <table:table-cell table:style-name="ce3" table:number-columns-repeated="21"/>
          <table:table-cell table:number-columns-repeated="993"/>
        </table:table-row>
        <table:table-row table:style-name="ro1">
          <table:table-cell table:style-name="ce11" office:value-type="string" calcext:value-type="string">
            <text:p>dvk_letter</text:p>
          </table:table-cell>
          <table:table-cell table:style-name="ce18" office:value-type="string" calcext:value-type="string">
            <text:p>type of letter - when it's null it's the main carriage way</text:p>
          </table:table-cell>
          <table:table-cell table:style-name="ce18" table:formula="of:=SUBSTITUTE([.A12];&quot;_&quot;;&quot; &quot;)" office:value-type="string" office:string-value="dvk letter" calcext:value-type="string">
            <text:p>dvk letter</text:p>
          </table:table-cell>
          <table:table-cell table:style-name="ce18" office:value-type="string" calcext:value-type="string">
            <text:p>dvk letter</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Type of road (e.g. carriageway, side road)</text:p>
          </table:table-cell>
          <table:table-cell table:style-name="ce29" office:value-type="string" calcext:value-type="string">
            <text:p>What do the different letters signify?</text:p>
          </table:table-cell>
          <table:table-cell table:style-name="ce6" office:value-type="string" calcext:value-type="string">
            <text:p>seems somewhat random how letters for dvk are assigned. just use the same dvk letter to link ramp hectopuntens</text:p>
          </table:table-cell>
          <table:table-cell table:style-name="ce35"/>
          <table:table-cell table:style-name="ce3" table:number-columns-repeated="21"/>
          <table:table-cell table:number-columns-repeated="993"/>
        </table:table-row>
        <table:table-row table:style-name="ro1">
          <table:table-cell table:style-name="ce11" office:value-type="string" calcext:value-type="string">
            <text:p>afstand</text:p>
          </table:table-cell>
          <table:table-cell table:style-name="ce18" office:value-type="string" calcext:value-type="string">
            <text:p>distance from the beginning of the road</text:p>
          </table:table-cell>
          <table:table-cell table:style-name="ce18" table:formula="of:=SUBSTITUTE([.A13];&quot;_&quot;;&quot; &quot;)" office:value-type="string" office:string-value="afstand" calcext:value-type="string">
            <text:p>afstand</text:p>
          </table:table-cell>
          <table:table-cell table:style-name="ce18" office:value-type="string" calcext:value-type="string">
            <text:p>afstand</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Distance</text:p>
          </table:table-cell>
          <table:table-cell table:style-name="ce29" office:value-type="string" calcext:value-type="string">
            <text:p>Distance from what?</text:p>
          </table:table-cell>
          <table:table-cell table:style-name="ce32" office:value-type="string" calcext:value-type="string">
            <text:p>the distance from the beginning of the road, or beginning of the road section. Sometimes used to match other datasets that have this distance column</text:p>
          </table:table-cell>
          <table:table-cell table:style-name="ce3" table:number-columns-repeated="22"/>
          <table:table-cell table:number-columns-repeated="993"/>
        </table:table-row>
        <table:table-row table:style-name="ro1">
          <table:table-cell table:style-name="ce11" office:value-type="string" calcext:value-type="string">
            <text:p>coords_x1</text:p>
          </table:table-cell>
          <table:table-cell table:style-name="ce18"/>
          <table:table-cell table:style-name="ce18" table:formula="of:=SUBSTITUTE([.A14];&quot;_&quot;;&quot; &quot;)" office:value-type="string" office:string-value="coords x1" calcext:value-type="string">
            <text:p>coords x1</text:p>
          </table:table-cell>
          <table:table-cell table:style-name="ce18" office:value-type="string" calcext:value-type="string">
            <text:p>coords x1</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Longitude</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1" office:value-type="string" calcext:value-type="string">
            <text:p>coords_x2</text:p>
          </table:table-cell>
          <table:table-cell table:style-name="ce18"/>
          <table:table-cell table:style-name="ce18" table:formula="of:=SUBSTITUTE([.A15];&quot;_&quot;;&quot; &quot;)" office:value-type="string" office:string-value="coords x2" calcext:value-type="string">
            <text:p>coords x2</text:p>
          </table:table-cell>
          <table:table-cell table:style-name="ce18" office:value-type="string" calcext:value-type="string">
            <text:p>coords x2</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Latitude</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1" office:value-type="string" calcext:value-type="string">
            <text:p>pos_tv_wol_orig</text:p>
          </table:table-cell>
          <table:table-cell table:style-name="ce18" office:value-type="string" calcext:value-type="string">
            <text:p>direction</text:p>
          </table:table-cell>
          <table:table-cell table:style-name="ce18" table:formula="of:=SUBSTITUTE([.A16];&quot;_&quot;;&quot; &quot;)" office:value-type="string" office:string-value="pos tv wol orig" calcext:value-type="string">
            <text:p>pos tv wol orig</text:p>
          </table:table-cell>
          <table:table-cell table:style-name="ce18" office:value-type="string" calcext:value-type="string">
            <text:p>pos tv wol orig</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direction</text:p>
          </table:table-cell>
          <table:table-cell table:style-name="ce29" office:value-type="string" calcext:value-type="string">
            <text:p>What do M stand for? Does the R and L correspond to the columns of pos_tv_wol? What is the difference between these two columns? </text:p>
          </table:table-cell>
          <table:table-cell table:style-name="ce32" office:value-type="string" calcext:value-type="string">
            <text:p>M corresponds to null in the pos_tv_wol column</text:p>
          </table:table-cell>
          <table:table-cell table:style-name="ce3" table:number-columns-repeated="22"/>
          <table:table-cell table:number-columns-repeated="993"/>
        </table:table-row>
        <table:table-row table:style-name="ro1">
          <table:table-cell table:style-name="ce11" office:value-type="string" calcext:value-type="string">
            <text:p>jte_id_beg</text:p>
          </table:table-cell>
          <table:table-cell table:style-name="ce18" office:value-type="string" calcext:value-type="string">
            <text:p>?</text:p>
          </table:table-cell>
          <table:table-cell table:style-name="ce18" table:formula="of:=SUBSTITUTE([.A17];&quot;_&quot;;&quot; &quot;)" office:value-type="string" office:string-value="jte id beg" calcext:value-type="string">
            <text:p>jte id beg</text:p>
          </table:table-cell>
          <table:table-cell table:style-name="ce18" office:value-type="string" calcext:value-type="string">
            <text:p>jte id begin</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Unique ID of a junction beginning</text:p>
          </table:table-cell>
          <table:table-cell table:style-name="ce29" office:value-type="string" calcext:value-type="string">
            <text:p>What do we link it to? What does the ID signify?</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jte_id_end</text:p>
          </table:table-cell>
          <table:table-cell table:style-name="ce18" office:value-type="string" calcext:value-type="string">
            <text:p>?</text:p>
          </table:table-cell>
          <table:table-cell table:style-name="ce18" table:formula="of:=SUBSTITUTE([.A18];&quot;_&quot;;&quot; &quot;)" office:value-type="string" office:string-value="jte id end" calcext:value-type="string">
            <text:p>jte id end</text:p>
          </table:table-cell>
          <table:table-cell table:style-name="ce18" office:value-type="string" calcext:value-type="string">
            <text:p>jte id end</text:p>
          </table:table-cell>
          <table:table-cell table:style-name="ce19"/>
          <table:table-cell table:style-name="ce18" table:formula="of:=IFERROR(__xludf.dummyfunction(&quot;GoogleTranslate(D9, &quot;&quot;nl&quot;&quot;,&quot;&quot;en&quot;&quot;)&quot;);&quot;hectomtr ng&quot;)" office:value-type="string" office:string-value="hectomtr ng" calcext:value-type="string">
            <text:p>hectomtr ng</text:p>
          </table:table-cell>
          <table:table-cell table:style-name="ce3" office:value-type="string" calcext:value-type="string">
            <text:p>Unique ID of a junction end</text:p>
          </table:table-cell>
          <table:table-cell table:style-name="ce29" office:value-type="string" calcext:value-type="string">
            <text:p>What do we link it to? <text:s/>What does the ID signify?</text:p>
          </table:table-cell>
          <table:table-cell table:style-name="ce32"/>
          <table:table-cell table:style-name="ce3" table:number-columns-repeated="22"/>
          <table:table-cell table:number-columns-repeated="993"/>
        </table:table-row>
        <table:table-row table:style-name="ro1">
          <table:table-cell table:style-name="ce12" office:value-type="string" calcext:value-type="string">
            <text:p>wegbehsrt</text:p>
          </table:table-cell>
          <table:table-cell table:style-name="ce18" office:value-type="string" calcext:value-type="string">
            <text:p>?</text:p>
          </table:table-cell>
          <table:table-cell table:style-name="ce18" table:formula="of:=SUBSTITUTE([.A19];&quot;_&quot;;&quot; &quot;)" office:value-type="string" office:string-value="wegbehsrt" calcext:value-type="string">
            <text:p>wegbehsrt</text:p>
          </table:table-cell>
          <table:table-cell table:style-name="ce18" office:value-type="string" calcext:value-type="string">
            <text:p>wegbeh srt</text:p>
          </table:table-cell>
          <table:table-cell table:style-name="ce19" office:value-type="string" calcext:value-type="string">
            <text:p>Wegbeheerders straat</text:p>
          </table:table-cell>
          <table:table-cell table:style-name="ce18" table:formula="of:=IFERROR(__xludf.dummyfunction(&quot;GoogleTranslate(E19, &quot;&quot;nl&quot;&quot;,&quot;&quot;en&quot;&quot;)&quot;);&quot;road authorities street&quot;)" office:value-type="string" office:string-value="road authorities street" calcext:value-type="string">
            <text:p>road authorities street</text:p>
          </table:table-cell>
          <table:table-cell table:style-name="ce3" office:value-type="string" calcext:value-type="string">
            <text:p>JUNK</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wegnummer</text:p>
          </table:table-cell>
          <table:table-cell table:style-name="ce18" office:value-type="string" calcext:value-type="string">
            <text:p>A1 or A2 and so on.</text:p>
          </table:table-cell>
          <table:table-cell table:style-name="ce18" table:formula="of:=SUBSTITUTE([.A20];&quot;_&quot;;&quot; &quot;)" office:value-type="string" office:string-value="wegnummer" calcext:value-type="string">
            <text:p>wegnummer</text:p>
          </table:table-cell>
          <table:table-cell table:style-name="ce18" office:value-type="string" calcext:value-type="string">
            <text:p>weg nummer</text:p>
          </table:table-cell>
          <table:table-cell table:style-name="ce19"/>
          <table:table-cell table:style-name="ce18" table:formula="of:=IFERROR(__xludf.dummyfunction(&quot;GoogleTranslate(D20, &quot;&quot;nl&quot;&quot;,&quot;&quot;en&quot;&quot;)&quot;);&quot;road number&quot;)" office:value-type="string" office:string-value="road number" calcext:value-type="string">
            <text:p>road number</text:p>
          </table:table-cell>
          <table:table-cell table:style-name="ce3" office:value-type="string" calcext:value-type="string">
            <text:p>Road number <text:s/>(we will need to clean this up)</text:p>
          </table:table-cell>
          <table:table-cell table:style-name="ce29" office:value-type="string" calcext:value-type="string">
            <text:p>Some roads have hashtags included in the name (e.g. ##008), is this significant? There is a road called 007 and another called ##007, is there a difference between them?</text:p>
          </table:table-cell>
          <table:table-cell table:style-name="ce32" office:value-type="string" calcext:value-type="string">
            <text:p>We should convert it into an integer</text:p>
          </table:table-cell>
          <table:table-cell table:style-name="ce35"/>
          <table:table-cell table:style-name="ce3" table:number-columns-repeated="21"/>
          <table:table-cell table:number-columns-repeated="993"/>
        </table:table-row>
        <table:table-row table:style-name="ro1">
          <table:table-cell table:style-name="ce12" office:value-type="string" calcext:value-type="string">
            <text:p>wegdeelltr</text:p>
          </table:table-cell>
          <table:table-cell table:style-name="ce18"/>
          <table:table-cell table:style-name="ce18" table:formula="of:=SUBSTITUTE([.A21];&quot;_&quot;;&quot; &quot;)" office:value-type="string" office:string-value="wegdeelltr" calcext:value-type="string">
            <text:p>wegdeelltr</text:p>
          </table:table-cell>
          <table:table-cell table:style-name="ce18" office:value-type="string" calcext:value-type="string">
            <text:p>wegdeel ltr</text:p>
          </table:table-cell>
          <table:table-cell table:style-name="ce19" office:value-type="string" calcext:value-type="string">
            <text:p>wegdeel letter</text:p>
          </table:table-cell>
          <table:table-cell table:style-name="ce18" table:formula="of:=IFERROR(__xludf.dummyfunction(&quot;GoogleTranslate(E21, &quot;&quot;nl&quot;&quot;,&quot;&quot;en&quot;&quot;)&quot;);&quot;road section letter&quot;)" office:value-type="string" office:string-value="road section letter" calcext:value-type="string">
            <text:p>road section letter</text:p>
          </table:table-cell>
          <table:table-cell table:style-name="ce3" office:value-type="string" calcext:value-type="string">
            <text:p>categorical (C,B,R)</text:p>
          </table:table-cell>
          <table:table-cell table:style-name="ce29" office:value-type="string" calcext:value-type="string">
            <text:p>What do these categories stand for?</text:p>
          </table:table-cell>
          <table:table-cell table:style-name="ce32" office:value-type="string" calcext:value-type="string">
            <text:p>ignore</text:p>
          </table:table-cell>
          <table:table-cell/>
          <table:table-cell table:style-name="ce3" table:number-columns-repeated="21"/>
          <table:table-cell table:number-columns-repeated="993"/>
        </table:table-row>
        <table:table-row table:style-name="ro1">
          <table:table-cell table:style-name="ce12" office:value-type="string" calcext:value-type="string">
            <text:p>rpe_code</text:p>
          </table:table-cell>
          <table:table-cell table:style-name="ce18"/>
          <table:table-cell table:style-name="ce18" table:formula="of:=SUBSTITUTE([.A22];&quot;_&quot;;&quot; &quot;)" office:value-type="string" office:string-value="rpe code" calcext:value-type="string">
            <text:p>rpe code</text:p>
          </table:table-cell>
          <table:table-cell table:style-name="ce18" office:value-type="string" calcext:value-type="string">
            <text:p>rpe code</text:p>
          </table:table-cell>
          <table:table-cell table:style-name="ce19"/>
          <table:table-cell table:style-name="ce18" table:formula="of:=IFERROR(__xludf.dummyfunction(&quot;GoogleTranslate(D22, &quot;&quot;nl&quot;&quot;,&quot;&quot;en&quot;&quot;)&quot;);&quot;rpe code&quot;)" office:value-type="string" office:string-value="rpe code" calcext:value-type="string">
            <text:p>rpe code</text:p>
          </table:table-cell>
          <table:table-cell table:style-name="ce3" office:value-type="string" calcext:value-type="string">
            <text:p>Unique identification of a relative position</text:p>
          </table:table-cell>
          <table:table-cell table:style-name="ce29" office:value-type="string" calcext:value-type="string">
            <text:p>Relative to what?</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bst_code</text:p>
          </table:table-cell>
          <table:table-cell table:style-name="ce18"/>
          <table:table-cell table:style-name="ce18" table:formula="of:=SUBSTITUTE([.A23];&quot;_&quot;;&quot; &quot;)" office:value-type="string" office:string-value="bst code" calcext:value-type="string">
            <text:p>bst code</text:p>
          </table:table-cell>
          <table:table-cell table:style-name="ce18" office:value-type="string" calcext:value-type="string">
            <text:p>bst code</text:p>
          </table:table-cell>
          <table:table-cell table:style-name="ce19"/>
          <table:table-cell table:style-name="ce18" table:formula="of:=IFERROR(__xludf.dummyfunction(&quot;GoogleTranslate(D22, &quot;&quot;nl&quot;&quot;,&quot;&quot;en&quot;&quot;)&quot;);&quot;rpe code&quot;)" office:value-type="string" office:string-value="rpe code" calcext:value-type="string">
            <text:p>rpe code</text:p>
          </table:table-cell>
          <table:table-cell table:style-name="ce3" office:value-type="string" calcext:value-type="string">
            <text:p>Code for sub-catergories of roads/carriageways</text:p>
          </table:table-cell>
          <table:table-cell table:style-name="ce29"/>
          <table:table-cell table:style-name="ce32" office:value-type="string" calcext:value-type="string">
            <text:p>code fo sub categories of roads/carriageways. Is there any exit or parking place. hr = main road</text:p>
          </table:table-cell>
          <table:table-cell table:style-name="ce35" office:value-type="string" calcext:value-type="string">
            <text:p>***hr=main road</text:p>
          </table:table-cell>
          <table:table-cell table:style-name="ce3" table:number-columns-repeated="21"/>
          <table:table-cell table:number-columns-repeated="993"/>
        </table:table-row>
        <table:table-row table:style-name="ro1">
          <table:table-cell table:style-name="ce11" office:value-type="string" calcext:value-type="string">
            <text:p>admrichtng</text:p>
          </table:table-cell>
          <table:table-cell table:style-name="ce18"/>
          <table:table-cell table:style-name="ce18" table:formula="of:=SUBSTITUTE([.A24];&quot;_&quot;;&quot; &quot;)" office:value-type="string" office:string-value="admrichtng" calcext:value-type="string">
            <text:p>admrichtng</text:p>
          </table:table-cell>
          <table:table-cell table:style-name="ce18" office:value-type="string" calcext:value-type="string">
            <text:p>admrichtng</text:p>
          </table:table-cell>
          <table:table-cell table:style-name="ce20" office:value-type="string" calcext:value-type="string">
            <text:p>amsterdam richting</text:p>
          </table:table-cell>
          <table:table-cell table:style-name="ce18" table:formula="of:=IFERROR(__xludf.dummyfunction(&quot;GoogleTranslate(E24, &quot;&quot;nl&quot;&quot;,&quot;&quot;en&quot;&quot;)&quot;);&quot;Amsterdam direction&quot;)" office:value-type="string" office:string-value="Amsterdam direction" calcext:value-type="string">
            <text:p>Amsterdam direction</text:p>
          </table:table-cell>
          <table:table-cell table:style-name="ce3"/>
          <table:table-cell table:style-name="ce29" office:value-type="string" calcext:value-type="string">
            <text:p>Does this indicate direction (maybe left and right) from the perspective of Amsterdam?</text:p>
          </table:table-cell>
          <table:table-cell table:style-name="ce32"/>
          <table:table-cell table:style-name="ce35"/>
          <table:table-cell table:style-name="ce3" table:number-columns-repeated="21"/>
          <table:table-cell table:number-columns-repeated="993"/>
        </table:table-row>
        <table:table-row table:style-name="ro1">
          <table:table-cell table:style-name="ce11" office:value-type="string" calcext:value-type="string">
            <text:p>rijrichtng</text:p>
          </table:table-cell>
          <table:table-cell table:style-name="ce18"/>
          <table:table-cell table:style-name="ce18" table:formula="of:=SUBSTITUTE([.A25];&quot;_&quot;;&quot; &quot;)" office:value-type="string" office:string-value="rijrichtng" calcext:value-type="string">
            <text:p>rijrichtng</text:p>
          </table:table-cell>
          <table:table-cell table:style-name="ce18" office:value-type="string" calcext:value-type="string">
            <text:p>rijrichtng</text:p>
          </table:table-cell>
          <table:table-cell table:style-name="ce19" office:value-type="string" calcext:value-type="string">
            <text:p>rijrichting</text:p>
          </table:table-cell>
          <table:table-cell table:style-name="ce18" table:formula="of:=IFERROR(__xludf.dummyfunction(&quot;GoogleTranslate(E24, &quot;&quot;nl&quot;&quot;,&quot;&quot;en&quot;&quot;)&quot;);&quot;Amsterdam direction&quot;)" office:value-type="string" office:string-value="Amsterdam direction" calcext:value-type="string">
            <text:p>Amsterdam direction</text:p>
          </table:table-cell>
          <table:table-cell table:style-name="ce3" office:value-type="string" calcext:value-type="string">
            <text:p>Direction </text:p>
          </table:table-cell>
          <table:table-cell table:style-name="ce29" office:value-type="string" calcext:value-type="string">
            <text:p>H, T, NULL (What do these stand for)? <text:s/>(same as above)</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stt_naam</text:p>
          </table:table-cell>
          <table:table-cell table:style-name="ce18" office:value-type="string" calcext:value-type="string">
            <text:p>name of the street</text:p>
          </table:table-cell>
          <table:table-cell table:style-name="ce18" table:formula="of:=SUBSTITUTE([.A26];&quot;_&quot;;&quot; &quot;)" office:value-type="string" office:string-value="stt naam" calcext:value-type="string">
            <text:p>stt naam</text:p>
          </table:table-cell>
          <table:table-cell table:style-name="ce18" office:value-type="string" calcext:value-type="string">
            <text:p>stt naam</text:p>
          </table:table-cell>
          <table:table-cell table:style-name="ce19" office:value-type="string" calcext:value-type="string">
            <text:p>staat naam</text:p>
          </table:table-cell>
          <table:table-cell table:style-name="ce18" table:formula="of:=IFERROR(__xludf.dummyfunction(&quot;GoogleTranslate(E24, &quot;&quot;nl&quot;&quot;,&quot;&quot;en&quot;&quot;)&quot;);&quot;Amsterdam direction&quot;)" office:value-type="string" office:string-value="Amsterdam direction" calcext:value-type="string">
            <text:p>Amsterdam direction</text:p>
          </table:table-cell>
          <table:table-cell table:style-name="ce3" office:value-type="string" calcext:value-type="string">
            <text:p>Street name</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wpsnaamnen</text:p>
          </table:table-cell>
          <table:table-cell table:style-name="ce18"/>
          <table:table-cell table:style-name="ce18" table:formula="of:=SUBSTITUTE([.A27];&quot;_&quot;;&quot; &quot;)" office:value-type="string" office:string-value="wpsnaamnen" calcext:value-type="string">
            <text:p>wpsnaamnen</text:p>
          </table:table-cell>
          <table:table-cell table:style-name="ce18" office:value-type="string" calcext:value-type="string">
            <text:p>wpsnaamnen</text:p>
          </table:table-cell>
          <table:table-cell table:style-name="ce19"/>
          <table:table-cell table:style-name="ce18" table:formula="of:=IFERROR(__xludf.dummyfunction(&quot;GoogleTranslate(D27, &quot;&quot;nl&quot;&quot;,&quot;&quot;en&quot;&quot;)&quot;);&quot;wpsnaamnen&quot;)" office:value-type="string" office:string-value="wpsnaamnen" calcext:value-type="string">
            <text:p>wpsnaamnen</text:p>
          </table:table-cell>
          <table:table-cell table:style-name="ce3" office:value-type="string" calcext:value-type="string">
            <text:p>Location names </text:p>
          </table:table-cell>
          <table:table-cell table:style-name="ce29" office:value-type="string" calcext:value-type="string">
            <text:p>This is the city right?</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gme_id</text:p>
          </table:table-cell>
          <table:table-cell table:style-name="ce18"/>
          <table:table-cell table:style-name="ce18" table:formula="of:=SUBSTITUTE([.A28];&quot;_&quot;;&quot; &quot;)" office:value-type="string" office:string-value="gme id" calcext:value-type="string">
            <text:p>gme id</text:p>
          </table:table-cell>
          <table:table-cell table:style-name="ce18" office:value-type="string" calcext:value-type="string">
            <text:p>gme id</text:p>
          </table:table-cell>
          <table:table-cell table:style-name="ce19"/>
          <table:table-cell table:style-name="ce18" table:formula="of:=IFERROR(__xludf.dummyfunction(&quot;GoogleTranslate(D27, &quot;&quot;nl&quot;&quot;,&quot;&quot;en&quot;&quot;)&quot;);&quot;wpsnaamnen&quot;)" office:value-type="string" office:string-value="wpsnaamnen" calcext:value-type="string">
            <text:p>wpsnaamnen</text:p>
          </table:table-cell>
          <table:table-cell table:style-name="ce3" office:value-type="string" calcext:value-type="string">
            <text:p>unique id of each community</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gme_naam</text:p>
          </table:table-cell>
          <table:table-cell table:style-name="ce18"/>
          <table:table-cell table:style-name="ce18" table:formula="of:=SUBSTITUTE([.A29];&quot;_&quot;;&quot; &quot;)" office:value-type="string" office:string-value="gme naam" calcext:value-type="string">
            <text:p>gme naam</text:p>
          </table:table-cell>
          <table:table-cell table:style-name="ce18" office:value-type="string" calcext:value-type="string">
            <text:p>gme naam</text:p>
          </table:table-cell>
          <table:table-cell table:style-name="ce19" office:value-type="string" calcext:value-type="string">
            <text:p>gemeenschap naam</text:p>
          </table:table-cell>
          <table:table-cell table:style-name="ce18" table:formula="of:=IFERROR(__xludf.dummyfunction(&quot;GoogleTranslate(E29, &quot;&quot;nl&quot;&quot;,&quot;&quot;en&quot;&quot;)&quot;);&quot;community name&quot;)" office:value-type="string" office:string-value="community name" calcext:value-type="string">
            <text:p>community name</text:p>
          </table:table-cell>
          <table:table-cell table:style-name="ce3" office:value-type="string" calcext:value-type="string">
            <text:p>name of the municipality</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hnrstrlnks</text:p>
          </table:table-cell>
          <table:table-cell table:style-name="ce18"/>
          <table:table-cell table:style-name="ce18" table:formula="of:=SUBSTITUTE([.A30];&quot;_&quot;;&quot; &quot;)" office:value-type="string" office:string-value="hnrstrlnks" calcext:value-type="string">
            <text:p>hnrstrlnks</text:p>
          </table:table-cell>
          <table:table-cell table:style-name="ce18" office:value-type="string" calcext:value-type="string">
            <text:p>hnr str lnks</text:p>
          </table:table-cell>
          <table:table-cell table:style-name="ce18" office:value-type="string" calcext:value-type="string">
            <text:p>hnr straat links</text:p>
          </table:table-cell>
          <table:table-cell table:style-name="ce18" table:formula="of:=IFERROR(__xludf.dummyfunction(&quot;GoogleTranslate(E29, &quot;&quot;nl&quot;&quot;,&quot;&quot;en&quot;&quot;)&quot;);&quot;community name&quot;)" office:value-type="string" office:string-value="community name" calcext:value-type="string">
            <text:p>community name</text:p>
          </table:table-cell>
          <table:table-cell table:style-name="ce3" office:value-type="string" calcext:value-type="string">
            <text:p>An indication of whether house numbers are present on the left side of the road and, if so, whether the even or odd, or a combination of both</text:p>
          </table:table-cell>
          <table:table-cell table:style-name="ce29" office:value-type="string" calcext:value-type="string">
            <text:p>What are these categories (B, N, O, NULL, E)</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hnrstrrhts</text:p>
          </table:table-cell>
          <table:table-cell table:style-name="ce18"/>
          <table:table-cell table:style-name="ce18" table:formula="of:=SUBSTITUTE([.A31];&quot;_&quot;;&quot; &quot;)" office:value-type="string" office:string-value="hnrstrrhts" calcext:value-type="string">
            <text:p>hnrstrrhts</text:p>
          </table:table-cell>
          <table:table-cell table:style-name="ce18" office:value-type="string" calcext:value-type="string">
            <text:p>hnr str rhts</text:p>
          </table:table-cell>
          <table:table-cell table:style-name="ce21" office:value-type="string" calcext:value-type="string">
            <text:p>hnr straat rechts</text:p>
          </table:table-cell>
          <table:table-cell table:style-name="ce18" table:formula="of:=IFERROR(__xludf.dummyfunction(&quot;GoogleTranslate(E29, &quot;&quot;nl&quot;&quot;,&quot;&quot;en&quot;&quot;)&quot;);&quot;community name&quot;)" office:value-type="string" office:string-value="community name" calcext:value-type="string">
            <text:p>community name</text:p>
          </table:table-cell>
          <table:table-cell table:style-name="ce3" office:value-type="string" calcext:value-type="string">
            <text:p>An indication of whether house numbers are present on the right side of the road and, if so, whether the even or odd, or a combination of both</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e_hnr_lnks</text:p>
          </table:table-cell>
          <table:table-cell table:style-name="ce18"/>
          <table:table-cell table:style-name="ce18" table:formula="of:=SUBSTITUTE([.A32];&quot;_&quot;;&quot; &quot;)" office:value-type="string" office:string-value="e hnr lnks" calcext:value-type="string">
            <text:p>e hnr lnks</text:p>
          </table:table-cell>
          <table:table-cell table:style-name="ce18" office:value-type="string" calcext:value-type="string">
            <text:p>e hnr lnks</text:p>
          </table:table-cell>
          <table:table-cell table:style-name="ce19"/>
          <table:table-cell table:style-name="ce18" table:formula="of:=IFERROR(__xludf.dummyfunction(&quot;GoogleTranslate(D32, &quot;&quot;nl&quot;&quot;,&quot;&quot;en&quot;&quot;)&quot;);&quot;e hnr LEFT&quot;)" office:value-type="string" office:string-value="e hnr LEFT" calcext:value-type="string">
            <text:p>e hnr LEFT</text:p>
          </table:table-cell>
          <table:table-cell table:style-name="ce3" office:value-type="string" calcext:value-type="string">
            <text:p>first number located on the leftside of the road section</text:p>
          </table:table-cell>
          <table:table-cell table:style-name="ce29" office:value-type="string" calcext:value-type="string">
            <text:p>What do these mean?</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e_hnr_rhts</text:p>
          </table:table-cell>
          <table:table-cell table:style-name="ce18"/>
          <table:table-cell table:style-name="ce18" table:formula="of:=SUBSTITUTE([.A33];&quot;_&quot;;&quot; &quot;)" office:value-type="string" office:string-value="e hnr rhts" calcext:value-type="string">
            <text:p>e hnr rhts</text:p>
          </table:table-cell>
          <table:table-cell table:style-name="ce18" office:value-type="string" calcext:value-type="string">
            <text:p>e hnr rhts</text:p>
          </table:table-cell>
          <table:table-cell table:style-name="ce19" office:value-type="string" calcext:value-type="string">
            <text:p>e hnr rechts</text:p>
          </table:table-cell>
          <table:table-cell table:style-name="ce18" table:formula="of:=IFERROR(__xludf.dummyfunction(&quot;GoogleTranslate(E33, &quot;&quot;nl&quot;&quot;,&quot;&quot;en&quot;&quot;)&quot;);&quot;e hnr right&quot;)" office:value-type="string" office:string-value="e hnr right" calcext:value-type="string">
            <text:p>e hnr right</text:p>
          </table:table-cell>
          <table:table-cell table:style-name="ce3" office:value-type="string" calcext:value-type="string">
            <text:p>first number located on the rightside of the road section</text:p>
          </table:table-cell>
          <table:table-cell table:style-name="ce29" office:value-type="string" calcext:value-type="string">
            <text:p>What do these mean?</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l_hnr_lnks</text:p>
          </table:table-cell>
          <table:table-cell table:style-name="ce18"/>
          <table:table-cell table:style-name="ce18" table:formula="of:=SUBSTITUTE([.A34];&quot;_&quot;;&quot; &quot;)" office:value-type="string" office:string-value="l hnr lnks" calcext:value-type="string">
            <text:p>l hnr lnks</text:p>
          </table:table-cell>
          <table:table-cell table:style-name="ce18" office:value-type="string" calcext:value-type="string">
            <text:p>l hnr lnks</text:p>
          </table:table-cell>
          <table:table-cell table:style-name="ce19"/>
          <table:table-cell table:style-name="ce18" table:formula="of:=IFERROR(__xludf.dummyfunction(&quot;GoogleTranslate(D34, &quot;&quot;nl&quot;&quot;,&quot;&quot;en&quot;&quot;)&quot;);&quot;l hnr LEFT&quot;)" office:value-type="string" office:string-value="l hnr LEFT" calcext:value-type="string">
            <text:p>l hnr LEFT</text:p>
          </table:table-cell>
          <table:table-cell table:style-name="ce3" office:value-type="string" calcext:value-type="string">
            <text:p>Last number located on the left of a road section</text:p>
          </table:table-cell>
          <table:table-cell table:style-name="ce29" office:value-type="string" calcext:value-type="string">
            <text:p>What do these mean?</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l_hnr_rhts</text:p>
          </table:table-cell>
          <table:table-cell table:style-name="ce18"/>
          <table:table-cell table:style-name="ce18" table:formula="of:=SUBSTITUTE([.A35];&quot;_&quot;;&quot; &quot;)" office:value-type="string" office:string-value="l hnr rhts" calcext:value-type="string">
            <text:p>l hnr rhts</text:p>
          </table:table-cell>
          <table:table-cell table:style-name="ce18" office:value-type="string" calcext:value-type="string">
            <text:p>l hnr rhts</text:p>
          </table:table-cell>
          <table:table-cell table:style-name="ce19" office:value-type="string" calcext:value-type="string">
            <text:p>l hnr rechts </text:p>
          </table:table-cell>
          <table:table-cell table:style-name="ce18" table:formula="of:=IFERROR(__xludf.dummyfunction(&quot;GoogleTranslate(E35, &quot;&quot;nl&quot;&quot;,&quot;&quot;en&quot;&quot;)&quot;);&quot;l to the right hnr&quot;)" office:value-type="string" office:string-value="l to the right hnr" calcext:value-type="string">
            <text:p>l to the right hnr</text:p>
          </table:table-cell>
          <table:table-cell table:style-name="ce3" office:value-type="string" calcext:value-type="string">
            <text:p>Last number located on the right of a road section</text:p>
          </table:table-cell>
          <table:table-cell table:style-name="ce29" office:value-type="string" calcext:value-type="string">
            <text:p>What do these mean?</text:p>
          </table: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begafstand</text:p>
          </table:table-cell>
          <table:table-cell table:style-name="ce18"/>
          <table:table-cell table:style-name="ce18" table:formula="of:=SUBSTITUTE([.A36];&quot;_&quot;;&quot; &quot;)" office:value-type="string" office:string-value="begafstand" calcext:value-type="string">
            <text:p>begafstand</text:p>
          </table:table-cell>
          <table:table-cell table:style-name="ce18" office:value-type="string" calcext:value-type="string">
            <text:p>beg afstand</text:p>
          </table:table-cell>
          <table:table-cell table:style-name="ce19" office:value-type="string" calcext:value-type="string">
            <text:p>begin afstand</text:p>
          </table:table-cell>
          <table:table-cell table:style-name="ce18" table:formula="of:=IFERROR(__xludf.dummyfunction(&quot;GoogleTranslate(E35, &quot;&quot;nl&quot;&quot;,&quot;&quot;en&quot;&quot;)&quot;);&quot;l to the right hnr&quot;)" office:value-type="string" office:string-value="l to the right hnr" calcext:value-type="string">
            <text:p>l to the right hnr</text:p>
          </table:table-cell>
          <table:table-cell table:style-name="ce3" office:value-type="string" calcext:value-type="string">
            <text:p>numerical </text:p>
          </table:table-cell>
          <table:table-cell table:style-name="ce29" office:value-type="string" calcext:value-type="string">
            <text:p>Distance of what? (185 - 0) What do they mean?</text:p>
          </table:table-cell>
          <table:table-cell table:style-name="ce33" office:value-type="string" calcext:value-type="string">
            <text:p>we can use this col to find a common path</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endafstand</text:p>
          </table:table-cell>
          <table:table-cell table:style-name="ce18"/>
          <table:table-cell table:style-name="ce18" table:formula="of:=SUBSTITUTE([.A37];&quot;_&quot;;&quot; &quot;)" office:value-type="string" office:string-value="endafstand" calcext:value-type="string">
            <text:p>endafstand</text:p>
          </table:table-cell>
          <table:table-cell table:style-name="ce18" office:value-type="string" calcext:value-type="string">
            <text:p>end afstand</text:p>
          </table:table-cell>
          <table:table-cell table:style-name="ce19"/>
          <table:table-cell table:style-name="ce18" table:formula="of:=IFERROR(__xludf.dummyfunction(&quot;GoogleTranslate(D37, &quot;&quot;nl&quot;&quot;,&quot;&quot;en&quot;&quot;)&quot;);&quot;end distance&quot;)" office:value-type="string" office:string-value="end distance" calcext:value-type="string">
            <text:p>end distance</text:p>
          </table:table-cell>
          <table:table-cell table:style-name="ce3" office:value-type="string" calcext:value-type="string">
            <text:p>numerical </text:p>
          </table:table-cell>
          <table:table-cell table:style-name="ce29" office:value-type="string" calcext:value-type="string">
            <text:p>Distance of what? (185 - 0) What do they mean?</text:p>
          </table:table-cell>
          <table:table-cell table:style-name="ce34" office:value-type="string" calcext:value-type="string">
            <text:p>we can use this col to find a common path</text:p>
          </table:table-cell>
          <table:table-cell table:style-name="ce35"/>
          <table:table-cell table:style-name="ce3" table:number-columns-repeated="21"/>
          <table:table-cell table:number-columns-repeated="993"/>
        </table:table-row>
        <table:table-row table:style-name="ro1">
          <table:table-cell table:style-name="ce12" office:value-type="string" calcext:value-type="string">
            <text:p>beginkm</text:p>
          </table:table-cell>
          <table:table-cell table:style-name="ce18"/>
          <table:table-cell table:style-name="ce18" table:formula="of:=SUBSTITUTE([.A38];&quot;_&quot;;&quot; &quot;)" office:value-type="string" office:string-value="beginkm" calcext:value-type="string">
            <text:p>beginkm</text:p>
          </table:table-cell>
          <table:table-cell table:style-name="ce18" office:value-type="string" calcext:value-type="string">
            <text:p>begin km</text:p>
          </table:table-cell>
          <table:table-cell table:style-name="ce19"/>
          <table:table-cell table:style-name="ce18" table:formula="of:=IFERROR(__xludf.dummyfunction(&quot;GoogleTranslate(D37, &quot;&quot;nl&quot;&quot;,&quot;&quot;en&quot;&quot;)&quot;);&quot;end distance&quot;)" office:value-type="string" office:string-value="end distance" calcext:value-type="string">
            <text:p>end distance</text:p>
          </table:table-cell>
          <table:table-cell table:style-name="ce3" office:value-type="string" calcext:value-type="string">
            <text:p>numerical </text:p>
          </table:table-cell>
          <table:table-cell table:style-name="ce29" office:value-type="string" calcext:value-type="string">
            <text:p>Beginning of what?</text:p>
          </table:table-cell>
          <table:table-cell table:style-name="ce32"/>
          <table:table-cell table:style-name="ce3" table:number-columns-repeated="22"/>
          <table:table-cell table:number-columns-repeated="993"/>
        </table:table-row>
        <table:table-row table:style-name="ro1">
          <table:table-cell table:style-name="ce12" office:value-type="string" calcext:value-type="string">
            <text:p>eindkm</text:p>
          </table:table-cell>
          <table:table-cell table:style-name="ce18"/>
          <table:table-cell table:style-name="ce18" table:formula="of:=SUBSTITUTE([.A39];&quot;_&quot;;&quot; &quot;)" office:value-type="string" office:string-value="eindkm" calcext:value-type="string">
            <text:p>eindkm</text:p>
          </table:table-cell>
          <table:table-cell table:style-name="ce18" office:value-type="string" calcext:value-type="string">
            <text:p>eind km</text:p>
          </table:table-cell>
          <table:table-cell table:style-name="ce19"/>
          <table:table-cell table:style-name="ce18" table:formula="of:=IFERROR(__xludf.dummyfunction(&quot;GoogleTranslate(D37, &quot;&quot;nl&quot;&quot;,&quot;&quot;en&quot;&quot;)&quot;);&quot;end distance&quot;)" office:value-type="string" office:string-value="end distance" calcext:value-type="string">
            <text:p>end distance</text:p>
          </table:table-cell>
          <table:table-cell table:style-name="ce3" office:value-type="string" calcext:value-type="string">
            <text:p>numerical </text:p>
          </table:table-cell>
          <table:table-cell table:style-name="ce29" office:value-type="string" calcext:value-type="string">
            <text:p>end of what?</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wegbehcode</text:p>
          </table:table-cell>
          <table:table-cell table:style-name="ce18"/>
          <table:table-cell table:style-name="ce18" table:formula="of:=SUBSTITUTE([.A40];&quot;_&quot;;&quot; &quot;)" office:value-type="string" office:string-value="wegbehcode" calcext:value-type="string">
            <text:p>wegbehcode</text:p>
          </table:table-cell>
          <table:table-cell table:style-name="ce18" office:value-type="string" calcext:value-type="string">
            <text:p>weg beh code</text:p>
          </table:table-cell>
          <table:table-cell table:style-name="ce19" office:value-type="string" calcext:value-type="string">
            <text:p>Wegbeheerders code</text:p>
          </table:table-cell>
          <table:table-cell table:style-name="ce18" table:formula="of:=IFERROR(__xludf.dummyfunction(&quot;GoogleTranslate(E40, &quot;&quot;nl&quot;&quot;,&quot;&quot;en&quot;&quot;)&quot;);&quot;Road authorities code&quot;)" office:value-type="string" office:string-value="Road authorities code" calcext:value-type="string">
            <text:p>Road authorities code</text:p>
          </table:table-cell>
          <table:table-cell table:style-name="ce3" office:value-type="string" calcext:value-type="string">
            <text:p>category </text:p>
          </table:table-cell>
          <table:table-cell table:style-name="ce29" office:value-type="string" calcext:value-type="string">
            <text:p>what does this mean?</text:p>
          </table:table-cell>
          <table:table-cell table:style-name="ce32" office:value-type="string" calcext:value-type="string">
            <text:p>Identifies who is in charge of managing the data, each region has its own traffic management center</text:p>
          </table:table-cell>
          <table:table-cell table:style-name="ce3" table:number-columns-repeated="22"/>
          <table:table-cell table:number-columns-repeated="993"/>
        </table:table-row>
        <table:table-row table:style-name="ro1">
          <table:table-cell table:style-name="ce11" office:value-type="string" calcext:value-type="string">
            <text:p>wegbehnaam</text:p>
          </table:table-cell>
          <table:table-cell table:style-name="ce18"/>
          <table:table-cell table:style-name="ce18" table:formula="of:=SUBSTITUTE([.A41];&quot;_&quot;;&quot; &quot;)" office:value-type="string" office:string-value="wegbehnaam" calcext:value-type="string">
            <text:p>wegbehnaam</text:p>
          </table:table-cell>
          <table:table-cell table:style-name="ce18" office:value-type="string" calcext:value-type="string">
            <text:p>weg beh naam</text:p>
          </table:table-cell>
          <table:table-cell table:style-name="ce19" office:value-type="string" calcext:value-type="string">
            <text:p>Wegbeheerders naam</text:p>
          </table:table-cell>
          <table:table-cell table:style-name="ce18" table:formula="of:=IFERROR(__xludf.dummyfunction(&quot;GoogleTranslate(E40, &quot;&quot;nl&quot;&quot;,&quot;&quot;en&quot;&quot;)&quot;);&quot;Road authorities code&quot;)" office:value-type="string" office:string-value="Road authorities code" calcext:value-type="string">
            <text:p>Road authorities code</text:p>
          </table:table-cell>
          <table:table-cell table:style-name="ce3" office:value-type="string" calcext:value-type="string">
            <text:p>category </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distrcode</text:p>
          </table:table-cell>
          <table:table-cell table:style-name="ce18"/>
          <table:table-cell table:style-name="ce18" table:formula="of:=SUBSTITUTE([.A42];&quot;_&quot;;&quot; &quot;)" office:value-type="string" office:string-value="distrcode" calcext:value-type="string">
            <text:p>distrcode</text:p>
          </table:table-cell>
          <table:table-cell table:style-name="ce18" office:value-type="string" calcext:value-type="string">
            <text:p>distr code</text:p>
          </table:table-cell>
          <table:table-cell table:style-name="ce19" office:value-type="string" calcext:value-type="string">
            <text:p>district code</text:p>
          </table:table-cell>
          <table:table-cell table:style-name="ce18" table:formula="of:=IFERROR(__xludf.dummyfunction(&quot;GoogleTranslate(E40, &quot;&quot;nl&quot;&quot;,&quot;&quot;en&quot;&quot;)&quot;);&quot;Road authorities code&quot;)" office:value-type="string" office:string-value="Road authorities code" calcext:value-type="string">
            <text:p>Road authorities code</text:p>
          </table:table-cell>
          <table:table-cell table:style-name="ce3" office:value-type="string" calcext:value-type="string">
            <text:p>category </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distrnaam</text:p>
          </table:table-cell>
          <table:table-cell table:style-name="ce18"/>
          <table:table-cell table:style-name="ce18" table:formula="of:=SUBSTITUTE([.A43];&quot;_&quot;;&quot; &quot;)" office:value-type="string" office:string-value="distrnaam" calcext:value-type="string">
            <text:p>distrnaam</text:p>
          </table:table-cell>
          <table:table-cell table:style-name="ce18" office:value-type="string" calcext:value-type="string">
            <text:p>distr naam</text:p>
          </table:table-cell>
          <table:table-cell table:style-name="ce19" office:value-type="string" calcext:value-type="string">
            <text:p>district naam</text:p>
          </table:table-cell>
          <table:table-cell table:style-name="ce18" table:formula="of:=IFERROR(__xludf.dummyfunction(&quot;GoogleTranslate(E40, &quot;&quot;nl&quot;&quot;,&quot;&quot;en&quot;&quot;)&quot;);&quot;Road authorities code&quot;)" office:value-type="string" office:string-value="Road authorities code" calcext:value-type="string">
            <text:p>Road authorities code</text:p>
          </table:table-cell>
          <table:table-cell table:style-name="ce3" office:value-type="string" calcext:value-type="string">
            <text:p>category </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dienstcode</text:p>
          </table:table-cell>
          <table:table-cell table:style-name="ce18"/>
          <table:table-cell table:style-name="ce18" table:formula="of:=SUBSTITUTE([.A44];&quot;_&quot;;&quot; &quot;)" office:value-type="string" office:string-value="dienstcode" calcext:value-type="string">
            <text:p>dienstcode</text:p>
          </table:table-cell>
          <table:table-cell table:style-name="ce18" office:value-type="string" calcext:value-type="string">
            <text:p>dienst code</text:p>
          </table:table-cell>
          <table:table-cell table:style-name="ce19"/>
          <table:table-cell table:style-name="ce18" table:formula="of:=IFERROR(__xludf.dummyfunction(&quot;GoogleTranslate(D44, &quot;&quot;nl&quot;&quot;,&quot;&quot;en&quot;&quot;)&quot;);&quot;service code&quot;)" office:value-type="string" office:string-value="service code" calcext:value-type="string">
            <text:p>service code</text:p>
          </table:table-cell>
          <table:table-cell table:style-name="ce3" office:value-type="string" calcext:value-type="string">
            <text:p>Service code?</text:p>
          </table:table-cell>
          <table:table-cell table:style-name="ce30" office:value-type="string" calcext:value-type="string" table:number-columns-spanned="1" table:number-rows-spanned="3">
            <text:p>What does this mean?</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dienstnaam</text:p>
          </table:table-cell>
          <table:table-cell table:style-name="ce18"/>
          <table:table-cell table:style-name="ce18" table:formula="of:=SUBSTITUTE([.A45];&quot;_&quot;;&quot; &quot;)" office:value-type="string" office:string-value="dienstnaam" calcext:value-type="string">
            <text:p>dienstnaam</text:p>
          </table:table-cell>
          <table:table-cell table:style-name="ce18" office:value-type="string" calcext:value-type="string">
            <text:p>dienst naam</text:p>
          </table:table-cell>
          <table:table-cell table:style-name="ce19"/>
          <table:table-cell table:style-name="ce18" table:formula="of:=IFERROR(__xludf.dummyfunction(&quot;GoogleTranslate(D44, &quot;&quot;nl&quot;&quot;,&quot;&quot;en&quot;&quot;)&quot;);&quot;service code&quot;)" office:value-type="string" office:string-value="service code" calcext:value-type="string">
            <text:p>service code</text:p>
          </table:table-cell>
          <table:table-cell table:style-name="ce3" office:value-type="string" calcext:value-type="string">
            <text:p>Service name?</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wegtype</text:p>
          </table:table-cell>
          <table:table-cell table:style-name="ce18"/>
          <table:table-cell table:style-name="ce18" table:formula="of:=SUBSTITUTE([.A46];&quot;_&quot;;&quot; &quot;)" office:value-type="string" office:string-value="wegtype" calcext:value-type="string">
            <text:p>wegtype</text:p>
          </table:table-cell>
          <table:table-cell table:style-name="ce18" office:value-type="string" calcext:value-type="string">
            <text:p>weg type</text:p>
          </table:table-cell>
          <table:table-cell table:style-name="ce19"/>
          <table:table-cell table:style-name="ce18" table:formula="of:=IFERROR(__xludf.dummyfunction(&quot;GoogleTranslate(D44, &quot;&quot;nl&quot;&quot;,&quot;&quot;en&quot;&quot;)&quot;);&quot;service code&quot;)" office:value-type="string" office:string-value="service code" calcext:value-type="string">
            <text:p>service code</text:p>
          </table:table-cell>
          <table:table-cell table:style-name="ce3" office:value-type="string" calcext:value-type="string">
            <text:p>Road type? <text:s/>(HW,AV,HT,OH)</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wgtype_oms</text:p>
          </table:table-cell>
          <table:table-cell table:style-name="ce18"/>
          <table:table-cell table:style-name="ce18" table:formula="of:=SUBSTITUTE([.A47];&quot;_&quot;;&quot; &quot;)" office:value-type="string" office:string-value="wgtype oms" calcext:value-type="string">
            <text:p>wgtype oms</text:p>
          </table:table-cell>
          <table:table-cell table:style-name="ce18" office:value-type="string" calcext:value-type="string">
            <text:p>wg type oms</text:p>
          </table:table-cell>
          <table:table-cell table:style-name="ce19"/>
          <table:table-cell table:style-name="ce18" table:formula="of:=IFERROR(__xludf.dummyfunction(&quot;GoogleTranslate(D44, &quot;&quot;nl&quot;&quot;,&quot;&quot;en&quot;&quot;)&quot;);&quot;service code&quot;)" office:value-type="string" office:string-value="service code" calcext:value-type="string">
            <text:p>service code</text:p>
          </table:table-cell>
          <table:table-cell table:style-name="ce3" office:value-type="string" calcext:value-type="string">
            <text:p>categorical(Hoofdtransportas,</text:p>
            <text:p>Overige hoofdweg,</text:p>
            <text:p>Achterlandverbinding,</text:p>
            <text:p>Hoofdweg)</text:p>
          </table:table-cell>
          <table:table-cell table:style-name="ce29" office:value-type="string" calcext:value-type="string">
            <text:p>What does this mean?</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routeltr</text:p>
          </table:table-cell>
          <table:table-cell table:style-name="ce18"/>
          <table:table-cell table:style-name="ce18" table:formula="of:=SUBSTITUTE([.A48];&quot;_&quot;;&quot; &quot;)" office:value-type="string" office:string-value="routeltr" calcext:value-type="string">
            <text:p>routeltr</text:p>
          </table:table-cell>
          <table:table-cell table:style-name="ce18" office:value-type="string" calcext:value-type="string">
            <text:p>route ltr</text:p>
          </table:table-cell>
          <table:table-cell table:style-name="ce19" office:value-type="string" calcext:value-type="string">
            <text:p>route lettre</text:p>
          </table:table-cell>
          <table:table-cell table:style-name="ce18" table:formula="of:=IFERROR(__xludf.dummyfunction(&quot;GoogleTranslate(E48, &quot;&quot;nl&quot;&quot;,&quot;&quot;en&quot;&quot;)&quot;);&quot;route lettre&quot;)" office:value-type="string" office:string-value="route lettre" calcext:value-type="string">
            <text:p>route lettre</text:p>
          </table:table-cell>
          <table:table-cell table:style-name="ce3" office:value-type="string" calcext:value-type="string">
            <text:p>Is it like the "A4" would be A here</text:p>
          </table:table-cell>
          <table:table-cell table:style-name="ce29"/>
          <table:table-cell table:style-name="ce32" office:value-type="string" calcext:value-type="string">
            <text:p>don't use, sketchy how they collected data</text:p>
          </table:table-cell>
          <table:table-cell table:style-name="ce35"/>
          <table:table-cell table:style-name="ce3" table:number-columns-repeated="21"/>
          <table:table-cell table:number-columns-repeated="993"/>
        </table:table-row>
        <table:table-row table:style-name="ro1">
          <table:table-cell table:style-name="ce11" office:value-type="string" calcext:value-type="string">
            <text:p>routenr</text:p>
          </table:table-cell>
          <table:table-cell table:style-name="ce18"/>
          <table:table-cell table:style-name="ce18" table:formula="of:=SUBSTITUTE([.A49];&quot;_&quot;;&quot; &quot;)" office:value-type="string" office:string-value="routenr" calcext:value-type="string">
            <text:p>routenr</text:p>
          </table:table-cell>
          <table:table-cell table:style-name="ce18" office:value-type="string" calcext:value-type="string">
            <text:p>route nr</text:p>
          </table:table-cell>
          <table:table-cell table:style-name="ce19" office:value-type="string" calcext:value-type="string">
            <text:p>route nummer</text:p>
          </table:table-cell>
          <table:table-cell table:style-name="ce18" table:formula="of:=IFERROR(__xludf.dummyfunction(&quot;GoogleTranslate(E48, &quot;&quot;nl&quot;&quot;,&quot;&quot;en&quot;&quot;)&quot;);&quot;route lettre&quot;)" office:value-type="string" office:string-value="route lettre" calcext:value-type="string">
            <text:p>route lettre</text:p>
          </table:table-cell>
          <table:table-cell table:style-name="ce3" office:value-type="string" calcext:value-type="string">
            <text:p>and 4 here</text:p>
          </table:table-cell>
          <table:table-cell table:style-name="ce29"/>
          <table:table-cell table:style-name="ce32" office:value-type="string" calcext:value-type="string">
            <text:p>don't use, sketchy how they collected data</text:p>
          </table:table-cell>
          <table:table-cell table:style-name="ce35"/>
          <table:table-cell table:style-name="ce3" table:number-columns-repeated="21"/>
          <table:table-cell table:number-columns-repeated="993"/>
        </table:table-row>
        <table:table-row table:style-name="ro1">
          <table:table-cell table:style-name="ce12" office:value-type="string" calcext:value-type="string">
            <text:p>routeltr2</text:p>
          </table:table-cell>
          <table:table-cell table:style-name="ce18"/>
          <table:table-cell table:style-name="ce18" table:formula="of:=SUBSTITUTE([.A50];&quot;_&quot;;&quot; &quot;)" office:value-type="string" office:string-value="routeltr2" calcext:value-type="string">
            <text:p>routeltr2</text:p>
          </table:table-cell>
          <table:table-cell table:style-name="ce18" office:value-type="string" calcext:value-type="string">
            <text:p>route ltr 2</text:p>
          </table:table-cell>
          <table:table-cell table:style-name="ce19" office:value-type="string" calcext:value-type="string">
            <text:p>route lettre 2</text:p>
          </table:table-cell>
          <table:table-cell table:style-name="ce18" table:formula="of:=IFERROR(__xludf.dummyfunction(&quot;GoogleTranslate(D50, &quot;&quot;nl&quot;&quot;,&quot;&quot;en&quot;&quot;)&quot;);&quot;route ltr 2&quot;)" office:value-type="string" office:string-value="route ltr 2" calcext:value-type="string">
            <text:p>route ltr 2</text:p>
          </table:table-cell>
          <table:table-cell table:style-name="ce3" office:value-type="string" calcext:value-type="string">
            <text:p>(e.g. European route E231)</text:p>
          </table:table-cell>
          <table:table-cell table:style-name="ce30" office:value-type="string" calcext:value-type="string" table:number-columns-spanned="1" table:number-rows-spanned="6">
            <text:p>Can you please tell us:</text:p>
            <text:p>1. What does routeltr and routenr mean</text:p>
            <text:p/>
            <text:p>2. What is the difference between 2,3 and 4</text:p>
          </table:table-cell>
          <table:table-cell table:style-name="ce32"/>
          <table:table-cell table:style-name="ce3" office:value-type="string" calcext:value-type="string">
            <text:p>I think we can ignore this for now</text:p>
          </table:table-cell>
          <table:table-cell table:style-name="ce3" table:number-columns-repeated="21"/>
          <table:table-cell table:number-columns-repeated="993"/>
        </table:table-row>
        <table:table-row table:style-name="ro1">
          <table:table-cell table:style-name="ce12" office:value-type="string" calcext:value-type="string">
            <text:p>routenr2</text:p>
          </table:table-cell>
          <table:table-cell table:style-name="ce18"/>
          <table:table-cell table:style-name="ce18" table:formula="of:=SUBSTITUTE([.A51];&quot;_&quot;;&quot; &quot;)" office:value-type="string" office:string-value="routenr2" calcext:value-type="string">
            <text:p>routenr2</text:p>
          </table:table-cell>
          <table:table-cell table:style-name="ce18" office:value-type="string" calcext:value-type="string">
            <text:p>route nr 2</text:p>
          </table:table-cell>
          <table:table-cell table:style-name="ce19" office:value-type="string" calcext:value-type="string">
            <text:p>route nummer 2</text:p>
          </table:table-cell>
          <table:table-cell table:style-name="ce18" table:formula="of:=IFERROR(__xludf.dummyfunction(&quot;GoogleTranslate(D50, &quot;&quot;nl&quot;&quot;,&quot;&quot;en&quot;&quot;)&quot;);&quot;route ltr 2&quot;)" office:value-type="string" office:string-value="route ltr 2" calcext:value-type="string">
            <text:p>route ltr 2</text:p>
          </table:table-cell>
          <table:table-cell table:style-name="ce3"/>
          <table:covered-table-cell/>
          <table:table-cell table:style-name="ce32"/>
          <table:table-cell table:style-name="ce3" office:value-type="string" calcext:value-type="string">
            <text:p>I think we can ignore this for now</text:p>
          </table:table-cell>
          <table:table-cell table:style-name="ce3" table:number-columns-repeated="21"/>
          <table:table-cell table:number-columns-repeated="993"/>
        </table:table-row>
        <table:table-row table:style-name="ro1">
          <table:table-cell table:style-name="ce12" office:value-type="string" calcext:value-type="string">
            <text:p>routeltr3</text:p>
          </table:table-cell>
          <table:table-cell table:style-name="ce18"/>
          <table:table-cell table:style-name="ce18" table:formula="of:=SUBSTITUTE([.A52];&quot;_&quot;;&quot; &quot;)" office:value-type="string" office:string-value="routeltr3" calcext:value-type="string">
            <text:p>routeltr3</text:p>
          </table:table-cell>
          <table:table-cell table:style-name="ce18" office:value-type="string" calcext:value-type="string">
            <text:p>route ltr 3</text:p>
          </table:table-cell>
          <table:table-cell table:style-name="ce19" office:value-type="string" calcext:value-type="string">
            <text:p>route lettre 3</text:p>
          </table:table-cell>
          <table:table-cell table:style-name="ce18" table:formula="of:=IFERROR(__xludf.dummyfunction(&quot;GoogleTranslate(D50, &quot;&quot;nl&quot;&quot;,&quot;&quot;en&quot;&quot;)&quot;);&quot;route ltr 2&quot;)" office:value-type="string" office:string-value="route ltr 2" calcext:value-type="string">
            <text:p>route ltr 2</text:p>
          </table:table-cell>
          <table:table-cell table:style-name="ce3"/>
          <table:covered-table-cell/>
          <table:table-cell table:style-name="ce32"/>
          <table:table-cell table:style-name="ce3" office:value-type="string" calcext:value-type="string">
            <text:p>I think we can ignore this for now</text:p>
          </table:table-cell>
          <table:table-cell table:style-name="ce3" table:number-columns-repeated="21"/>
          <table:table-cell table:number-columns-repeated="993"/>
        </table:table-row>
        <table:table-row table:style-name="ro1">
          <table:table-cell table:style-name="ce12" office:value-type="string" calcext:value-type="string">
            <text:p>routenr3</text:p>
          </table:table-cell>
          <table:table-cell table:style-name="ce18"/>
          <table:table-cell table:style-name="ce18" table:formula="of:=SUBSTITUTE([.A53];&quot;_&quot;;&quot; &quot;)" office:value-type="string" office:string-value="routenr3" calcext:value-type="string">
            <text:p>routenr3</text:p>
          </table:table-cell>
          <table:table-cell table:style-name="ce18" office:value-type="string" calcext:value-type="string">
            <text:p>route nr 3</text:p>
          </table:table-cell>
          <table:table-cell table:style-name="ce19" office:value-type="string" calcext:value-type="string">
            <text:p>route nummer 3</text:p>
          </table:table-cell>
          <table:table-cell table:style-name="ce18" table:formula="of:=IFERROR(__xludf.dummyfunction(&quot;GoogleTranslate(D50, &quot;&quot;nl&quot;&quot;,&quot;&quot;en&quot;&quot;)&quot;);&quot;route ltr 2&quot;)" office:value-type="string" office:string-value="route ltr 2" calcext:value-type="string">
            <text:p>route ltr 2</text:p>
          </table:table-cell>
          <table:table-cell table:style-name="ce3"/>
          <table:covered-table-cell/>
          <table:table-cell table:style-name="ce32"/>
          <table:table-cell table:style-name="ce3" office:value-type="string" calcext:value-type="string">
            <text:p>I think we can ignore this for now</text:p>
          </table:table-cell>
          <table:table-cell table:style-name="ce3" table:number-columns-repeated="21"/>
          <table:table-cell table:number-columns-repeated="993"/>
        </table:table-row>
        <table:table-row table:style-name="ro1">
          <table:table-cell table:style-name="ce12" office:value-type="string" calcext:value-type="string">
            <text:p>routeltr4</text:p>
          </table:table-cell>
          <table:table-cell table:style-name="ce18"/>
          <table:table-cell table:style-name="ce18" table:formula="of:=SUBSTITUTE([.A54];&quot;_&quot;;&quot; &quot;)" office:value-type="string" office:string-value="routeltr4" calcext:value-type="string">
            <text:p>routeltr4</text:p>
          </table:table-cell>
          <table:table-cell table:style-name="ce18" office:value-type="string" calcext:value-type="string">
            <text:p>route ltr 4</text:p>
          </table:table-cell>
          <table:table-cell table:style-name="ce19" office:value-type="string" calcext:value-type="string">
            <text:p>route lettre 4</text:p>
          </table:table-cell>
          <table:table-cell table:style-name="ce18" table:formula="of:=IFERROR(__xludf.dummyfunction(&quot;GoogleTranslate(D50, &quot;&quot;nl&quot;&quot;,&quot;&quot;en&quot;&quot;)&quot;);&quot;route ltr 2&quot;)" office:value-type="string" office:string-value="route ltr 2" calcext:value-type="string">
            <text:p>route ltr 2</text:p>
          </table:table-cell>
          <table:table-cell table:style-name="ce3"/>
          <table:covered-table-cell/>
          <table:table-cell table:style-name="ce32"/>
          <table:table-cell table:style-name="ce3" office:value-type="string" calcext:value-type="string">
            <text:p>I think we can ignore this for now</text:p>
          </table:table-cell>
          <table:table-cell table:style-name="ce3" table:number-columns-repeated="21"/>
          <table:table-cell table:number-columns-repeated="993"/>
        </table:table-row>
        <table:table-row table:style-name="ro1">
          <table:table-cell table:style-name="ce12" office:value-type="string" calcext:value-type="string">
            <text:p>routenr4</text:p>
          </table:table-cell>
          <table:table-cell table:style-name="ce18"/>
          <table:table-cell table:style-name="ce18" table:formula="of:=SUBSTITUTE([.A55];&quot;_&quot;;&quot; &quot;)" office:value-type="string" office:string-value="routenr4" calcext:value-type="string">
            <text:p>routenr4</text:p>
          </table:table-cell>
          <table:table-cell table:style-name="ce18" office:value-type="string" calcext:value-type="string">
            <text:p>route nr 4</text:p>
          </table:table-cell>
          <table:table-cell table:style-name="ce19" office:value-type="string" calcext:value-type="string">
            <text:p>route nummer 4</text:p>
          </table:table-cell>
          <table:table-cell table:style-name="ce18" table:formula="of:=IFERROR(__xludf.dummyfunction(&quot;GoogleTranslate(D50, &quot;&quot;nl&quot;&quot;,&quot;&quot;en&quot;&quot;)&quot;);&quot;route ltr 2&quot;)" office:value-type="string" office:string-value="route ltr 2" calcext:value-type="string">
            <text:p>route ltr 2</text:p>
          </table:table-cell>
          <table:table-cell table:style-name="ce3"/>
          <table:covered-table-cell/>
          <table:table-cell table:style-name="ce32"/>
          <table:table-cell table:style-name="ce3" office:value-type="string" calcext:value-type="string">
            <text:p>I think we can ignore this for now</text:p>
          </table:table-cell>
          <table:table-cell table:style-name="ce3" table:number-columns-repeated="21"/>
          <table:table-cell table:number-columns-repeated="993"/>
        </table:table-row>
        <table:table-row table:style-name="ro1">
          <table:table-cell table:style-name="ce12" office:value-type="string" calcext:value-type="string">
            <text:p>wegnr_aw</text:p>
          </table:table-cell>
          <table:table-cell table:style-name="ce18"/>
          <table:table-cell table:style-name="ce18" table:formula="of:=SUBSTITUTE([.A56];&quot;_&quot;;&quot; &quot;)" office:value-type="string" office:string-value="wegnr aw" calcext:value-type="string">
            <text:p>wegnr aw</text:p>
          </table:table-cell>
          <table:table-cell table:style-name="ce18" office:value-type="string" calcext:value-type="string">
            <text:p>weg nr aw</text:p>
          </table:table-cell>
          <table:table-cell table:style-name="ce19" office:value-type="string" calcext:value-type="string">
            <text:p>weg nummer aw</text:p>
          </table:table-cell>
          <table:table-cell table:style-name="ce18" table:formula="of:=IFERROR(__xludf.dummyfunction(&quot;GoogleTranslate(E56, &quot;&quot;nl&quot;&quot;,&quot;&quot;en&quot;&quot;)&quot;);&quot;road number aw&quot;)" office:value-type="string" office:string-value="road number aw" calcext:value-type="string">
            <text:p>road number aw</text:p>
          </table:table-cell>
          <table:table-cell table:style-name="ce3" office:value-type="string" calcext:value-type="string">
            <text:p>e.g. RW773, RW205)</text:p>
          </table:table-cell>
          <table:table-cell table:style-name="ce29" office:value-type="string" calcext:value-type="string">
            <text:p>What does this mean?</text:p>
          </table:table-cell>
          <table:table-cell table:style-name="ce32"/>
          <table:table-cell table:style-name="ce3" table:number-columns-repeated="22"/>
          <table:table-cell table:number-columns-repeated="993"/>
        </table:table-row>
        <table:table-row table:style-name="ro1">
          <table:table-cell table:style-name="ce12" office:value-type="string" calcext:value-type="string">
            <text:p>zijde</text:p>
          </table:table-cell>
          <table:table-cell table:style-name="ce18"/>
          <table:table-cell table:style-name="ce18" table:formula="of:=SUBSTITUTE([.A57];&quot;_&quot;;&quot; &quot;)" office:value-type="string" office:string-value="zijde" calcext:value-type="string">
            <text:p>zijde</text:p>
          </table:table-cell>
          <table:table-cell table:style-name="ce18" office:value-type="string" calcext:value-type="string">
            <text:p>zijde</text:p>
          </table:table-cell>
          <table:table-cell table:style-name="ce19"/>
          <table:table-cell table:style-name="ce18" table:formula="of:=IFERROR(__xludf.dummyfunction(&quot;GoogleTranslate(D57, &quot;&quot;nl&quot;&quot;,&quot;&quot;en&quot;&quot;)&quot;);&quot;side&quot;)" office:value-type="string" office:string-value="side" calcext:value-type="string">
            <text:p>side</text:p>
          </table:table-cell>
          <table:table-cell table:style-name="ce3" office:value-type="string" calcext:value-type="string">
            <text:p>category (Li,Re,NULL)</text:p>
          </table:table-cell>
          <table:table-cell table:style-name="ce29" office:value-type="string" calcext:value-type="string">
            <text:p>Is this the same as pos_tv_wol?</text:p>
          </table:table-cell>
          <table:table-cell table:style-name="ce32"/>
          <table:table-cell table:style-name="ce3" table:number-columns-repeated="22"/>
          <table:table-cell table:number-columns-repeated="993"/>
        </table:table-row>
        <table:table-row table:style-name="ro1">
          <table:table-cell table:style-name="ce12" office:value-type="string" calcext:value-type="string">
            <text:p>wegnr_hmp</text:p>
          </table:table-cell>
          <table:table-cell table:style-name="ce18"/>
          <table:table-cell table:style-name="ce18" table:formula="of:=SUBSTITUTE([.A58];&quot;_&quot;;&quot; &quot;)" office:value-type="string" office:string-value="wegnr hmp" calcext:value-type="string">
            <text:p>wegnr hmp</text:p>
          </table:table-cell>
          <table:table-cell table:style-name="ce18" office:value-type="string" calcext:value-type="string">
            <text:p>weg nr hmp</text:p>
          </table:table-cell>
          <table:table-cell table:style-name="ce19" office:value-type="string" calcext:value-type="string">
            <text:p>weg nummer hectometerpaal </text:p>
          </table:table-cell>
          <table:table-cell table:style-name="ce18" table:formula="of:=IFERROR(__xludf.dummyfunction(&quot;GoogleTranslate(E58, &quot;&quot;nl&quot;&quot;,&quot;&quot;en&quot;&quot;)&quot;);&quot;road number hectometre post&quot;)" office:value-type="string" office:string-value="road number hectometre post" calcext:value-type="string">
            <text:p>road number hectometre post</text:p>
          </table:table-cell>
          <table:table-cell table:style-name="ce3" office:value-type="string" calcext:value-type="string">
            <text:p>category <text:s/></text:p>
          </table:table-cell>
          <table:table-cell table:style-name="ce29"/>
          <table:table-cell table:style-name="ce32"/>
          <table:table-cell table:style-name="ce3" table:number-columns-repeated="22"/>
          <table:table-cell table:number-columns-repeated="993"/>
        </table:table-row>
        <table:table-row table:style-name="ro1">
          <table:table-cell table:style-name="ce12" office:value-type="string" calcext:value-type="string">
            <text:p>weg</text:p>
          </table:table-cell>
          <table:table-cell table:style-name="ce18"/>
          <table:table-cell table:style-name="ce18" table:formula="of:=SUBSTITUTE([.A59];&quot;_&quot;;&quot; &quot;)" office:value-type="string" office:string-value="weg" calcext:value-type="string">
            <text:p>weg</text:p>
          </table:table-cell>
          <table:table-cell table:style-name="ce18" office:value-type="string" calcext:value-type="string">
            <text:p>weg</text:p>
          </table:table-cell>
          <table:table-cell table:style-name="ce19"/>
          <table:table-cell table:style-name="ce18" office:value-type="string" calcext:value-type="string">
            <text:p>Road</text:p>
          </table:table-cell>
          <table:table-cell table:style-name="ce3" office:value-type="string" calcext:value-type="string">
            <text:p>???</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a_n_weg</text:p>
          </table:table-cell>
          <table:table-cell table:style-name="ce18"/>
          <table:table-cell table:style-name="ce18" table:formula="of:=SUBSTITUTE([.A60];&quot;_&quot;;&quot; &quot;)" office:value-type="string" office:string-value="a n weg" calcext:value-type="string">
            <text:p>a n weg</text:p>
          </table:table-cell>
          <table:table-cell table:style-name="ce18" office:value-type="string" calcext:value-type="string">
            <text:p>a n weg</text:p>
          </table:table-cell>
          <table:table-cell table:style-name="ce19"/>
          <table:table-cell table:style-name="ce18" table:formula="of:=IFERROR(__xludf.dummyfunction(&quot;GoogleTranslate(D60, &quot;&quot;nl&quot;&quot;,&quot;&quot;en&quot;&quot;)&quot;);&quot;a n way&quot;)" office:value-type="string" office:string-value="a n way" calcext:value-type="string">
            <text:p>a n way</text:p>
          </table:table-cell>
          <table:table-cell table:style-name="ce3" office:value-type="string" calcext:value-type="string">
            <text:p>category(A,N)</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weerstation</text:p>
          </table:table-cell>
          <table:table-cell table:style-name="ce18"/>
          <table:table-cell table:style-name="ce18" table:formula="of:=SUBSTITUTE([.A61];&quot;_&quot;;&quot; &quot;)" office:value-type="string" office:string-value="weerstation" calcext:value-type="string">
            <text:p>weerstation</text:p>
          </table:table-cell>
          <table:table-cell table:style-name="ce18" office:value-type="string" calcext:value-type="string">
            <text:p>weerstation</text:p>
          </table:table-cell>
          <table:table-cell table:style-name="ce22" office:value-type="string" calcext:value-type="string">
            <text:p>weer station</text:p>
          </table:table-cell>
          <table:table-cell table:style-name="ce18" table:formula="of:=IFERROR(__xludf.dummyfunction(&quot;GoogleTranslate(E61, &quot;&quot;nl&quot;&quot;,&quot;&quot;en&quot;&quot;)&quot;);&quot;weather station&quot;)" office:value-type="string" office:string-value="weather station" calcext:value-type="string">
            <text:p>weather station</text:p>
          </table:table-cell>
          <table:table-cell table:style-name="ce3" office:value-type="string" calcext:value-type="string">
            <text:p>KNMI Station ID</text:p>
          </table:table-cell>
          <table:table-cell table:style-name="ce29"/>
          <table:table-cell table:style-name="ce32"/>
          <table:table-cell table:style-name="ce35" office:value-type="string" calcext:value-type="string">
            <text:p>find the connection with KNMI data</text:p>
          </table:table-cell>
          <table:table-cell table:style-name="ce3" table:number-columns-repeated="21"/>
          <table:table-cell table:number-columns-repeated="993"/>
        </table:table-row>
        <table:table-row table:style-name="ro1">
          <table:table-cell table:style-name="ce13" office:value-type="string" calcext:value-type="string">
            <text:p>max_snelheid_6_19</text:p>
          </table:table-cell>
          <table:table-cell table:style-name="ce18"/>
          <table:table-cell table:style-name="ce18" table:formula="of:=SUBSTITUTE([.A62];&quot;_&quot;;&quot; &quot;)" office:value-type="string" office:string-value="max snelheid 6 19" calcext:value-type="string">
            <text:p>max snelheid 6 19</text:p>
          </table:table-cell>
          <table:table-cell table:style-name="ce18" office:value-type="string" calcext:value-type="string">
            <text:p>max snelheid 6 19</text:p>
          </table:table-cell>
          <table:table-cell table:style-name="ce19"/>
          <table:table-cell table:style-name="ce18" table:formula="of:=IFERROR(__xludf.dummyfunction(&quot;GoogleTranslate(D62, &quot;&quot;nl&quot;&quot;,&quot;&quot;en&quot;&quot;)&quot;);&quot;max speed 6 19&quot;)" office:value-type="string" office:string-value="max speed 6 19" calcext:value-type="string">
            <text:p>max speed 6 19</text:p>
          </table:table-cell>
          <table:table-cell table:style-name="ce3" office:value-type="string" calcext:value-type="string">
            <text:p>day</text:p>
          </table:table-cell>
          <table:table-cell table:style-name="ce29" office:value-type="string" calcext:value-type="string">
            <text:p>snelheid = speed limit</text:p>
          </table:table-cell>
          <table:table-cell table:style-name="ce32" office:value-type="string" calcext:value-type="string">
            <text:p>speed from 6am till 7 pm</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max_snelheid_19_6</text:p>
          </table:table-cell>
          <table:table-cell table:style-name="ce18"/>
          <table:table-cell table:style-name="ce18" table:formula="of:=SUBSTITUTE([.A63];&quot;_&quot;;&quot; &quot;)" office:value-type="string" office:string-value="max snelheid 19 6" calcext:value-type="string">
            <text:p>max snelheid 19 6</text:p>
          </table:table-cell>
          <table:table-cell table:style-name="ce18" office:value-type="string" calcext:value-type="string">
            <text:p>max snelheid 19 6</text:p>
          </table:table-cell>
          <table:table-cell table:style-name="ce19"/>
          <table:table-cell table:style-name="ce18" table:formula="of:=IFERROR(__xludf.dummyfunction(&quot;GoogleTranslate(D62, &quot;&quot;nl&quot;&quot;,&quot;&quot;en&quot;&quot;)&quot;);&quot;max speed 6 19&quot;)" office:value-type="string" office:string-value="max speed 6 19" calcext:value-type="string">
            <text:p>max speed 6 19</text:p>
          </table:table-cell>
          <table:table-cell table:style-name="ce3" office:value-type="string" calcext:value-type="string">
            <text:p>night</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adv_snelheid</text:p>
          </table:table-cell>
          <table:table-cell table:style-name="ce18"/>
          <table:table-cell table:style-name="ce18" table:formula="of:=SUBSTITUTE([.A64];&quot;_&quot;;&quot; &quot;)" office:value-type="string" office:string-value="adv snelheid" calcext:value-type="string">
            <text:p>adv snelheid</text:p>
          </table:table-cell>
          <table:table-cell table:style-name="ce18" office:value-type="string" calcext:value-type="string">
            <text:p>adv snelheid</text:p>
          </table:table-cell>
          <table:table-cell table:style-name="ce19" office:value-type="string" calcext:value-type="string">
            <text:p>advies snelheid</text:p>
          </table:table-cell>
          <table:table-cell table:style-name="ce18" table:formula="of:=IFERROR(__xludf.dummyfunction(&quot;GoogleTranslate(E64, &quot;&quot;nl&quot;&quot;,&quot;&quot;en&quot;&quot;)&quot;);&quot;advisory speed&quot;)" office:value-type="string" office:string-value="advisory speed" calcext:value-type="string">
            <text:p>advisory speed</text:p>
          </table:table-cell>
          <table:table-cell table:style-name="ce3" office:value-type="string" calcext:value-type="string">
            <text:p>no limit but we advice XXk/h</text:p>
          </table:table-cell>
          <table:table-cell table:style-name="ce29"/>
          <table:table-cell table:style-name="ce32" office:value-type="string" calcext:value-type="string">
            <text:p>advised speed</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max_snelheid_dynamisch</text:p>
          </table:table-cell>
          <table:table-cell table:style-name="ce18"/>
          <table:table-cell table:style-name="ce18" table:formula="of:=SUBSTITUTE([.A65];&quot;_&quot;;&quot; &quot;)" office:value-type="string" office:string-value="max snelheid dynamisch" calcext:value-type="string">
            <text:p>max snelheid dynamisch</text:p>
          </table:table-cell>
          <table:table-cell table:style-name="ce18" office:value-type="string" calcext:value-type="string">
            <text:p>max snelheid dynamisch</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max_snelheid_overgang_6_19</text:p>
          </table:table-cell>
          <table:table-cell table:style-name="ce18"/>
          <table:table-cell table:style-name="ce18" table:formula="of:=SUBSTITUTE([.A66];&quot;_&quot;;&quot; &quot;)" office:value-type="string" office:string-value="max snelheid overgang 6 19" calcext:value-type="string">
            <text:p>max snelheid overgang 6 19</text:p>
          </table:table-cell>
          <table:table-cell table:style-name="ce18" office:value-type="string" calcext:value-type="string">
            <text:p>max snelheid overgang 6 1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day</text:p>
          </table:table-cell>
          <table:table-cell table:style-name="ce29"/>
          <table:table-cell table:style-name="ce33" office:value-type="string" calcext:value-type="string">
            <text:p>difference between current hectopunten and either next or current hectopunten</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max_snelheid_overgang_19_6</text:p>
          </table:table-cell>
          <table:table-cell table:style-name="ce18"/>
          <table:table-cell table:style-name="ce18" table:formula="of:=SUBSTITUTE([.A67];&quot;_&quot;;&quot; &quot;)" office:value-type="string" office:string-value="max snelheid overgang 19 6" calcext:value-type="string">
            <text:p>max snelheid overgang 19 6</text:p>
          </table:table-cell>
          <table:table-cell table:style-name="ce18" office:value-type="string" calcext:value-type="string">
            <text:p>max snelheid overgang 19 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ight</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max_snelheid_verschil_6_19</text:p>
          </table:table-cell>
          <table:table-cell table:style-name="ce18"/>
          <table:table-cell table:style-name="ce18" table:formula="of:=SUBSTITUTE([.A68];&quot;_&quot;;&quot; &quot;)" office:value-type="string" office:string-value="max snelheid verschil 6 19" calcext:value-type="string">
            <text:p>max snelheid verschil 6 19</text:p>
          </table:table-cell>
          <table:table-cell table:style-name="ce18" office:value-type="string" calcext:value-type="string">
            <text:p>max snelheid verschil 6 1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day</text:p>
          </table:table-cell>
          <table:table-cell table:style-name="ce29"/>
          <table:table-cell table:style-name="ce33" office:value-type="string" calcext:value-type="string">
            <text:p>difference between current hectopunten and either next or current hectopunten</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max_snelheid_verschil_19_6</text:p>
          </table:table-cell>
          <table:table-cell table:style-name="ce18"/>
          <table:table-cell table:style-name="ce18" table:formula="of:=SUBSTITUTE([.A69];&quot;_&quot;;&quot; &quot;)" office:value-type="string" office:string-value="max snelheid verschil 19 6" calcext:value-type="string">
            <text:p>max snelheid verschil 19 6</text:p>
          </table:table-cell>
          <table:table-cell table:style-name="ce18" office:value-type="string" calcext:value-type="string">
            <text:p>max snelheid verschil 19 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ight</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bebouwde_kom</text:p>
          </table:table-cell>
          <table:table-cell table:style-name="ce18"/>
          <table:table-cell table:style-name="ce18" table:formula="of:=SUBSTITUTE([.A70];&quot;_&quot;;&quot; &quot;)" office:value-type="string" office:string-value="bebouwde kom" calcext:value-type="string">
            <text:p>bebouwde kom</text:p>
          </table:table-cell>
          <table:table-cell table:style-name="ce18" office:value-type="string" calcext:value-type="string">
            <text:p>bebouwde ko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max speed in village</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convergentie</text:p>
          </table:table-cell>
          <table:table-cell table:style-name="ce18"/>
          <table:table-cell table:style-name="ce18" table:formula="of:=SUBSTITUTE([.A71];&quot;_&quot;;&quot; &quot;)" office:value-type="string" office:string-value="convergentie" calcext:value-type="string">
            <text:p>convergentie</text:p>
          </table:table-cell>
          <table:table-cell table:style-name="ce18" office:value-type="string" calcext:value-type="string">
            <text:p>convergenti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office:value-type="string" calcext:value-type="string">
            <text:p>Is it an entrance or merge</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convergentie_type</text:p>
          </table:table-cell>
          <table:table-cell table:style-name="ce18"/>
          <table:table-cell table:style-name="ce18" table:formula="of:=SUBSTITUTE([.A72];&quot;_&quot;;&quot; &quot;)" office:value-type="string" office:string-value="convergentie type" calcext:value-type="string">
            <text:p>convergentie type</text:p>
          </table:table-cell>
          <table:table-cell table:style-name="ce18" office:value-type="string" calcext:value-type="string">
            <text:p>convergentie typ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convergentie_doseerinst</text:p>
          </table:table-cell>
          <table:table-cell table:style-name="ce18"/>
          <table:table-cell table:style-name="ce18" table:formula="of:=SUBSTITUTE([.A73];&quot;_&quot;;&quot; &quot;)" office:value-type="string" office:string-value="convergentie doseerinst" calcext:value-type="string">
            <text:p>convergentie doseerinst</text:p>
          </table:table-cell>
          <table:table-cell table:style-name="ce18" office:value-type="string" calcext:value-type="string">
            <text:p>convergentie doseerinstallati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5" table:formula="of:=HYPERLINK(&quot;https://nl.wikipedia.org/wiki/Verkeersdoseerinstallatie&quot;;&quot;A dosing installation (doseerinstallatie) is a special traffic light that serves to regulate the traffic flow. These installations are usually also equipped with a speed camera and are usually located just before major Dutch provincial roads or motorways: this is indicated by the access rate. There are also dosing installations equipped with a poller, this &quot;&quot;moving obstacle&quot;&quot; is a rounded steel block that emerges from the ground after 1 car. These are usually applied to shortcuts.The technique is also used for the Gotthard tunnel to avoid traffic jams in the tunnel. &quot;)" office:value-type="string" office:string-value="A dosing installation (doseerinstallatie) is a special traffic light that serves to regulate the traffic flow. These installations are usually also equipped with a speed camera and are usually located just before major Dutch provincial roads or motorways: this is indicated by the access rate. There are also dosing installations equipped with a poller, this &quot;moving obstacle&quot; is a rounded steel block that emerges from the ground after 1 car. These are usually applied to shortcuts.The technique is also used for the Gotthard tunnel to avoid traffic jams in the tunnel." calcext:value-type="string">
            <text:p>A dosing installation (doseerinstallatie) is a special traffic light that serves to regulate the traffic flow. These installations are usually also equipped with a speed camera and are usually located just before major Dutch provincial roads or motorways: this is indicated by the access rate. There are also dosing installations equipped with a poller, this "moving obstacle" is a rounded steel block that emerges from the ground after 1 car. These are usually applied to shortcuts.The technique is also used for the Gotthard tunnel to avoid traffic jams in the tunnel.</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divergentie</text:p>
          </table:table-cell>
          <table:table-cell table:style-name="ce18"/>
          <table:table-cell table:style-name="ce18" table:formula="of:=SUBSTITUTE([.A74];&quot;_&quot;;&quot; &quot;)" office:value-type="string" office:string-value="divergentie" calcext:value-type="string">
            <text:p>divergentie</text:p>
          </table:table-cell>
          <table:table-cell table:style-name="ce18" office:value-type="string" calcext:value-type="string">
            <text:p>divergenti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office:value-type="string" calcext:value-type="string">
            <text:p>Is it an exit or diverge</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divergentie_type</text:p>
          </table:table-cell>
          <table:table-cell table:style-name="ce18"/>
          <table:table-cell table:style-name="ce18" table:formula="of:=SUBSTITUTE([.A75];&quot;_&quot;;&quot; &quot;)" office:value-type="string" office:string-value="divergentie type" calcext:value-type="string">
            <text:p>divergentie type</text:p>
          </table:table-cell>
          <table:table-cell table:style-name="ce18" office:value-type="string" calcext:value-type="string">
            <text:p>divergentie typ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doelgroepstrook</text:p>
          </table:table-cell>
          <table:table-cell table:style-name="ce18"/>
          <table:table-cell table:style-name="ce18" table:formula="of:=SUBSTITUTE([.A76];&quot;_&quot;;&quot; &quot;)" office:value-type="string" office:string-value="doelgroepstrook" calcext:value-type="string">
            <text:p>doelgroepstrook</text:p>
          </table:table-cell>
          <table:table-cell table:style-name="ce18" office:value-type="string" calcext:value-type="string">
            <text:p>doelgroepstrook</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5" table:formula="of:=HYPERLINK(&quot;https://nl.wikipedia.org/wiki/Doelgroepstrook&quot;;&quot;A target strip is a lane meant for a certain group of road users. In the Netherlands we have the following target group lanes on motorways. Truck strip // Bus lane // Carpool lane // In Nieuwegein a target strip has been constructed for trucks and buses a&quot;&amp;&quot;long the N408. This strip has its own traffic lights. He runs from Nieuwegein to the exit of the A12 at Laagraven. The cars must be about 100 meters before the roundabout for traffic lights, while the trucks and buses with the help of their own traffic li&quot;&amp;&quot;ght drive to traffic lights before the cars to 10 meters before the actual roundabout. Another variant can be found on the A16 and A20. This strip was previously a part of a lane. Where there was room for expansion, it was built next to the motorway. It p&quot;&amp;&quot;rovides a quieter and clearer traffic image. When connecting the A16 to the A20, it has been ensured that the lorries can be separated from the car traffic before being able to insert the A20 further to the rest of the traffic.&quot;)" office:value-type="string" office:string-value="A target strip is a lane meant for a certain group of road users. In the Netherlands we have the following target group lanes on motorways. Truck strip // Bus lane // Carpool lane // In Nieuwegein a target strip has been constructed for trucks and buses along the N408. This strip has its own traffic lights. He runs from Nieuwegein to the exit of the A12 at Laagraven. The cars must be about 100 meters before the roundabout for traffic lights, while the trucks and buses with the help of their own traffic light drive to traffic lights before the cars to 10 meters before the actual roundabout. Another variant can be found on the A16 and A20. This strip was previously a part of a lane. Where there was room for expansion, it was built next to the motorway. It provides a quieter and clearer traffic image. When connecting the A16 to the A20, it has been ensured that the lorries can be separated from the car traffic before being able to insert the A20 further to the rest of the traffic." calcext:value-type="string">
            <text:p>A target strip is a lane meant for a certain group of road users. In the Netherlands we have the following target group lanes on motorways. Truck strip // Bus lane // Carpool lane // In Nieuwegein a target strip has been constructed for trucks and buses along the N408. This strip has its own traffic lights. He runs from Nieuwegein to the exit of the A12 at Laagraven. The cars must be about 100 meters before the roundabout for traffic lights, while the trucks and buses with the help of their own traffic light drive to traffic lights before the cars to 10 meters before the actual roundabout. Another variant can be found on the A16 and A20. This strip was previously a part of a lane. Where there was room for expansion, it was built next to the motorway. It provides a quieter and clearer traffic image. When connecting the A16 to the A20, it has been ensured that the lorries can be separated from the car traffic before being able to insert the A20 further to the rest of the traffic.</text:p>
          </table:table-cell>
          <table:table-cell table:style-name="ce29"/>
          <table:table-cell table:style-name="ce32" office:value-type="string" calcext:value-type="string">
            <text:p>categories = [Busstrook; Vracht- en busstrook, etc.]</text:p>
            <text:p/>
            <text:p>Is it a carpool lane, or bus lane, etc.</text:p>
          </table:table-cell>
          <table:table-cell table:style-name="ce35"/>
          <table:table-cell table:style-name="ce3" table:number-columns-repeated="21"/>
          <table:table-cell table:number-columns-repeated="993"/>
        </table:table-row>
        <table:table-row table:style-name="ro1">
          <table:table-cell table:style-name="ce12" office:value-type="string" calcext:value-type="string">
            <text:p>doelgroepstrook_aant_dgk</text:p>
          </table:table-cell>
          <table:table-cell table:style-name="ce18"/>
          <table:table-cell table:style-name="ce18" table:formula="of:=SUBSTITUTE([.A77];&quot;_&quot;;&quot; &quot;)" office:value-type="string" office:string-value="doelgroepstrook aant dgk" calcext:value-type="string">
            <text:p>doelgroepstrook aant dgk</text:p>
          </table:table-cell>
          <table:table-cell table:style-name="ce18" office:value-type="string" calcext:value-type="string">
            <text:p>doelgroepstrook aant dgk</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DGK? </text:p>
          </table:table-cell>
          <table:table-cell table:style-name="ce29"/>
          <table:table-cell table:style-name="ce32" office:value-type="string" calcext:value-type="string">
            <text:p>dk</text:p>
          </table:table-cell>
          <table:table-cell table:style-name="ce35" office:value-type="string" calcext:value-type="string">
            <text:p>we don't know what it is</text:p>
          </table:table-cell>
          <table:table-cell table:style-name="ce3" table:number-columns-repeated="21"/>
          <table:table-cell table:number-columns-repeated="993"/>
        </table:table-row>
        <table:table-row table:style-name="ro1">
          <table:table-cell table:style-name="ce12" office:value-type="string" calcext:value-type="string">
            <text:p>doelgroepstrook_aantal_min</text:p>
          </table:table-cell>
          <table:table-cell table:style-name="ce18"/>
          <table:table-cell table:style-name="ce18" table:formula="of:=SUBSTITUTE([.A78];&quot;_&quot;;&quot; &quot;)" office:value-type="string" office:string-value="doelgroepstrook aantal min" calcext:value-type="string">
            <text:p>doelgroepstrook aantal min</text:p>
          </table:table-cell>
          <table:table-cell table:style-name="ce18" office:value-type="string" calcext:value-type="string">
            <text:p>doelgroepstrook aantal min</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2" office:value-type="string" calcext:value-type="string">
            <text:p>doelgroepstrook_aantal_max</text:p>
          </table:table-cell>
          <table:table-cell table:style-name="ce18"/>
          <table:table-cell table:style-name="ce18" table:formula="of:=SUBSTITUTE([.A79];&quot;_&quot;;&quot; &quot;)" office:value-type="string" office:string-value="doelgroepstrook aantal max" calcext:value-type="string">
            <text:p>doelgroepstrook aantal max</text:p>
          </table:table-cell>
          <table:table-cell table:style-name="ce18" office:value-type="string" calcext:value-type="string">
            <text:p>doelgroepstrook aantal max</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geluidsbeperking</text:p>
          </table:table-cell>
          <table:table-cell table:style-name="ce18"/>
          <table:table-cell table:style-name="ce18" table:formula="of:=SUBSTITUTE([.A80];&quot;_&quot;;&quot; &quot;)" office:value-type="string" office:string-value="geluidsbeperking" calcext:value-type="string">
            <text:p>geluidsbeperking</text:p>
          </table:table-cell>
          <table:table-cell table:style-name="ce18" office:value-type="string" calcext:value-type="string">
            <text:p>geluidsbeperk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text</text:p>
          </table:table-cell>
          <table:table-cell table:style-name="ce29"/>
          <table:table-cell table:style-name="ce32" office:value-type="string" calcext:value-type="string">
            <text:p>Indicates that a sound barrier is present</text:p>
          </table:table-cell>
          <table:table-cell table:style-name="ce35" office:value-type="string" calcext:value-type="string">
            <text:p>Clean the text</text:p>
          </table:table-cell>
          <table:table-cell table:style-name="ce3" table:number-columns-repeated="21"/>
          <table:table-cell table:number-columns-repeated="993"/>
        </table:table-row>
        <table:table-row table:style-name="ro1">
          <table:table-cell table:style-name="ce13" office:value-type="string" calcext:value-type="string">
            <text:p>geluidsbeperking_afstand</text:p>
          </table:table-cell>
          <table:table-cell table:style-name="ce18"/>
          <table:table-cell table:style-name="ce18" table:formula="of:=SUBSTITUTE([.A81];&quot;_&quot;;&quot; &quot;)" office:value-type="string" office:string-value="geluidsbeperking afstand" calcext:value-type="string">
            <text:p>geluidsbeperking afstand</text:p>
          </table:table-cell>
          <table:table-cell table:style-name="ce18" office:value-type="string" calcext:value-type="string">
            <text:p>geluidsbeperking afstand</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table-cell table:style-name="ce29"/>
          <table:table-cell table:style-name="ce32" office:value-type="string" calcext:value-type="string">
            <text:p>Distance from road to sound barrier</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geluidsbeperking_hoogte</text:p>
          </table:table-cell>
          <table:table-cell table:style-name="ce18"/>
          <table:table-cell table:style-name="ce18" table:formula="of:=SUBSTITUTE([.A82];&quot;_&quot;;&quot; &quot;)" office:value-type="string" office:string-value="geluidsbeperking hoogte" calcext:value-type="string">
            <text:p>geluidsbeperking hoogte</text:p>
          </table:table-cell>
          <table:table-cell table:style-name="ce18" office:value-type="string" calcext:value-type="string">
            <text:p>geluidsbeperking hoogt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 </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inhaalverbod</text:p>
          </table:table-cell>
          <table:table-cell table:style-name="ce18"/>
          <table:table-cell table:style-name="ce18" table:formula="of:=SUBSTITUTE([.A83];&quot;_&quot;;&quot; &quot;)" office:value-type="string" office:string-value="inhaalverbod" calcext:value-type="string">
            <text:p>inhaalverbod</text:p>
          </table:table-cell>
          <table:table-cell table:style-name="ce18" office:value-type="string" calcext:value-type="string">
            <text:p>inhaalverbod</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 </text:p>
          </table:table-cell>
          <table:table-cell table:style-name="ce29"/>
          <table:table-cell table:style-name="ce32" office:value-type="string" calcext:value-type="string">
            <text:p>Whether overtaking is allowed or not</text:p>
          </table:table-cell>
          <table:table-cell table:style-name="ce35" office:value-type="string" calcext:value-type="string">
            <text:p>we need to clean this!</text:p>
          </table:table-cell>
          <table:table-cell table:style-name="ce3" table:number-columns-repeated="21"/>
          <table:table-cell table:number-columns-repeated="993"/>
        </table:table-row>
        <table:table-row table:style-name="ro1">
          <table:table-cell table:style-name="ce11" office:value-type="string" calcext:value-type="string">
            <text:p>kantstrook</text:p>
          </table:table-cell>
          <table:table-cell table:style-name="ce18"/>
          <table:table-cell table:style-name="ce18" table:formula="of:=SUBSTITUTE([.A84];&quot;_&quot;;&quot; &quot;)" office:value-type="string" office:string-value="kantstrook" calcext:value-type="string">
            <text:p>kantstrook</text:p>
          </table:table-cell>
          <table:table-cell table:style-name="ce18" office:value-type="string" calcext:value-type="string">
            <text:p>kantstrook</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3"/>
          <table:table-cell table:style-name="ce35"/>
          <table:table-cell table:style-name="ce3" table:number-columns-repeated="21"/>
          <table:table-cell table:number-columns-repeated="993"/>
        </table:table-row>
        <table:table-row table:style-name="ro1">
          <table:table-cell table:style-name="ce13" office:value-type="string" calcext:value-type="string">
            <text:p>kruispunt</text:p>
          </table:table-cell>
          <table:table-cell table:style-name="ce18"/>
          <table:table-cell table:style-name="ce18" table:formula="of:=SUBSTITUTE([.A85];&quot;_&quot;;&quot; &quot;)" office:value-type="string" office:string-value="kruispunt" calcext:value-type="string">
            <text:p>kruispunt</text:p>
          </table:table-cell>
          <table:table-cell table:style-name="ce18" office:value-type="string" calcext:value-type="string">
            <text:p>kruispun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 </text:p>
          </table:table-cell>
          <table:table-cell table:style-name="ce29"/>
          <table:table-cell table:style-name="ce32" office:value-type="string" calcext:value-type="string">
            <text:p>Indicates whether a tunnel is present</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kunstinweg</text:p>
          </table:table-cell>
          <table:table-cell table:style-name="ce18"/>
          <table:table-cell table:style-name="ce18" table:formula="of:=SUBSTITUTE([.A86];&quot;_&quot;;&quot; &quot;)" office:value-type="string" office:string-value="kunstinweg" calcext:value-type="string">
            <text:p>kunstinweg</text:p>
          </table:table-cell>
          <table:table-cell table:style-name="ce18" office:value-type="string" calcext:value-type="string">
            <text:p>kunstinwe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 </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1" office:value-type="string" calcext:value-type="string">
            <text:p>kunstinweg_invent_oms</text:p>
          </table:table-cell>
          <table:table-cell table:style-name="ce18"/>
          <table:table-cell table:style-name="ce18" table:formula="of:=SUBSTITUTE([.A87];&quot;_&quot;;&quot; &quot;)" office:value-type="string" office:string-value="kunstinweg invent oms" calcext:value-type="string">
            <text:p>kunstinweg invent oms</text:p>
          </table:table-cell>
          <table:table-cell table:style-name="ce18" office:value-type="string" calcext:value-type="string">
            <text:p>kunstinweg invent om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table:table-cell table:style-name="ce3" office:value-type="string" calcext:value-type="string">
            <text:p>Probably take a lot of work to clean</text:p>
          </table:table-cell>
          <table:table-cell table:style-name="ce3" table:number-columns-repeated="21"/>
          <table:table-cell table:number-columns-repeated="993"/>
        </table:table-row>
        <table:table-row table:style-name="ro1">
          <table:table-cell table:style-name="ce13" office:value-type="string" calcext:value-type="string">
            <text:p>kunstinweg_doorrijhoogte</text:p>
          </table:table-cell>
          <table:table-cell table:style-name="ce18"/>
          <table:table-cell table:style-name="ce18" table:formula="of:=SUBSTITUTE([.A88];&quot;_&quot;;&quot; &quot;)" office:value-type="string" office:string-value="kunstinweg doorrijhoogte" calcext:value-type="string">
            <text:p>kunstinweg doorrijhoogte</text:p>
          </table:table-cell>
          <table:table-cell table:style-name="ce18" office:value-type="string" calcext:value-type="string">
            <text:p>kunstinweg doorrijhoogt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office:value-type="string" calcext:value-type="string">
            <text:p>tunnel height</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kunstoverweg</text:p>
          </table:table-cell>
          <table:table-cell table:style-name="ce18"/>
          <table:table-cell table:style-name="ce18" table:formula="of:=SUBSTITUTE([.A89];&quot;_&quot;;&quot; &quot;)" office:value-type="string" office:string-value="kunstoverweg" calcext:value-type="string">
            <text:p>kunstoverweg</text:p>
          </table:table-cell>
          <table:table-cell table:style-name="ce18" office:value-type="string" calcext:value-type="string">
            <text:p>kunstoverwe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office:value-type="string" calcext:value-type="string">
            <text:p>Indicates whether a bridge is present</text:p>
          </table:table-cell>
          <table:table-cell table:style-name="ce3" table:number-columns-repeated="22"/>
          <table:table-cell table:number-columns-repeated="993"/>
        </table:table-row>
        <table:table-row table:style-name="ro1">
          <table:table-cell table:style-name="ce11" office:value-type="string" calcext:value-type="string">
            <text:p>kunstoverweg_invent_oms</text:p>
          </table:table-cell>
          <table:table-cell table:style-name="ce18"/>
          <table:table-cell table:style-name="ce18" table:formula="of:=SUBSTITUTE([.A90];&quot;_&quot;;&quot; &quot;)" office:value-type="string" office:string-value="kunstoverweg invent oms" calcext:value-type="string">
            <text:p>kunstoverweg invent oms</text:p>
          </table:table-cell>
          <table:table-cell table:style-name="ce18" office:value-type="string" calcext:value-type="string">
            <text:p>kunstoverweg invent om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kunstoverweg_doorrijhoogte</text:p>
          </table:table-cell>
          <table:table-cell table:style-name="ce18"/>
          <table:table-cell table:style-name="ce18" table:formula="of:=SUBSTITUTE([.A91];&quot;_&quot;;&quot; &quot;)" office:value-type="string" office:string-value="kunstoverweg doorrijhoogte" calcext:value-type="string">
            <text:p>kunstoverweg doorrijhoogte</text:p>
          </table:table-cell>
          <table:table-cell table:style-name="ce18" office:value-type="string" calcext:value-type="string">
            <text:p>kunstoverweg doorrijhoogt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lichtmast</text:p>
          </table:table-cell>
          <table:table-cell table:style-name="ce18"/>
          <table:table-cell table:style-name="ce18" table:formula="of:=SUBSTITUTE([.A92];&quot;_&quot;;&quot; &quot;)" office:value-type="string" office:string-value="lichtmast" calcext:value-type="string">
            <text:p>lichtmast</text:p>
          </table:table-cell>
          <table:table-cell table:style-name="ce18" office:value-type="string" calcext:value-type="string">
            <text:p>lichtmas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binary (light pole)</text:p>
          </table:table-cell>
          <table:table-cell table:style-name="ce29"/>
          <table:table-cell table:style-name="ce32" office:value-type="string" calcext:value-type="string">
            <text:p>Whether light pole is present</text:p>
          </table:table-cell>
          <table:table-cell table:style-name="ce35" office:value-type="string" calcext:value-type="string">
            <text:p>1 or NULL</text:p>
          </table:table-cell>
          <table:table-cell table:style-name="ce3" table:number-columns-repeated="21"/>
          <table:table-cell table:number-columns-repeated="993"/>
        </table:table-row>
        <table:table-row table:style-name="ro1">
          <table:table-cell table:style-name="ce13" office:value-type="string" calcext:value-type="string">
            <text:p>mengstrook</text:p>
          </table:table-cell>
          <table:table-cell table:style-name="ce18"/>
          <table:table-cell table:style-name="ce18" table:formula="of:=SUBSTITUTE([.A93];&quot;_&quot;;&quot; &quot;)" office:value-type="string" office:string-value="mengstrook" calcext:value-type="string">
            <text:p>mengstrook</text:p>
          </table:table-cell>
          <table:table-cell table:style-name="ce18" office:value-type="string" calcext:value-type="string">
            <text:p>mengstrook</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office:value-type="string" calcext:value-type="string">
            <text:p>what's mengstrook?</text:p>
          </table:table-cell>
          <table:table-cell table:style-name="ce32" office:value-type="string" calcext:value-type="string">
            <text:p>Type of merge lane</text:p>
          </table:table-cell>
          <table:table-cell table:style-name="ce35"/>
          <table:table-cell table:style-name="ce3" table:number-columns-repeated="21"/>
          <table:table-cell table:number-columns-repeated="993"/>
        </table:table-row>
        <table:table-row table:style-name="ro1">
          <table:table-cell table:style-name="ce14" office:value-type="string" calcext:value-type="string">
            <text:p>mengstrook_aantmsk</text:p>
          </table:table-cell>
          <table:table-cell table:style-name="ce18"/>
          <table:table-cell table:style-name="ce18" table:formula="of:=SUBSTITUTE([.A94];&quot;_&quot;;&quot; &quot;)" office:value-type="string" office:string-value="mengstrook aantmsk" calcext:value-type="string">
            <text:p>mengstrook aantmsk</text:p>
          </table:table-cell>
          <table:table-cell table:style-name="ce18" office:value-type="string" calcext:value-type="string">
            <text:p>mengstrook aantmsk</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4" office:value-type="string" calcext:value-type="string">
            <text:p>mengstrook_aantal_min</text:p>
          </table:table-cell>
          <table:table-cell table:style-name="ce18"/>
          <table:table-cell table:style-name="ce18" table:formula="of:=SUBSTITUTE([.A95];&quot;_&quot;;&quot; &quot;)" office:value-type="string" office:string-value="mengstrook aantal min" calcext:value-type="string">
            <text:p>mengstrook aantal min</text:p>
          </table:table-cell>
          <table:table-cell table:style-name="ce18" office:value-type="string" calcext:value-type="string">
            <text:p>mengstrook aantal min</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4" office:value-type="string" calcext:value-type="string">
            <text:p>mengstrook_aantal_max</text:p>
          </table:table-cell>
          <table:table-cell table:style-name="ce18"/>
          <table:table-cell table:style-name="ce18" table:formula="of:=SUBSTITUTE([.A96];&quot;_&quot;;&quot; &quot;)" office:value-type="string" office:string-value="mengstrook aantal max" calcext:value-type="string">
            <text:p>mengstrook aantal max</text:p>
          </table:table-cell>
          <table:table-cell table:style-name="ce18" office:value-type="string" calcext:value-type="string">
            <text:p>mengstrook aantal max</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1" office:value-type="string" calcext:value-type="string">
            <text:p>portaal</text:p>
          </table:table-cell>
          <table:table-cell table:style-name="ce18"/>
          <table:table-cell table:style-name="ce18" table:formula="of:=SUBSTITUTE([.A97];&quot;_&quot;;&quot; &quot;)" office:value-type="string" office:string-value="portaal" calcext:value-type="string">
            <text:p>portaal</text:p>
          </table:table-cell>
          <table:table-cell table:style-name="ce18" office:value-type="string" calcext:value-type="string">
            <text:p>portaal</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text:p>
          </table:table-cell>
          <table:table-cell table:style-name="ce29" office:value-type="string" calcext:value-type="string">
            <text:p>what's portal?</text:p>
          </table:table-cell>
          <table:table-cell table:style-name="ce32" office:value-type="string" calcext:value-type="string">
            <text:p>Whether an overhead sign is present with distances to major cities</text:p>
          </table:table-cell>
          <table:table-cell table:style-name="ce35" office:value-type="string" calcext:value-type="string">
            <text:p>clean duplicated class</text:p>
          </table:table-cell>
          <table:table-cell table:style-name="ce3" table:number-columns-repeated="21"/>
          <table:table-cell table:number-columns-repeated="993"/>
        </table:table-row>
        <table:table-row table:style-name="ro1">
          <table:table-cell table:style-name="ce13" office:value-type="string" calcext:value-type="string">
            <text:p>rijbaan</text:p>
          </table:table-cell>
          <table:table-cell table:style-name="ce18"/>
          <table:table-cell table:style-name="ce18" table:formula="of:=SUBSTITUTE([.A98];&quot;_&quot;;&quot; &quot;)" office:value-type="string" office:string-value="rijbaan" calcext:value-type="string">
            <text:p>rijbaan</text:p>
          </table:table-cell>
          <table:table-cell table:style-name="ce18" office:value-type="string" calcext:value-type="string">
            <text:p>rijbaan</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text:p>
          </table:table-cell>
          <table:table-cell table:style-name="ce29"/>
          <table:table-cell table:style-name="ce33" office:value-type="string" calcext:value-type="string">
            <text:p>If on carriageway, whether on left or right</text:p>
          </table:table-cell>
          <table:table-cell table:style-name="ce35" office:value-type="string" calcext:value-type="string">
            <text:p>clean duplicated class</text:p>
          </table:table-cell>
          <table:table-cell table:style-name="ce3" table:number-columns-repeated="21"/>
          <table:table-cell table:number-columns-repeated="993"/>
        </table:table-row>
        <table:table-row table:style-name="ro1">
          <table:table-cell table:style-name="ce13" office:value-type="string" calcext:value-type="string">
            <text:p>rijstrook</text:p>
          </table:table-cell>
          <table:table-cell table:style-name="ce18"/>
          <table:table-cell table:style-name="ce18" table:formula="of:=SUBSTITUTE([.A99];&quot;_&quot;;&quot; &quot;)" office:value-type="string" office:string-value="rijstrook" calcext:value-type="string">
            <text:p>rijstrook</text:p>
          </table:table-cell>
          <table:table-cell table:style-name="ce18" office:value-type="string" calcext:value-type="string">
            <text:p>rijstrook</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Lanes (explain the data what is "5-&gt;5, 4-&gt;5" ?)</text:p>
          </table:table-cell>
          <table:table-cell table:style-name="ce29" office:value-type="string" calcext:value-type="string">
            <text:p>The number of lanes on the highway?</text:p>
          </table:table-cell>
          <table:table-cell table:style-name="ce32" office:value-type="string" calcext:value-type="string">
            <text:p>look at rijstrook_anntal_min/max instead</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rijstrook_aantal_min</text:p>
          </table:table-cell>
          <table:table-cell table:style-name="ce18"/>
          <table:table-cell table:style-name="ce18" table:formula="of:=SUBSTITUTE([.A100];&quot;_&quot;;&quot; &quot;)" office:value-type="string" office:string-value="rijstrook aantal min" calcext:value-type="string">
            <text:p>rijstrook aantal min</text:p>
          </table:table-cell>
          <table:table-cell table:style-name="ce18" office:value-type="string" calcext:value-type="string">
            <text:p>rijstrook aantal min</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 (NULL =0)</text:p>
          </table:table-cell>
          <table:table-cell table:style-name="ce29" office:value-type="string" calcext:value-type="string">
            <text:p>What does the min and max mean? how do I know how many lanes are in my current hectopunten</text:p>
          </table:table-cell>
          <table:table-cell table:style-name="ce32" office:value-type="string" calcext:value-type="string">
            <text:p>What is the minimum number of lanes between the current hectopoint, it's previous hectopoint(s), and the hectopoint(s) in front of it</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rijstrook_aantal_max</text:p>
          </table:table-cell>
          <table:table-cell table:style-name="ce18"/>
          <table:table-cell table:style-name="ce18" table:formula="of:=SUBSTITUTE([.A101];&quot;_&quot;;&quot; &quot;)" office:value-type="string" office:string-value="rijstrook aantal max" calcext:value-type="string">
            <text:p>rijstrook aantal max</text:p>
          </table:table-cell>
          <table:table-cell table:style-name="ce18" office:value-type="string" calcext:value-type="string">
            <text:p>rijstrook aantal max</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 (NULL =0)</text:p>
          </table:table-cell>
          <table:table-cell table:style-name="ce29"/>
          <table:table-cell table:style-name="ce32" office:value-type="string" calcext:value-type="string">
            <text:p>What is the maximum number of lanes between the current hectopoint, it's previous hectopoint(s), and the hectopoint(s) in front of it</text:p>
          </table:table-cell>
          <table:table-cell table:style-name="ce35"/>
          <table:table-cell table:style-name="ce3" table:number-columns-repeated="21"/>
          <table:table-cell table:number-columns-repeated="993"/>
        </table:table-row>
        <table:table-row table:style-name="ro1">
          <table:table-cell table:style-name="ce15" office:value-type="string" calcext:value-type="string">
            <text:p>rijstrook_versmalling_verbreding</text:p>
          </table:table-cell>
          <table:table-cell table:style-name="ce18"/>
          <table:table-cell table:style-name="ce18" table:formula="of:=SUBSTITUTE([.A102];&quot;_&quot;;&quot; &quot;)" office:value-type="string" office:string-value="rijstrook versmalling verbreding" calcext:value-type="string">
            <text:p>rijstrook versmalling verbreding</text:p>
          </table:table-cell>
          <table:table-cell table:style-name="ce18" office:value-type="string" calcext:value-type="string">
            <text:p>rijstrook versmalling verbred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text:p>
          </table:table-cell>
          <table:table-cell table:style-name="ce29"/>
          <table:table-cell table:style-name="ce33" office:value-type="string" calcext:value-type="string">
            <text:p>less or more traffic lane</text:p>
          </table:table-cell>
          <table:table-cell table:style-name="ce35" office:value-type="string" calcext:value-type="string">
            <text:p>clean duplicated class</text:p>
          </table:table-cell>
          <table:table-cell table:style-name="ce3" table:number-columns-repeated="21"/>
          <table:table-cell table:number-columns-repeated="993"/>
        </table:table-row>
        <table:table-row table:style-name="ro1">
          <table:table-cell table:style-name="ce13" office:value-type="string" calcext:value-type="string">
            <text:p>rijstrooksignalering</text:p>
          </table:table-cell>
          <table:table-cell table:style-name="ce18"/>
          <table:table-cell table:style-name="ce18" table:formula="of:=SUBSTITUTE([.A103];&quot;_&quot;;&quot; &quot;)" office:value-type="string" office:string-value="rijstrooksignalering" calcext:value-type="string">
            <text:p>rijstrooksignalering</text:p>
          </table:table-cell>
          <table:table-cell table:style-name="ce18" office:value-type="string" calcext:value-type="string">
            <text:p>rijstrooksignaler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text:p>
          </table:table-cell>
          <table:table-cell table:style-name="ce29"/>
          <table:table-cell table:style-name="ce33"/>
          <table:table-cell table:style-name="ce35" office:value-type="string" calcext:value-type="string">
            <text:p>Could be useful for interpretation,clean duplicated class</text:p>
          </table:table-cell>
          <table:table-cell table:style-name="ce3" table:number-columns-repeated="21"/>
          <table:table-cell table:number-columns-repeated="993"/>
        </table:table-row>
        <table:table-row table:style-name="ro1">
          <table:table-cell table:style-name="ce13" office:value-type="string" calcext:value-type="string">
            <text:p>signalering</text:p>
          </table:table-cell>
          <table:table-cell table:style-name="ce18"/>
          <table:table-cell table:style-name="ce18" table:formula="of:=SUBSTITUTE([.A104];&quot;_&quot;;&quot; &quot;)" office:value-type="string" office:string-value="signalering" calcext:value-type="string">
            <text:p>signalering</text:p>
          </table:table-cell>
          <table:table-cell table:style-name="ce18" office:value-type="string" calcext:value-type="string">
            <text:p>signaler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text:p>
          </table:table-cell>
          <table:table-cell table:style-name="ce29"/>
          <table:table-cell table:style-name="ce32" office:value-type="string" calcext:value-type="string">
            <text:p>Indicates what type of road signs are present (e.g. stop signs)</text:p>
          </table:table-cell>
          <table:table-cell table:style-name="ce35" office:value-type="string" calcext:value-type="string">
            <text:p>Could be useful for interpretation,clean duplicated class</text:p>
          </table:table-cell>
          <table:table-cell table:style-name="ce3" table:number-columns-repeated="21"/>
          <table:table-cell table:number-columns-repeated="993"/>
        </table:table-row>
        <table:table-row table:style-name="ro1">
          <table:table-cell table:style-name="ce13" office:value-type="string" calcext:value-type="string">
            <text:p>spoorovergang</text:p>
          </table:table-cell>
          <table:table-cell table:style-name="ce18"/>
          <table:table-cell table:style-name="ce18" table:formula="of:=SUBSTITUTE([.A105];&quot;_&quot;;&quot; &quot;)" office:value-type="string" office:string-value="spoorovergang" calcext:value-type="string">
            <text:p>spoorovergang</text:p>
          </table:table-cell>
          <table:table-cell table:style-name="ce18" office:value-type="string" calcext:value-type="string">
            <text:p>spooroverga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Railroad crossing (categorical)</text:p>
          </table:table-cell>
          <table:table-cell table:style-name="ce29" office:value-type="string" calcext:value-type="string">
            <text:p>Does this mean is a railroad crossing present</text:p>
          </table:table-cell>
          <table:table-cell table:style-name="ce32" office:value-type="string" calcext:value-type="string">
            <text:p>Type of train junction, there are two types</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verharding</text:p>
          </table:table-cell>
          <table:table-cell table:style-name="ce18"/>
          <table:table-cell table:style-name="ce18" table:formula="of:=SUBSTITUTE([.A106];&quot;_&quot;;&quot; &quot;)" office:value-type="string" office:string-value="verharding" calcext:value-type="string">
            <text:p>verharding</text:p>
          </table:table-cell>
          <table:table-cell table:style-name="ce18" office:value-type="string" calcext:value-type="string">
            <text:p>verhard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Road metadata (type of concrete) Categorical</text:p>
          </table:table-cell>
          <table:table-cell table:style-name="ce29"/>
          <table:table-cell table:style-name="ce32" office:value-type="string" calcext:value-type="string">
            <text:p>Type of ashphalt</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verlichting</text:p>
          </table:table-cell>
          <table:table-cell table:style-name="ce18"/>
          <table:table-cell table:style-name="ce18" table:formula="of:=SUBSTITUTE([.A107];&quot;_&quot;;&quot; &quot;)" office:value-type="string" office:string-value="verlichting" calcext:value-type="string">
            <text:p>verlichting</text:p>
          </table:table-cell>
          <table:table-cell table:style-name="ce18" office:value-type="string" calcext:value-type="string">
            <text:p>verlicht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Lighting (categorical)</text:p>
          </table:table-cell>
          <table:table-cell table:style-name="ce29" office:value-type="string" calcext:value-type="string">
            <text:p>Does this mean how well lit the road is?</text:p>
          </table:table-cell>
          <table:table-cell table:style-name="ce32" office:value-type="string" calcext:value-type="string">
            <text:p>Type of lighting on the road</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voorrangsweg</text:p>
          </table:table-cell>
          <table:table-cell table:style-name="ce18"/>
          <table:table-cell table:style-name="ce18" table:formula="of:=SUBSTITUTE([.A108];&quot;_&quot;;&quot; &quot;)" office:value-type="string" office:string-value="voorrangsweg" calcext:value-type="string">
            <text:p>voorrangsweg</text:p>
          </table:table-cell>
          <table:table-cell table:style-name="ce18" office:value-type="string" calcext:value-type="string">
            <text:p>voorrangswe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 (Binary 1 or null)</text:p>
          </table:table-cell>
          <table:table-cell table:style-name="ce29"/>
          <table:table-cell table:style-name="ce32" office:value-type="string" calcext:value-type="string">
            <text:p>Whether it is a high priority road</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middenberm</text:p>
          </table:table-cell>
          <table:table-cell table:style-name="ce18"/>
          <table:table-cell table:style-name="ce18" table:formula="of:=SUBSTITUTE([.A109];&quot;_&quot;;&quot; &quot;)" office:value-type="string" office:string-value="middenberm" calcext:value-type="string">
            <text:p>middenberm</text:p>
          </table:table-cell>
          <table:table-cell table:style-name="ce18" office:value-type="string" calcext:value-type="string">
            <text:p>middenber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Text/Categorical (we need to clean this, this looks important!)</text:p>
          </table:table-cell>
          <table:table-cell table:style-name="ce29"/>
          <table:table-cell table:style-name="ce32" office:value-type="string" calcext:value-type="string">
            <text:p>Type of barrier between roads going in opposite directions</text:p>
          </table:table-cell>
          <table:table-cell table:style-name="ce35" office:value-type="string" calcext:value-type="string">
            <text:p>Clean it</text:p>
          </table:table-cell>
          <table:table-cell table:style-name="ce3" table:number-columns-repeated="21"/>
          <table:table-cell table:number-columns-repeated="993"/>
        </table:table-row>
        <table:table-row table:style-name="ro1">
          <table:table-cell table:style-name="ce14" office:value-type="string" calcext:value-type="string">
            <text:p>middenberm_pos_omschr</text:p>
          </table:table-cell>
          <table:table-cell table:style-name="ce18"/>
          <table:table-cell table:style-name="ce18" table:formula="of:=SUBSTITUTE([.A110];&quot;_&quot;;&quot; &quot;)" office:value-type="string" office:string-value="middenberm pos omschr" calcext:value-type="string">
            <text:p>middenberm pos omschr</text:p>
          </table:table-cell>
          <table:table-cell table:style-name="ce18" office:value-type="string" calcext:value-type="string">
            <text:p>middenberm pos omschr</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Binary (It could only be Middenberm or NULL)</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middenberm_afst_obst</text:p>
          </table:table-cell>
          <table:table-cell table:style-name="ce18"/>
          <table:table-cell table:style-name="ce18" table:formula="of:=SUBSTITUTE([.A111];&quot;_&quot;;&quot; &quot;)" office:value-type="string" office:string-value="middenberm afst obst" calcext:value-type="string">
            <text:p>middenberm afst obst</text:p>
          </table:table-cell>
          <table:table-cell table:style-name="ce18" office:value-type="string" calcext:value-type="string">
            <text:p>middenberm afst obs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table-cell table:style-name="ce29"/>
          <table:table-cell table:style-name="ce32" office:value-type="string" calcext:value-type="string">
            <text:p>Distance to obstacles present on the road (e.g. trees, wall)</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buitenberm</text:p>
          </table:table-cell>
          <table:table-cell table:style-name="ce18"/>
          <table:table-cell table:style-name="ce18" table:formula="of:=SUBSTITUTE([.A112];&quot;_&quot;;&quot; &quot;)" office:value-type="string" office:string-value="buitenberm" calcext:value-type="string">
            <text:p>buitenberm</text:p>
          </table:table-cell>
          <table:table-cell table:style-name="ce18" office:value-type="string" calcext:value-type="string">
            <text:p>buitenber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It's an empty space on the side of the road (Text/Categorical (512 classes))</text:p>
          </table:table-cell>
          <table:table-cell table:style-name="ce29"/>
          <table:table-cell table:style-name="ce32"/>
          <table:table-cell table:style-name="ce35" office:value-type="string" calcext:value-type="string">
            <text:p>There are 500 classes, we might have to clean it</text:p>
          </table:table-cell>
          <table:table-cell table:style-name="ce3" table:number-columns-repeated="21"/>
          <table:table-cell table:number-columns-repeated="993"/>
        </table:table-row>
        <table:table-row table:style-name="ro1">
          <table:table-cell table:style-name="ce14" office:value-type="string" calcext:value-type="string">
            <text:p>buitenberm_pos_omschr</text:p>
          </table:table-cell>
          <table:table-cell table:style-name="ce18"/>
          <table:table-cell table:style-name="ce18" table:formula="of:=SUBSTITUTE([.A113];&quot;_&quot;;&quot; &quot;)" office:value-type="string" office:string-value="buitenberm pos omschr" calcext:value-type="string">
            <text:p>buitenberm pos omschr</text:p>
          </table:table-cell>
          <table:table-cell table:style-name="ce18" office:value-type="string" calcext:value-type="string">
            <text:p>buitenberm pos omschr</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Binary (It could only be buitenberm or NULL) . we can just use this instead of buitenberm</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buitenberm_afst_obst</text:p>
          </table:table-cell>
          <table:table-cell table:style-name="ce18"/>
          <table:table-cell table:style-name="ce18" table:formula="of:=SUBSTITUTE([.A114];&quot;_&quot;;&quot; &quot;)" office:value-type="string" office:string-value="buitenberm afst obst" calcext:value-type="string">
            <text:p>buitenberm afst obst</text:p>
          </table:table-cell>
          <table:table-cell table:style-name="ce18" office:value-type="string" calcext:value-type="string">
            <text:p>buitenberm afst obs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tussenberm</text:p>
          </table:table-cell>
          <table:table-cell table:style-name="ce18"/>
          <table:table-cell table:style-name="ce18" table:formula="of:=SUBSTITUTE([.A115];&quot;_&quot;;&quot; &quot;)" office:value-type="string" office:string-value="tussenberm" calcext:value-type="string">
            <text:p>tussenberm</text:p>
          </table:table-cell>
          <table:table-cell table:style-name="ce18" office:value-type="string" calcext:value-type="string">
            <text:p>tussenber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table:table-cell table:style-name="ce29"/>
          <table:table-cell table:style-name="ce32" office:value-type="string" calcext:value-type="string">
            <text:p>like middenberm but for lanes that go in the same direction</text:p>
          </table:table-cell>
          <table:table-cell table:style-name="ce35"/>
          <table:table-cell table:style-name="ce3" table:number-columns-repeated="21"/>
          <table:table-cell table:number-columns-repeated="993"/>
        </table:table-row>
        <table:table-row table:style-name="ro1">
          <table:table-cell table:style-name="ce14" office:value-type="string" calcext:value-type="string">
            <text:p>tussenberm_pos_omschr</text:p>
          </table:table-cell>
          <table:table-cell table:style-name="ce18"/>
          <table:table-cell table:style-name="ce18" table:formula="of:=SUBSTITUTE([.A116];&quot;_&quot;;&quot; &quot;)" office:value-type="string" office:string-value="tussenberm pos omschr" calcext:value-type="string">
            <text:p>tussenberm pos omschr</text:p>
          </table:table-cell>
          <table:table-cell table:style-name="ce18" office:value-type="string" calcext:value-type="string">
            <text:p>tussenberm pos omschr</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Binary</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3" office:value-type="string" calcext:value-type="string">
            <text:p>tussenberm_afst_obst</text:p>
          </table:table-cell>
          <table:table-cell table:style-name="ce18"/>
          <table:table-cell table:style-name="ce18" table:formula="of:=SUBSTITUTE([.A117];&quot;_&quot;;&quot; &quot;)" office:value-type="string" office:string-value="tussenberm afst obst" calcext:value-type="string">
            <text:p>tussenberm afst obst</text:p>
          </table:table-cell>
          <table:table-cell table:style-name="ce18" office:value-type="string" calcext:value-type="string">
            <text:p>tussenberm afst obs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2" office:value-type="string" calcext:value-type="string">
            <text:p>wegcat_beleving</text:p>
          </table:table-cell>
          <table:table-cell table:style-name="ce18"/>
          <table:table-cell table:style-name="ce18" table:formula="of:=SUBSTITUTE([.A118];&quot;_&quot;;&quot; &quot;)" office:value-type="string" office:string-value="wegcat beleving" calcext:value-type="string">
            <text:p>wegcat beleving</text:p>
          </table:table-cell>
          <table:table-cell table:style-name="ce18" office:value-type="string" calcext:value-type="string">
            <text:p>wegcat belev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Text/Category (they look like road usage policies to me)</text:p>
          </table:table-cell>
          <table:table-cell table:style-name="ce29"/>
          <table:table-cell table:style-name="ce32" office:value-type="string" calcext:value-type="string">
            <text:p>how people experience the road <text:s/>SKIP</text:p>
          </table:table-cell>
          <table:table-cell table:style-name="ce3" table:number-columns-repeated="22"/>
          <table:table-cell table:number-columns-repeated="993"/>
        </table:table-row>
        <table:table-row table:style-name="ro1">
          <table:table-cell table:style-name="ce11" office:value-type="string" calcext:value-type="string">
            <text:p>wegcat_formeel</text:p>
          </table:table-cell>
          <table:table-cell table:style-name="ce18"/>
          <table:table-cell table:style-name="ce18" table:formula="of:=SUBSTITUTE([.A119];&quot;_&quot;;&quot; &quot;)" office:value-type="string" office:string-value="wegcat formeel" calcext:value-type="string">
            <text:p>wegcat formeel</text:p>
          </table:table-cell>
          <table:table-cell table:style-name="ce18" office:value-type="string" calcext:value-type="string">
            <text:p>wegcat formeel</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Text/Category (they look like road usage policies to me)</text:p>
          </table:table-cell>
          <table:table-cell table:style-name="ce29"/>
          <table:table-cell table:style-name="ce32" office:value-type="string" calcext:value-type="string">
            <text:p>actual cat, SKIP</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weekdag_i24</text:p>
          </table:table-cell>
          <table:table-cell table:style-name="ce18"/>
          <table:table-cell table:style-name="ce18" table:formula="of:=SUBSTITUTE([.A120];&quot;_&quot;;&quot; &quot;)" office:value-type="string" office:string-value="weekdag i24" calcext:value-type="string">
            <text:p>weekdag i24</text:p>
          </table:table-cell>
          <table:table-cell table:style-name="ce18" office:value-type="string" calcext:value-type="string">
            <text:p>weekdag i2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Weekdag = weekday</text:p>
            <text:p>Uur = hour</text:p>
            <text:p>(Numerical)</text:p>
          </table:table-cell>
          <table:table-cell table:style-name="ce30" office:value-type="string" calcext:value-type="string" table:number-columns-spanned="1" table:number-rows-spanned="31">
            <text:p>These cells appear to refer to a date by the weekday and hour. <text:s/>Is that correct and what does the date represent?</text:p>
          </table:table-cell>
          <table:table-cell table:style-name="ce32" office:value-type="string" calcext:value-type="string">
            <text:p>intensity, averaged across all lanes, over all weekdays of the year</text:p>
          </table:table-cell>
          <table:table-cell table:style-name="ce3" table:number-columns-repeated="22"/>
          <table:table-cell table:number-columns-repeated="993"/>
        </table:table-row>
        <table:table-row table:style-name="ro1">
          <table:table-cell table:style-name="ce13" office:value-type="string" calcext:value-type="string">
            <text:p>weekdag_l1_i24</text:p>
          </table:table-cell>
          <table:table-cell table:style-name="ce18"/>
          <table:table-cell table:style-name="ce18" table:formula="of:=SUBSTITUTE([.A121];&quot;_&quot;;&quot; &quot;)" office:value-type="string" office:string-value="weekdag l1 i24" calcext:value-type="string">
            <text:p>weekdag l1 i24</text:p>
          </table:table-cell>
          <table:table-cell table:style-name="ce18" office:value-type="string" calcext:value-type="string">
            <text:p>weekdag l1 i2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covered-table-cell/>
          <table:table-cell table:style-name="ce32" office:value-type="string" calcext:value-type="string">
            <text:p>average for just small weight category cars</text:p>
          </table:table-cell>
          <table:table-cell table:style-name="ce3" table:number-columns-repeated="22"/>
          <table:table-cell table:number-columns-repeated="993"/>
        </table:table-row>
        <table:table-row table:style-name="ro1">
          <table:table-cell table:style-name="ce13" office:value-type="string" calcext:value-type="string">
            <text:p>weekdag_l2_i24</text:p>
          </table:table-cell>
          <table:table-cell table:style-name="ce18"/>
          <table:table-cell table:style-name="ce18" table:formula="of:=SUBSTITUTE([.A122];&quot;_&quot;;&quot; &quot;)" office:value-type="string" office:string-value="weekdag l2 i24" calcext:value-type="string">
            <text:p>weekdag l2 i24</text:p>
          </table:table-cell>
          <table:table-cell table:style-name="ce18" office:value-type="string" calcext:value-type="string">
            <text:p>weekdag l2 i2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office:value-type="string" calcext:value-type="string">
            <text:p>average for just medium cars</text:p>
          </table:table-cell>
          <table:table-cell table:style-name="ce3" table:number-columns-repeated="22"/>
          <table:table-cell table:number-columns-repeated="993"/>
        </table:table-row>
        <table:table-row table:style-name="ro1">
          <table:table-cell table:style-name="ce13" office:value-type="string" calcext:value-type="string">
            <text:p>weekdag_l3_i24</text:p>
          </table:table-cell>
          <table:table-cell table:style-name="ce18"/>
          <table:table-cell table:style-name="ce18" table:formula="of:=SUBSTITUTE([.A123];&quot;_&quot;;&quot; &quot;)" office:value-type="string" office:string-value="weekdag l3 i24" calcext:value-type="string">
            <text:p>weekdag l3 i24</text:p>
          </table:table-cell>
          <table:table-cell table:style-name="ce18" office:value-type="string" calcext:value-type="string">
            <text:p>weekdag l3 i2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office:value-type="string" calcext:value-type="string">
            <text:p>average for just heavy cars</text:p>
          </table:table-cell>
          <table:table-cell table:style-name="ce3" table:number-columns-repeated="22"/>
          <table:table-cell table:number-columns-repeated="993"/>
        </table:table-row>
        <table:table-row table:style-name="ro1">
          <table:table-cell table:style-name="ce13" office:value-type="string" calcext:value-type="string">
            <text:p>weekdag_aandeel_l1_personenautos</text:p>
          </table:table-cell>
          <table:table-cell table:style-name="ce18"/>
          <table:table-cell table:style-name="ce18" table:formula="of:=SUBSTITUTE([.A124];&quot;_&quot;;&quot; &quot;)" office:value-type="string" office:string-value="weekdag aandeel l1 personenautos" calcext:value-type="string">
            <text:p>weekdag aandeel l1 personenautos</text:p>
          </table:table-cell>
          <table:table-cell table:style-name="ce18" office:value-type="string" calcext:value-type="string">
            <text:p>weekdag aandeel l1 personenauto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office:value-type="string" calcext:value-type="string">
            <text:p>same as above, but now it is a percentage</text:p>
          </table:table-cell>
          <table:table-cell table:style-name="ce3" table:number-columns-repeated="22"/>
          <table:table-cell table:number-columns-repeated="993"/>
        </table:table-row>
        <table:table-row table:style-name="ro1">
          <table:table-cell table:style-name="ce13" office:value-type="string" calcext:value-type="string">
            <text:p>weekdag_aandeel_l2_licht_vrachtverkeer</text:p>
          </table:table-cell>
          <table:table-cell table:style-name="ce18"/>
          <table:table-cell table:style-name="ce18" table:formula="of:=SUBSTITUTE([.A125];&quot;_&quot;;&quot; &quot;)" office:value-type="string" office:string-value="weekdag aandeel l2 licht vrachtverkeer" calcext:value-type="string">
            <text:p>weekdag aandeel l2 licht vrachtverkeer</text:p>
          </table:table-cell>
          <table:table-cell table:style-name="ce18" office:value-type="string" calcext:value-type="string">
            <text:p>weekdag aandeel l2 licht vrachtverkeer</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aandeel_l3_zwaar_vrachtverkeer</text:p>
          </table:table-cell>
          <table:table-cell table:style-name="ce18"/>
          <table:table-cell table:style-name="ce18" table:formula="of:=SUBSTITUTE([.A126];&quot;_&quot;;&quot; &quot;)" office:value-type="string" office:string-value="weekdag aandeel l3 zwaar vrachtverkeer" calcext:value-type="string">
            <text:p>weekdag aandeel l3 zwaar vrachtverkeer</text:p>
          </table:table-cell>
          <table:table-cell table:style-name="ce18" office:value-type="string" calcext:value-type="string">
            <text:p>weekdag aandeel l3 zwaar vrachtverkeer</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00</text:p>
          </table:table-cell>
          <table:table-cell table:style-name="ce18"/>
          <table:table-cell table:style-name="ce18" table:formula="of:=SUBSTITUTE([.A127];&quot;_&quot;;&quot; &quot;)" office:value-type="string" office:string-value="weekdag uur 00" calcext:value-type="string">
            <text:p>weekdag uur 00</text:p>
          </table:table-cell>
          <table:table-cell table:style-name="ce18" office:value-type="string" calcext:value-type="string">
            <text:p>weekdag uur 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office:value-type="string" calcext:value-type="string">
            <text:p>average traffic intensity <text:s/>during certain hour</text:p>
          </table:table-cell>
          <table:table-cell table:style-name="ce3" table:number-columns-repeated="22"/>
          <table:table-cell table:number-columns-repeated="993"/>
        </table:table-row>
        <table:table-row table:style-name="ro1">
          <table:table-cell table:style-name="ce13" office:value-type="string" calcext:value-type="string">
            <text:p>weekdag_uur_01</text:p>
          </table:table-cell>
          <table:table-cell table:style-name="ce18"/>
          <table:table-cell table:style-name="ce18" table:formula="of:=SUBSTITUTE([.A128];&quot;_&quot;;&quot; &quot;)" office:value-type="string" office:string-value="weekdag uur 01" calcext:value-type="string">
            <text:p>weekdag uur 01</text:p>
          </table:table-cell>
          <table:table-cell table:style-name="ce18" office:value-type="string" calcext:value-type="string">
            <text:p>weekdag uur 0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02</text:p>
          </table:table-cell>
          <table:table-cell table:style-name="ce18"/>
          <table:table-cell table:style-name="ce18" table:formula="of:=SUBSTITUTE([.A129];&quot;_&quot;;&quot; &quot;)" office:value-type="string" office:string-value="weekdag uur 02" calcext:value-type="string">
            <text:p>weekdag uur 02</text:p>
          </table:table-cell>
          <table:table-cell table:style-name="ce18" office:value-type="string" calcext:value-type="string">
            <text:p>weekdag uur 0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03</text:p>
          </table:table-cell>
          <table:table-cell table:style-name="ce18"/>
          <table:table-cell table:style-name="ce18" table:formula="of:=SUBSTITUTE([.A130];&quot;_&quot;;&quot; &quot;)" office:value-type="string" office:string-value="weekdag uur 03" calcext:value-type="string">
            <text:p>weekdag uur 03</text:p>
          </table:table-cell>
          <table:table-cell table:style-name="ce18" office:value-type="string" calcext:value-type="string">
            <text:p>weekdag uur 0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04</text:p>
          </table:table-cell>
          <table:table-cell table:style-name="ce18"/>
          <table:table-cell table:style-name="ce18" table:formula="of:=SUBSTITUTE([.A131];&quot;_&quot;;&quot; &quot;)" office:value-type="string" office:string-value="weekdag uur 04" calcext:value-type="string">
            <text:p>weekdag uur 04</text:p>
          </table:table-cell>
          <table:table-cell table:style-name="ce18" office:value-type="string" calcext:value-type="string">
            <text:p>weekdag uur 0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05</text:p>
          </table:table-cell>
          <table:table-cell table:style-name="ce18"/>
          <table:table-cell table:style-name="ce18" table:formula="of:=SUBSTITUTE([.A132];&quot;_&quot;;&quot; &quot;)" office:value-type="string" office:string-value="weekdag uur 05" calcext:value-type="string">
            <text:p>weekdag uur 05</text:p>
          </table:table-cell>
          <table:table-cell table:style-name="ce18" office:value-type="string" calcext:value-type="string">
            <text:p>weekdag uur 05</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06</text:p>
          </table:table-cell>
          <table:table-cell table:style-name="ce18"/>
          <table:table-cell table:style-name="ce18" table:formula="of:=SUBSTITUTE([.A133];&quot;_&quot;;&quot; &quot;)" office:value-type="string" office:string-value="weekdag uur 06" calcext:value-type="string">
            <text:p>weekdag uur 06</text:p>
          </table:table-cell>
          <table:table-cell table:style-name="ce18" office:value-type="string" calcext:value-type="string">
            <text:p>weekdag uur 0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07</text:p>
          </table:table-cell>
          <table:table-cell table:style-name="ce18"/>
          <table:table-cell table:style-name="ce18" table:formula="of:=SUBSTITUTE([.A134];&quot;_&quot;;&quot; &quot;)" office:value-type="string" office:string-value="weekdag uur 07" calcext:value-type="string">
            <text:p>weekdag uur 07</text:p>
          </table:table-cell>
          <table:table-cell table:style-name="ce18" office:value-type="string" calcext:value-type="string">
            <text:p>weekdag uur 07</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08</text:p>
          </table:table-cell>
          <table:table-cell table:style-name="ce18"/>
          <table:table-cell table:style-name="ce18" table:formula="of:=SUBSTITUTE([.A135];&quot;_&quot;;&quot; &quot;)" office:value-type="string" office:string-value="weekdag uur 08" calcext:value-type="string">
            <text:p>weekdag uur 08</text:p>
          </table:table-cell>
          <table:table-cell table:style-name="ce18" office:value-type="string" calcext:value-type="string">
            <text:p>weekdag uur 08</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09</text:p>
          </table:table-cell>
          <table:table-cell table:style-name="ce18"/>
          <table:table-cell table:style-name="ce18" table:formula="of:=SUBSTITUTE([.A136];&quot;_&quot;;&quot; &quot;)" office:value-type="string" office:string-value="weekdag uur 09" calcext:value-type="string">
            <text:p>weekdag uur 09</text:p>
          </table:table-cell>
          <table:table-cell table:style-name="ce18" office:value-type="string" calcext:value-type="string">
            <text:p>weekdag uur 0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0</text:p>
          </table:table-cell>
          <table:table-cell table:style-name="ce18"/>
          <table:table-cell table:style-name="ce18" table:formula="of:=SUBSTITUTE([.A137];&quot;_&quot;;&quot; &quot;)" office:value-type="string" office:string-value="weekdag uur 10" calcext:value-type="string">
            <text:p>weekdag uur 10</text:p>
          </table:table-cell>
          <table:table-cell table:style-name="ce18" office:value-type="string" calcext:value-type="string">
            <text:p>weekdag uur 1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1</text:p>
          </table:table-cell>
          <table:table-cell table:style-name="ce18"/>
          <table:table-cell table:style-name="ce18" table:formula="of:=SUBSTITUTE([.A138];&quot;_&quot;;&quot; &quot;)" office:value-type="string" office:string-value="weekdag uur 11" calcext:value-type="string">
            <text:p>weekdag uur 11</text:p>
          </table:table-cell>
          <table:table-cell table:style-name="ce18" office:value-type="string" calcext:value-type="string">
            <text:p>weekdag uur 1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2</text:p>
          </table:table-cell>
          <table:table-cell table:style-name="ce18"/>
          <table:table-cell table:style-name="ce18" table:formula="of:=SUBSTITUTE([.A139];&quot;_&quot;;&quot; &quot;)" office:value-type="string" office:string-value="weekdag uur 12" calcext:value-type="string">
            <text:p>weekdag uur 12</text:p>
          </table:table-cell>
          <table:table-cell table:style-name="ce18" office:value-type="string" calcext:value-type="string">
            <text:p>weekdag uur 1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3</text:p>
          </table:table-cell>
          <table:table-cell table:style-name="ce18"/>
          <table:table-cell table:style-name="ce18" table:formula="of:=SUBSTITUTE([.A140];&quot;_&quot;;&quot; &quot;)" office:value-type="string" office:string-value="weekdag uur 13" calcext:value-type="string">
            <text:p>weekdag uur 13</text:p>
          </table:table-cell>
          <table:table-cell table:style-name="ce18" office:value-type="string" calcext:value-type="string">
            <text:p>weekdag uur 1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4</text:p>
          </table:table-cell>
          <table:table-cell table:style-name="ce18"/>
          <table:table-cell table:style-name="ce18" table:formula="of:=SUBSTITUTE([.A141];&quot;_&quot;;&quot; &quot;)" office:value-type="string" office:string-value="weekdag uur 14" calcext:value-type="string">
            <text:p>weekdag uur 14</text:p>
          </table:table-cell>
          <table:table-cell table:style-name="ce18" office:value-type="string" calcext:value-type="string">
            <text:p>weekdag uur 1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5</text:p>
          </table:table-cell>
          <table:table-cell table:style-name="ce18"/>
          <table:table-cell table:style-name="ce18" table:formula="of:=SUBSTITUTE([.A142];&quot;_&quot;;&quot; &quot;)" office:value-type="string" office:string-value="weekdag uur 15" calcext:value-type="string">
            <text:p>weekdag uur 15</text:p>
          </table:table-cell>
          <table:table-cell table:style-name="ce18" office:value-type="string" calcext:value-type="string">
            <text:p>weekdag uur 15</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6</text:p>
          </table:table-cell>
          <table:table-cell table:style-name="ce18"/>
          <table:table-cell table:style-name="ce18" table:formula="of:=SUBSTITUTE([.A143];&quot;_&quot;;&quot; &quot;)" office:value-type="string" office:string-value="weekdag uur 16" calcext:value-type="string">
            <text:p>weekdag uur 16</text:p>
          </table:table-cell>
          <table:table-cell table:style-name="ce18" office:value-type="string" calcext:value-type="string">
            <text:p>weekdag uur 1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7</text:p>
          </table:table-cell>
          <table:table-cell table:style-name="ce18"/>
          <table:table-cell table:style-name="ce18" table:formula="of:=SUBSTITUTE([.A144];&quot;_&quot;;&quot; &quot;)" office:value-type="string" office:string-value="weekdag uur 17" calcext:value-type="string">
            <text:p>weekdag uur 17</text:p>
          </table:table-cell>
          <table:table-cell table:style-name="ce18" office:value-type="string" calcext:value-type="string">
            <text:p>weekdag uur 17</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8</text:p>
          </table:table-cell>
          <table:table-cell table:style-name="ce18"/>
          <table:table-cell table:style-name="ce18" table:formula="of:=SUBSTITUTE([.A145];&quot;_&quot;;&quot; &quot;)" office:value-type="string" office:string-value="weekdag uur 18" calcext:value-type="string">
            <text:p>weekdag uur 18</text:p>
          </table:table-cell>
          <table:table-cell table:style-name="ce18" office:value-type="string" calcext:value-type="string">
            <text:p>weekdag uur 18</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19</text:p>
          </table:table-cell>
          <table:table-cell table:style-name="ce18"/>
          <table:table-cell table:style-name="ce18" table:formula="of:=SUBSTITUTE([.A146];&quot;_&quot;;&quot; &quot;)" office:value-type="string" office:string-value="weekdag uur 19" calcext:value-type="string">
            <text:p>weekdag uur 19</text:p>
          </table:table-cell>
          <table:table-cell table:style-name="ce18" office:value-type="string" calcext:value-type="string">
            <text:p>weekdag uur 1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20</text:p>
          </table:table-cell>
          <table:table-cell table:style-name="ce18"/>
          <table:table-cell table:style-name="ce18" table:formula="of:=SUBSTITUTE([.A147];&quot;_&quot;;&quot; &quot;)" office:value-type="string" office:string-value="weekdag uur 20" calcext:value-type="string">
            <text:p>weekdag uur 20</text:p>
          </table:table-cell>
          <table:table-cell table:style-name="ce18" office:value-type="string" calcext:value-type="string">
            <text:p>weekdag uur 2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21</text:p>
          </table:table-cell>
          <table:table-cell table:style-name="ce18"/>
          <table:table-cell table:style-name="ce18" table:formula="of:=SUBSTITUTE([.A148];&quot;_&quot;;&quot; &quot;)" office:value-type="string" office:string-value="weekdag uur 21" calcext:value-type="string">
            <text:p>weekdag uur 21</text:p>
          </table:table-cell>
          <table:table-cell table:style-name="ce18" office:value-type="string" calcext:value-type="string">
            <text:p>weekdag uur 2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22</text:p>
          </table:table-cell>
          <table:table-cell table:style-name="ce18"/>
          <table:table-cell table:style-name="ce18" table:formula="of:=SUBSTITUTE([.A149];&quot;_&quot;;&quot; &quot;)" office:value-type="string" office:string-value="weekdag uur 22" calcext:value-type="string">
            <text:p>weekdag uur 22</text:p>
          </table:table-cell>
          <table:table-cell table:style-name="ce18" office:value-type="string" calcext:value-type="string">
            <text:p>weekdag uur 2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ekdag_uur_23</text:p>
          </table:table-cell>
          <table:table-cell table:style-name="ce18"/>
          <table:table-cell table:style-name="ce18" table:formula="of:=SUBSTITUTE([.A150];&quot;_&quot;;&quot; &quot;)" office:value-type="string" office:string-value="weekdag uur 23" calcext:value-type="string">
            <text:p>weekdag uur 23</text:p>
          </table:table-cell>
          <table:table-cell table:style-name="ce18" office:value-type="string" calcext:value-type="string">
            <text:p>weekdag uur 2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office:value-type="string" calcext:value-type="string">
            <text:p>weekend</text:p>
          </table:table-cell>
          <table:table-cell table:style-name="ce3" table:number-columns-repeated="22"/>
          <table:table-cell table:number-columns-repeated="993"/>
        </table:table-row>
        <table:table-row table:style-name="ro1">
          <table:table-cell table:style-name="ce13" office:value-type="string" calcext:value-type="string">
            <text:p>werkdag_i24</text:p>
          </table:table-cell>
          <table:table-cell table:style-name="ce18"/>
          <table:table-cell table:style-name="ce18" table:formula="of:=SUBSTITUTE([.A151];&quot;_&quot;;&quot; &quot;)" office:value-type="string" office:string-value="werkdag i24" calcext:value-type="string">
            <text:p>werkdag i24</text:p>
          </table:table-cell>
          <table:table-cell table:style-name="ce18" office:value-type="string" calcext:value-type="string">
            <text:p>werkdag i2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werkdag = business day (Numerical)</text:p>
          </table:table-cell>
          <table:table-cell table:style-name="ce30" office:value-type="string" calcext:value-type="string" table:number-columns-spanned="1" table:number-rows-spanned="31">
            <text:p>Same as above. <text:s/>Please explain what werkdag (business day?) refers to and what each of the cells in this group represent</text:p>
          </table:table-cell>
          <table:table-cell table:style-name="ce32" office:value-type="string" calcext:value-type="string">
            <text:p>weekday</text:p>
          </table:table-cell>
          <table:table-cell table:style-name="ce3" table:number-columns-repeated="22"/>
          <table:table-cell table:number-columns-repeated="993"/>
        </table:table-row>
        <table:table-row table:style-name="ro1">
          <table:table-cell table:style-name="ce13" office:value-type="string" calcext:value-type="string">
            <text:p>werkdag_l1_i24</text:p>
          </table:table-cell>
          <table:table-cell table:style-name="ce18"/>
          <table:table-cell table:style-name="ce18" table:formula="of:=SUBSTITUTE([.A152];&quot;_&quot;;&quot; &quot;)" office:value-type="string" office:string-value="werkdag l1 i24" calcext:value-type="string">
            <text:p>werkdag l1 i24</text:p>
          </table:table-cell>
          <table:table-cell table:style-name="ce18" office:value-type="string" calcext:value-type="string">
            <text:p>werkdag l1 i2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l2_i24</text:p>
          </table:table-cell>
          <table:table-cell table:style-name="ce18"/>
          <table:table-cell table:style-name="ce18" table:formula="of:=SUBSTITUTE([.A153];&quot;_&quot;;&quot; &quot;)" office:value-type="string" office:string-value="werkdag l2 i24" calcext:value-type="string">
            <text:p>werkdag l2 i24</text:p>
          </table:table-cell>
          <table:table-cell table:style-name="ce18" office:value-type="string" calcext:value-type="string">
            <text:p>werkdag l2 i2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l3_i24</text:p>
          </table:table-cell>
          <table:table-cell table:style-name="ce18"/>
          <table:table-cell table:style-name="ce18" table:formula="of:=SUBSTITUTE([.A154];&quot;_&quot;;&quot; &quot;)" office:value-type="string" office:string-value="werkdag l3 i24" calcext:value-type="string">
            <text:p>werkdag l3 i24</text:p>
          </table:table-cell>
          <table:table-cell table:style-name="ce18" office:value-type="string" calcext:value-type="string">
            <text:p>werkdag l3 i2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aandeel_l1_personenautos</text:p>
          </table:table-cell>
          <table:table-cell table:style-name="ce18"/>
          <table:table-cell table:style-name="ce18" table:formula="of:=SUBSTITUTE([.A155];&quot;_&quot;;&quot; &quot;)" office:value-type="string" office:string-value="werkdag aandeel l1 personenautos" calcext:value-type="string">
            <text:p>werkdag aandeel l1 personenautos</text:p>
          </table:table-cell>
          <table:table-cell table:style-name="ce18" office:value-type="string" calcext:value-type="string">
            <text:p>werkdag aandeel l1 personenauto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aandeel_l2_licht_vrachtverkeer</text:p>
          </table:table-cell>
          <table:table-cell table:style-name="ce18"/>
          <table:table-cell table:style-name="ce18" table:formula="of:=SUBSTITUTE([.A156];&quot;_&quot;;&quot; &quot;)" office:value-type="string" office:string-value="werkdag aandeel l2 licht vrachtverkeer" calcext:value-type="string">
            <text:p>werkdag aandeel l2 licht vrachtverkeer</text:p>
          </table:table-cell>
          <table:table-cell table:style-name="ce18" office:value-type="string" calcext:value-type="string">
            <text:p>werkdag aandeel l2 licht vrachtverkeer</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aandeel_l3_zwaar_vrachtverkeer</text:p>
          </table:table-cell>
          <table:table-cell table:style-name="ce18"/>
          <table:table-cell table:style-name="ce18" table:formula="of:=SUBSTITUTE([.A157];&quot;_&quot;;&quot; &quot;)" office:value-type="string" office:string-value="werkdag aandeel l3 zwaar vrachtverkeer" calcext:value-type="string">
            <text:p>werkdag aandeel l3 zwaar vrachtverkeer</text:p>
          </table:table-cell>
          <table:table-cell table:style-name="ce18" office:value-type="string" calcext:value-type="string">
            <text:p>werkdag aandeel l3 zwaar vrachtverkeer</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0</text:p>
          </table:table-cell>
          <table:table-cell table:style-name="ce18"/>
          <table:table-cell table:style-name="ce18" table:formula="of:=SUBSTITUTE([.A158];&quot;_&quot;;&quot; &quot;)" office:value-type="string" office:string-value="werkdag uur 00" calcext:value-type="string">
            <text:p>werkdag uur 00</text:p>
          </table:table-cell>
          <table:table-cell table:style-name="ce18" office:value-type="string" calcext:value-type="string">
            <text:p>werkdag uur 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1</text:p>
          </table:table-cell>
          <table:table-cell table:style-name="ce18"/>
          <table:table-cell table:style-name="ce18" table:formula="of:=SUBSTITUTE([.A159];&quot;_&quot;;&quot; &quot;)" office:value-type="string" office:string-value="werkdag uur 01" calcext:value-type="string">
            <text:p>werkdag uur 01</text:p>
          </table:table-cell>
          <table:table-cell table:style-name="ce18" office:value-type="string" calcext:value-type="string">
            <text:p>werkdag uur 0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2</text:p>
          </table:table-cell>
          <table:table-cell table:style-name="ce18"/>
          <table:table-cell table:style-name="ce18" table:formula="of:=SUBSTITUTE([.A160];&quot;_&quot;;&quot; &quot;)" office:value-type="string" office:string-value="werkdag uur 02" calcext:value-type="string">
            <text:p>werkdag uur 02</text:p>
          </table:table-cell>
          <table:table-cell table:style-name="ce18" office:value-type="string" calcext:value-type="string">
            <text:p>werkdag uur 0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3</text:p>
          </table:table-cell>
          <table:table-cell table:style-name="ce18"/>
          <table:table-cell table:style-name="ce18" table:formula="of:=SUBSTITUTE([.A161];&quot;_&quot;;&quot; &quot;)" office:value-type="string" office:string-value="werkdag uur 03" calcext:value-type="string">
            <text:p>werkdag uur 03</text:p>
          </table:table-cell>
          <table:table-cell table:style-name="ce18" office:value-type="string" calcext:value-type="string">
            <text:p>werkdag uur 0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4</text:p>
          </table:table-cell>
          <table:table-cell table:style-name="ce18"/>
          <table:table-cell table:style-name="ce18" table:formula="of:=SUBSTITUTE([.A162];&quot;_&quot;;&quot; &quot;)" office:value-type="string" office:string-value="werkdag uur 04" calcext:value-type="string">
            <text:p>werkdag uur 04</text:p>
          </table:table-cell>
          <table:table-cell table:style-name="ce18" office:value-type="string" calcext:value-type="string">
            <text:p>werkdag uur 0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5</text:p>
          </table:table-cell>
          <table:table-cell table:style-name="ce18"/>
          <table:table-cell table:style-name="ce18" table:formula="of:=SUBSTITUTE([.A163];&quot;_&quot;;&quot; &quot;)" office:value-type="string" office:string-value="werkdag uur 05" calcext:value-type="string">
            <text:p>werkdag uur 05</text:p>
          </table:table-cell>
          <table:table-cell table:style-name="ce18" office:value-type="string" calcext:value-type="string">
            <text:p>werkdag uur 05</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6</text:p>
          </table:table-cell>
          <table:table-cell table:style-name="ce18"/>
          <table:table-cell table:style-name="ce18" table:formula="of:=SUBSTITUTE([.A164];&quot;_&quot;;&quot; &quot;)" office:value-type="string" office:string-value="werkdag uur 06" calcext:value-type="string">
            <text:p>werkdag uur 06</text:p>
          </table:table-cell>
          <table:table-cell table:style-name="ce18" office:value-type="string" calcext:value-type="string">
            <text:p>werkdag uur 0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7</text:p>
          </table:table-cell>
          <table:table-cell table:style-name="ce18"/>
          <table:table-cell table:style-name="ce18" table:formula="of:=SUBSTITUTE([.A165];&quot;_&quot;;&quot; &quot;)" office:value-type="string" office:string-value="werkdag uur 07" calcext:value-type="string">
            <text:p>werkdag uur 07</text:p>
          </table:table-cell>
          <table:table-cell table:style-name="ce18" office:value-type="string" calcext:value-type="string">
            <text:p>werkdag uur 07</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8</text:p>
          </table:table-cell>
          <table:table-cell table:style-name="ce18"/>
          <table:table-cell table:style-name="ce18" table:formula="of:=SUBSTITUTE([.A166];&quot;_&quot;;&quot; &quot;)" office:value-type="string" office:string-value="werkdag uur 08" calcext:value-type="string">
            <text:p>werkdag uur 08</text:p>
          </table:table-cell>
          <table:table-cell table:style-name="ce18" office:value-type="string" calcext:value-type="string">
            <text:p>werkdag uur 08</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09</text:p>
          </table:table-cell>
          <table:table-cell table:style-name="ce18"/>
          <table:table-cell table:style-name="ce18" table:formula="of:=SUBSTITUTE([.A167];&quot;_&quot;;&quot; &quot;)" office:value-type="string" office:string-value="werkdag uur 09" calcext:value-type="string">
            <text:p>werkdag uur 09</text:p>
          </table:table-cell>
          <table:table-cell table:style-name="ce18" office:value-type="string" calcext:value-type="string">
            <text:p>werkdag uur 0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0</text:p>
          </table:table-cell>
          <table:table-cell table:style-name="ce18"/>
          <table:table-cell table:style-name="ce18" table:formula="of:=SUBSTITUTE([.A168];&quot;_&quot;;&quot; &quot;)" office:value-type="string" office:string-value="werkdag uur 10" calcext:value-type="string">
            <text:p>werkdag uur 10</text:p>
          </table:table-cell>
          <table:table-cell table:style-name="ce18" office:value-type="string" calcext:value-type="string">
            <text:p>werkdag uur 1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1</text:p>
          </table:table-cell>
          <table:table-cell table:style-name="ce18"/>
          <table:table-cell table:style-name="ce18" table:formula="of:=SUBSTITUTE([.A169];&quot;_&quot;;&quot; &quot;)" office:value-type="string" office:string-value="werkdag uur 11" calcext:value-type="string">
            <text:p>werkdag uur 11</text:p>
          </table:table-cell>
          <table:table-cell table:style-name="ce18" office:value-type="string" calcext:value-type="string">
            <text:p>werkdag uur 1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2</text:p>
          </table:table-cell>
          <table:table-cell table:style-name="ce18"/>
          <table:table-cell table:style-name="ce18" table:formula="of:=SUBSTITUTE([.A170];&quot;_&quot;;&quot; &quot;)" office:value-type="string" office:string-value="werkdag uur 12" calcext:value-type="string">
            <text:p>werkdag uur 12</text:p>
          </table:table-cell>
          <table:table-cell table:style-name="ce18" office:value-type="string" calcext:value-type="string">
            <text:p>werkdag uur 1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3</text:p>
          </table:table-cell>
          <table:table-cell table:style-name="ce18"/>
          <table:table-cell table:style-name="ce18" table:formula="of:=SUBSTITUTE([.A171];&quot;_&quot;;&quot; &quot;)" office:value-type="string" office:string-value="werkdag uur 13" calcext:value-type="string">
            <text:p>werkdag uur 13</text:p>
          </table:table-cell>
          <table:table-cell table:style-name="ce18" office:value-type="string" calcext:value-type="string">
            <text:p>werkdag uur 1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4</text:p>
          </table:table-cell>
          <table:table-cell table:style-name="ce18"/>
          <table:table-cell table:style-name="ce18" table:formula="of:=SUBSTITUTE([.A172];&quot;_&quot;;&quot; &quot;)" office:value-type="string" office:string-value="werkdag uur 14" calcext:value-type="string">
            <text:p>werkdag uur 14</text:p>
          </table:table-cell>
          <table:table-cell table:style-name="ce18" office:value-type="string" calcext:value-type="string">
            <text:p>werkdag uur 1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5</text:p>
          </table:table-cell>
          <table:table-cell table:style-name="ce18"/>
          <table:table-cell table:style-name="ce18" table:formula="of:=SUBSTITUTE([.A173];&quot;_&quot;;&quot; &quot;)" office:value-type="string" office:string-value="werkdag uur 15" calcext:value-type="string">
            <text:p>werkdag uur 15</text:p>
          </table:table-cell>
          <table:table-cell table:style-name="ce18" office:value-type="string" calcext:value-type="string">
            <text:p>werkdag uur 15</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6</text:p>
          </table:table-cell>
          <table:table-cell table:style-name="ce18"/>
          <table:table-cell table:style-name="ce18" table:formula="of:=SUBSTITUTE([.A174];&quot;_&quot;;&quot; &quot;)" office:value-type="string" office:string-value="werkdag uur 16" calcext:value-type="string">
            <text:p>werkdag uur 16</text:p>
          </table:table-cell>
          <table:table-cell table:style-name="ce18" office:value-type="string" calcext:value-type="string">
            <text:p>werkdag uur 1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7</text:p>
          </table:table-cell>
          <table:table-cell table:style-name="ce18"/>
          <table:table-cell table:style-name="ce18" table:formula="of:=SUBSTITUTE([.A175];&quot;_&quot;;&quot; &quot;)" office:value-type="string" office:string-value="werkdag uur 17" calcext:value-type="string">
            <text:p>werkdag uur 17</text:p>
          </table:table-cell>
          <table:table-cell table:style-name="ce18" office:value-type="string" calcext:value-type="string">
            <text:p>werkdag uur 17</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8</text:p>
          </table:table-cell>
          <table:table-cell table:style-name="ce18"/>
          <table:table-cell table:style-name="ce18" table:formula="of:=SUBSTITUTE([.A176];&quot;_&quot;;&quot; &quot;)" office:value-type="string" office:string-value="werkdag uur 18" calcext:value-type="string">
            <text:p>werkdag uur 18</text:p>
          </table:table-cell>
          <table:table-cell table:style-name="ce18" office:value-type="string" calcext:value-type="string">
            <text:p>werkdag uur 18</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19</text:p>
          </table:table-cell>
          <table:table-cell table:style-name="ce18"/>
          <table:table-cell table:style-name="ce18" table:formula="of:=SUBSTITUTE([.A177];&quot;_&quot;;&quot; &quot;)" office:value-type="string" office:string-value="werkdag uur 19" calcext:value-type="string">
            <text:p>werkdag uur 19</text:p>
          </table:table-cell>
          <table:table-cell table:style-name="ce18" office:value-type="string" calcext:value-type="string">
            <text:p>werkdag uur 1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20</text:p>
          </table:table-cell>
          <table:table-cell table:style-name="ce18"/>
          <table:table-cell table:style-name="ce18" table:formula="of:=SUBSTITUTE([.A178];&quot;_&quot;;&quot; &quot;)" office:value-type="string" office:string-value="werkdag uur 20" calcext:value-type="string">
            <text:p>werkdag uur 20</text:p>
          </table:table-cell>
          <table:table-cell table:style-name="ce18" office:value-type="string" calcext:value-type="string">
            <text:p>werkdag uur 2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21</text:p>
          </table:table-cell>
          <table:table-cell table:style-name="ce18"/>
          <table:table-cell table:style-name="ce18" table:formula="of:=SUBSTITUTE([.A179];&quot;_&quot;;&quot; &quot;)" office:value-type="string" office:string-value="werkdag uur 21" calcext:value-type="string">
            <text:p>werkdag uur 21</text:p>
          </table:table-cell>
          <table:table-cell table:style-name="ce18" office:value-type="string" calcext:value-type="string">
            <text:p>werkdag uur 2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22</text:p>
          </table:table-cell>
          <table:table-cell table:style-name="ce18"/>
          <table:table-cell table:style-name="ce18" table:formula="of:=SUBSTITUTE([.A180];&quot;_&quot;;&quot; &quot;)" office:value-type="string" office:string-value="werkdag uur 22" calcext:value-type="string">
            <text:p>werkdag uur 22</text:p>
          </table:table-cell>
          <table:table-cell table:style-name="ce18" office:value-type="string" calcext:value-type="string">
            <text:p>werkdag uur 2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werkdag_uur_23</text:p>
          </table:table-cell>
          <table:table-cell table:style-name="ce18"/>
          <table:table-cell table:style-name="ce18" table:formula="of:=SUBSTITUTE([.A181];&quot;_&quot;;&quot; &quot;)" office:value-type="string" office:string-value="werkdag uur 23" calcext:value-type="string">
            <text:p>werkdag uur 23</text:p>
          </table:table-cell>
          <table:table-cell table:style-name="ce18" office:value-type="string" calcext:value-type="string">
            <text:p>werkdag uur 2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00</text:p>
          </table:table-cell>
          <table:table-cell table:style-name="ce18"/>
          <table:table-cell table:style-name="ce18" table:formula="of:=SUBSTITUTE([.A182];&quot;_&quot;;&quot; &quot;)" office:value-type="string" office:string-value="ic weekdag uur 00" calcext:value-type="string">
            <text:p>ic weekdag uur 00</text:p>
          </table:table-cell>
          <table:table-cell table:style-name="ce18" office:value-type="string" calcext:value-type="string">
            <text:p>ic weekdag uur 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table-cell table:style-name="ce30" office:value-type="string" calcext:value-type="string" table:number-columns-spanned="1" table:number-rows-spanned="24">
            <text:p>Please explain this series of columns</text:p>
          </table:table-cell>
          <table:table-cell table:style-name="ce32" office:value-type="string" calcext:value-type="string">
            <text:p>intensity capacity ratio, if closer to 1 then higher traffic flow</text:p>
          </table:table-cell>
          <table:table-cell table:style-name="ce3" table:number-columns-repeated="22"/>
          <table:table-cell table:number-columns-repeated="993"/>
        </table:table-row>
        <table:table-row table:style-name="ro1">
          <table:table-cell table:style-name="ce13" office:value-type="string" calcext:value-type="string">
            <text:p>ic_weekdag_uur_01</text:p>
          </table:table-cell>
          <table:table-cell table:style-name="ce18"/>
          <table:table-cell table:style-name="ce18" table:formula="of:=SUBSTITUTE([.A183];&quot;_&quot;;&quot; &quot;)" office:value-type="string" office:string-value="ic weekdag uur 01" calcext:value-type="string">
            <text:p>ic weekdag uur 01</text:p>
          </table:table-cell>
          <table:table-cell table:style-name="ce18" office:value-type="string" calcext:value-type="string">
            <text:p>ic weekdag uur 0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02</text:p>
          </table:table-cell>
          <table:table-cell table:style-name="ce18"/>
          <table:table-cell table:style-name="ce18" table:formula="of:=SUBSTITUTE([.A184];&quot;_&quot;;&quot; &quot;)" office:value-type="string" office:string-value="ic weekdag uur 02" calcext:value-type="string">
            <text:p>ic weekdag uur 02</text:p>
          </table:table-cell>
          <table:table-cell table:style-name="ce18" office:value-type="string" calcext:value-type="string">
            <text:p>ic weekdag uur 0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03</text:p>
          </table:table-cell>
          <table:table-cell table:style-name="ce18"/>
          <table:table-cell table:style-name="ce18" table:formula="of:=SUBSTITUTE([.A185];&quot;_&quot;;&quot; &quot;)" office:value-type="string" office:string-value="ic weekdag uur 03" calcext:value-type="string">
            <text:p>ic weekdag uur 03</text:p>
          </table:table-cell>
          <table:table-cell table:style-name="ce18" office:value-type="string" calcext:value-type="string">
            <text:p>ic weekdag uur 0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04</text:p>
          </table:table-cell>
          <table:table-cell table:style-name="ce18"/>
          <table:table-cell table:style-name="ce18" table:formula="of:=SUBSTITUTE([.A186];&quot;_&quot;;&quot; &quot;)" office:value-type="string" office:string-value="ic weekdag uur 04" calcext:value-type="string">
            <text:p>ic weekdag uur 04</text:p>
          </table:table-cell>
          <table:table-cell table:style-name="ce18" office:value-type="string" calcext:value-type="string">
            <text:p>ic weekdag uur 0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05</text:p>
          </table:table-cell>
          <table:table-cell table:style-name="ce18"/>
          <table:table-cell table:style-name="ce18" table:formula="of:=SUBSTITUTE([.A187];&quot;_&quot;;&quot; &quot;)" office:value-type="string" office:string-value="ic weekdag uur 05" calcext:value-type="string">
            <text:p>ic weekdag uur 05</text:p>
          </table:table-cell>
          <table:table-cell table:style-name="ce18" office:value-type="string" calcext:value-type="string">
            <text:p>ic weekdag uur 05</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06</text:p>
          </table:table-cell>
          <table:table-cell table:style-name="ce18"/>
          <table:table-cell table:style-name="ce18" table:formula="of:=SUBSTITUTE([.A188];&quot;_&quot;;&quot; &quot;)" office:value-type="string" office:string-value="ic weekdag uur 06" calcext:value-type="string">
            <text:p>ic weekdag uur 06</text:p>
          </table:table-cell>
          <table:table-cell table:style-name="ce18" office:value-type="string" calcext:value-type="string">
            <text:p>ic weekdag uur 0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07</text:p>
          </table:table-cell>
          <table:table-cell table:style-name="ce18"/>
          <table:table-cell table:style-name="ce18" table:formula="of:=SUBSTITUTE([.A189];&quot;_&quot;;&quot; &quot;)" office:value-type="string" office:string-value="ic weekdag uur 07" calcext:value-type="string">
            <text:p>ic weekdag uur 07</text:p>
          </table:table-cell>
          <table:table-cell table:style-name="ce18" office:value-type="string" calcext:value-type="string">
            <text:p>ic weekdag uur 07</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08</text:p>
          </table:table-cell>
          <table:table-cell table:style-name="ce18"/>
          <table:table-cell table:style-name="ce18" table:formula="of:=SUBSTITUTE([.A190];&quot;_&quot;;&quot; &quot;)" office:value-type="string" office:string-value="ic weekdag uur 08" calcext:value-type="string">
            <text:p>ic weekdag uur 08</text:p>
          </table:table-cell>
          <table:table-cell table:style-name="ce18" office:value-type="string" calcext:value-type="string">
            <text:p>ic weekdag uur 08</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09</text:p>
          </table:table-cell>
          <table:table-cell table:style-name="ce18"/>
          <table:table-cell table:style-name="ce18" table:formula="of:=SUBSTITUTE([.A191];&quot;_&quot;;&quot; &quot;)" office:value-type="string" office:string-value="ic weekdag uur 09" calcext:value-type="string">
            <text:p>ic weekdag uur 09</text:p>
          </table:table-cell>
          <table:table-cell table:style-name="ce18" office:value-type="string" calcext:value-type="string">
            <text:p>ic weekdag uur 0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0</text:p>
          </table:table-cell>
          <table:table-cell table:style-name="ce18"/>
          <table:table-cell table:style-name="ce18" table:formula="of:=SUBSTITUTE([.A192];&quot;_&quot;;&quot; &quot;)" office:value-type="string" office:string-value="ic weekdag uur 10" calcext:value-type="string">
            <text:p>ic weekdag uur 10</text:p>
          </table:table-cell>
          <table:table-cell table:style-name="ce18" office:value-type="string" calcext:value-type="string">
            <text:p>ic weekdag uur 1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1</text:p>
          </table:table-cell>
          <table:table-cell table:style-name="ce18"/>
          <table:table-cell table:style-name="ce18" table:formula="of:=SUBSTITUTE([.A193];&quot;_&quot;;&quot; &quot;)" office:value-type="string" office:string-value="ic weekdag uur 11" calcext:value-type="string">
            <text:p>ic weekdag uur 11</text:p>
          </table:table-cell>
          <table:table-cell table:style-name="ce18" office:value-type="string" calcext:value-type="string">
            <text:p>ic weekdag uur 1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2</text:p>
          </table:table-cell>
          <table:table-cell table:style-name="ce18"/>
          <table:table-cell table:style-name="ce18" table:formula="of:=SUBSTITUTE([.A194];&quot;_&quot;;&quot; &quot;)" office:value-type="string" office:string-value="ic weekdag uur 12" calcext:value-type="string">
            <text:p>ic weekdag uur 12</text:p>
          </table:table-cell>
          <table:table-cell table:style-name="ce18" office:value-type="string" calcext:value-type="string">
            <text:p>ic weekdag uur 1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3</text:p>
          </table:table-cell>
          <table:table-cell table:style-name="ce18"/>
          <table:table-cell table:style-name="ce18" table:formula="of:=SUBSTITUTE([.A195];&quot;_&quot;;&quot; &quot;)" office:value-type="string" office:string-value="ic weekdag uur 13" calcext:value-type="string">
            <text:p>ic weekdag uur 13</text:p>
          </table:table-cell>
          <table:table-cell table:style-name="ce18" office:value-type="string" calcext:value-type="string">
            <text:p>ic weekdag uur 1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4</text:p>
          </table:table-cell>
          <table:table-cell table:style-name="ce18"/>
          <table:table-cell table:style-name="ce18" table:formula="of:=SUBSTITUTE([.A196];&quot;_&quot;;&quot; &quot;)" office:value-type="string" office:string-value="ic weekdag uur 14" calcext:value-type="string">
            <text:p>ic weekdag uur 14</text:p>
          </table:table-cell>
          <table:table-cell table:style-name="ce18" office:value-type="string" calcext:value-type="string">
            <text:p>ic weekdag uur 1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5</text:p>
          </table:table-cell>
          <table:table-cell table:style-name="ce18"/>
          <table:table-cell table:style-name="ce18" table:formula="of:=SUBSTITUTE([.A197];&quot;_&quot;;&quot; &quot;)" office:value-type="string" office:string-value="ic weekdag uur 15" calcext:value-type="string">
            <text:p>ic weekdag uur 15</text:p>
          </table:table-cell>
          <table:table-cell table:style-name="ce18" office:value-type="string" calcext:value-type="string">
            <text:p>ic weekdag uur 15</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6</text:p>
          </table:table-cell>
          <table:table-cell table:style-name="ce18"/>
          <table:table-cell table:style-name="ce18" table:formula="of:=SUBSTITUTE([.A198];&quot;_&quot;;&quot; &quot;)" office:value-type="string" office:string-value="ic weekdag uur 16" calcext:value-type="string">
            <text:p>ic weekdag uur 16</text:p>
          </table:table-cell>
          <table:table-cell table:style-name="ce18" office:value-type="string" calcext:value-type="string">
            <text:p>ic weekdag uur 1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7</text:p>
          </table:table-cell>
          <table:table-cell table:style-name="ce18"/>
          <table:table-cell table:style-name="ce18" table:formula="of:=SUBSTITUTE([.A199];&quot;_&quot;;&quot; &quot;)" office:value-type="string" office:string-value="ic weekdag uur 17" calcext:value-type="string">
            <text:p>ic weekdag uur 17</text:p>
          </table:table-cell>
          <table:table-cell table:style-name="ce18" office:value-type="string" calcext:value-type="string">
            <text:p>ic weekdag uur 17</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8</text:p>
          </table:table-cell>
          <table:table-cell table:style-name="ce18"/>
          <table:table-cell table:style-name="ce18" table:formula="of:=SUBSTITUTE([.A200];&quot;_&quot;;&quot; &quot;)" office:value-type="string" office:string-value="ic weekdag uur 18" calcext:value-type="string">
            <text:p>ic weekdag uur 18</text:p>
          </table:table-cell>
          <table:table-cell table:style-name="ce18" office:value-type="string" calcext:value-type="string">
            <text:p>ic weekdag uur 18</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19</text:p>
          </table:table-cell>
          <table:table-cell table:style-name="ce18"/>
          <table:table-cell table:style-name="ce18" table:formula="of:=SUBSTITUTE([.A201];&quot;_&quot;;&quot; &quot;)" office:value-type="string" office:string-value="ic weekdag uur 19" calcext:value-type="string">
            <text:p>ic weekdag uur 19</text:p>
          </table:table-cell>
          <table:table-cell table:style-name="ce18" office:value-type="string" calcext:value-type="string">
            <text:p>ic weekdag uur 1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20</text:p>
          </table:table-cell>
          <table:table-cell table:style-name="ce18"/>
          <table:table-cell table:style-name="ce18" table:formula="of:=SUBSTITUTE([.A202];&quot;_&quot;;&quot; &quot;)" office:value-type="string" office:string-value="ic weekdag uur 20" calcext:value-type="string">
            <text:p>ic weekdag uur 20</text:p>
          </table:table-cell>
          <table:table-cell table:style-name="ce18" office:value-type="string" calcext:value-type="string">
            <text:p>ic weekdag uur 2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21</text:p>
          </table:table-cell>
          <table:table-cell table:style-name="ce18"/>
          <table:table-cell table:style-name="ce18" table:formula="of:=SUBSTITUTE([.A203];&quot;_&quot;;&quot; &quot;)" office:value-type="string" office:string-value="ic weekdag uur 21" calcext:value-type="string">
            <text:p>ic weekdag uur 21</text:p>
          </table:table-cell>
          <table:table-cell table:style-name="ce18" office:value-type="string" calcext:value-type="string">
            <text:p>ic weekdag uur 2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22</text:p>
          </table:table-cell>
          <table:table-cell table:style-name="ce18"/>
          <table:table-cell table:style-name="ce18" table:formula="of:=SUBSTITUTE([.A204];&quot;_&quot;;&quot; &quot;)" office:value-type="string" office:string-value="ic weekdag uur 22" calcext:value-type="string">
            <text:p>ic weekdag uur 22</text:p>
          </table:table-cell>
          <table:table-cell table:style-name="ce18" office:value-type="string" calcext:value-type="string">
            <text:p>ic weekdag uur 2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ekdag_uur_23</text:p>
          </table:table-cell>
          <table:table-cell table:style-name="ce18"/>
          <table:table-cell table:style-name="ce18" table:formula="of:=SUBSTITUTE([.A205];&quot;_&quot;;&quot; &quot;)" office:value-type="string" office:string-value="ic weekdag uur 23" calcext:value-type="string">
            <text:p>ic weekdag uur 23</text:p>
          </table:table-cell>
          <table:table-cell table:style-name="ce18" office:value-type="string" calcext:value-type="string">
            <text:p>ic weekdag uur 2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0</text:p>
          </table:table-cell>
          <table:table-cell table:style-name="ce18"/>
          <table:table-cell table:style-name="ce18" table:formula="of:=SUBSTITUTE([.A206];&quot;_&quot;;&quot; &quot;)" office:value-type="string" office:string-value="ic werkdag uur 00" calcext:value-type="string">
            <text:p>ic werkdag uur 00</text:p>
          </table:table-cell>
          <table:table-cell table:style-name="ce18" office:value-type="string" calcext:value-type="string">
            <text:p>ic werkdag uur 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table-cell table:style-name="ce30" office:value-type="string" calcext:value-type="string" table:number-columns-spanned="1" table:number-rows-spanned="24">
            <text:p>Please explain this series of columns</text:p>
          </table: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1</text:p>
          </table:table-cell>
          <table:table-cell table:style-name="ce18"/>
          <table:table-cell table:style-name="ce18" table:formula="of:=SUBSTITUTE([.A207];&quot;_&quot;;&quot; &quot;)" office:value-type="string" office:string-value="ic werkdag uur 01" calcext:value-type="string">
            <text:p>ic werkdag uur 01</text:p>
          </table:table-cell>
          <table:table-cell table:style-name="ce18" office:value-type="string" calcext:value-type="string">
            <text:p>ic werkdag uur 0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2</text:p>
          </table:table-cell>
          <table:table-cell table:style-name="ce18"/>
          <table:table-cell table:style-name="ce18" table:formula="of:=SUBSTITUTE([.A208];&quot;_&quot;;&quot; &quot;)" office:value-type="string" office:string-value="ic werkdag uur 02" calcext:value-type="string">
            <text:p>ic werkdag uur 02</text:p>
          </table:table-cell>
          <table:table-cell table:style-name="ce18" office:value-type="string" calcext:value-type="string">
            <text:p>ic werkdag uur 0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3</text:p>
          </table:table-cell>
          <table:table-cell table:style-name="ce18"/>
          <table:table-cell table:style-name="ce18" table:formula="of:=SUBSTITUTE([.A209];&quot;_&quot;;&quot; &quot;)" office:value-type="string" office:string-value="ic werkdag uur 03" calcext:value-type="string">
            <text:p>ic werkdag uur 03</text:p>
          </table:table-cell>
          <table:table-cell table:style-name="ce18" office:value-type="string" calcext:value-type="string">
            <text:p>ic werkdag uur 0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4</text:p>
          </table:table-cell>
          <table:table-cell table:style-name="ce18"/>
          <table:table-cell table:style-name="ce18" table:formula="of:=SUBSTITUTE([.A210];&quot;_&quot;;&quot; &quot;)" office:value-type="string" office:string-value="ic werkdag uur 04" calcext:value-type="string">
            <text:p>ic werkdag uur 04</text:p>
          </table:table-cell>
          <table:table-cell table:style-name="ce18" office:value-type="string" calcext:value-type="string">
            <text:p>ic werkdag uur 0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5</text:p>
          </table:table-cell>
          <table:table-cell table:style-name="ce18"/>
          <table:table-cell table:style-name="ce18" table:formula="of:=SUBSTITUTE([.A211];&quot;_&quot;;&quot; &quot;)" office:value-type="string" office:string-value="ic werkdag uur 05" calcext:value-type="string">
            <text:p>ic werkdag uur 05</text:p>
          </table:table-cell>
          <table:table-cell table:style-name="ce18" office:value-type="string" calcext:value-type="string">
            <text:p>ic werkdag uur 05</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6</text:p>
          </table:table-cell>
          <table:table-cell table:style-name="ce18"/>
          <table:table-cell table:style-name="ce18" table:formula="of:=SUBSTITUTE([.A212];&quot;_&quot;;&quot; &quot;)" office:value-type="string" office:string-value="ic werkdag uur 06" calcext:value-type="string">
            <text:p>ic werkdag uur 06</text:p>
          </table:table-cell>
          <table:table-cell table:style-name="ce18" office:value-type="string" calcext:value-type="string">
            <text:p>ic werkdag uur 0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7</text:p>
          </table:table-cell>
          <table:table-cell table:style-name="ce18"/>
          <table:table-cell table:style-name="ce18" table:formula="of:=SUBSTITUTE([.A213];&quot;_&quot;;&quot; &quot;)" office:value-type="string" office:string-value="ic werkdag uur 07" calcext:value-type="string">
            <text:p>ic werkdag uur 07</text:p>
          </table:table-cell>
          <table:table-cell table:style-name="ce18" office:value-type="string" calcext:value-type="string">
            <text:p>ic werkdag uur 07</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8</text:p>
          </table:table-cell>
          <table:table-cell table:style-name="ce18"/>
          <table:table-cell table:style-name="ce18" table:formula="of:=SUBSTITUTE([.A214];&quot;_&quot;;&quot; &quot;)" office:value-type="string" office:string-value="ic werkdag uur 08" calcext:value-type="string">
            <text:p>ic werkdag uur 08</text:p>
          </table:table-cell>
          <table:table-cell table:style-name="ce18" office:value-type="string" calcext:value-type="string">
            <text:p>ic werkdag uur 08</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09</text:p>
          </table:table-cell>
          <table:table-cell table:style-name="ce18"/>
          <table:table-cell table:style-name="ce18" table:formula="of:=SUBSTITUTE([.A215];&quot;_&quot;;&quot; &quot;)" office:value-type="string" office:string-value="ic werkdag uur 09" calcext:value-type="string">
            <text:p>ic werkdag uur 09</text:p>
          </table:table-cell>
          <table:table-cell table:style-name="ce18" office:value-type="string" calcext:value-type="string">
            <text:p>ic werkdag uur 0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0</text:p>
          </table:table-cell>
          <table:table-cell table:style-name="ce18"/>
          <table:table-cell table:style-name="ce18" table:formula="of:=SUBSTITUTE([.A216];&quot;_&quot;;&quot; &quot;)" office:value-type="string" office:string-value="ic werkdag uur 10" calcext:value-type="string">
            <text:p>ic werkdag uur 10</text:p>
          </table:table-cell>
          <table:table-cell table:style-name="ce18" office:value-type="string" calcext:value-type="string">
            <text:p>ic werkdag uur 1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1</text:p>
          </table:table-cell>
          <table:table-cell table:style-name="ce18"/>
          <table:table-cell table:style-name="ce18" table:formula="of:=SUBSTITUTE([.A217];&quot;_&quot;;&quot; &quot;)" office:value-type="string" office:string-value="ic werkdag uur 11" calcext:value-type="string">
            <text:p>ic werkdag uur 11</text:p>
          </table:table-cell>
          <table:table-cell table:style-name="ce18" office:value-type="string" calcext:value-type="string">
            <text:p>ic werkdag uur 1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2</text:p>
          </table:table-cell>
          <table:table-cell table:style-name="ce18"/>
          <table:table-cell table:style-name="ce18" table:formula="of:=SUBSTITUTE([.A218];&quot;_&quot;;&quot; &quot;)" office:value-type="string" office:string-value="ic werkdag uur 12" calcext:value-type="string">
            <text:p>ic werkdag uur 12</text:p>
          </table:table-cell>
          <table:table-cell table:style-name="ce18" office:value-type="string" calcext:value-type="string">
            <text:p>ic werkdag uur 1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3</text:p>
          </table:table-cell>
          <table:table-cell table:style-name="ce18"/>
          <table:table-cell table:style-name="ce18" table:formula="of:=SUBSTITUTE([.A219];&quot;_&quot;;&quot; &quot;)" office:value-type="string" office:string-value="ic werkdag uur 13" calcext:value-type="string">
            <text:p>ic werkdag uur 13</text:p>
          </table:table-cell>
          <table:table-cell table:style-name="ce18" office:value-type="string" calcext:value-type="string">
            <text:p>ic werkdag uur 1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4</text:p>
          </table:table-cell>
          <table:table-cell table:style-name="ce18"/>
          <table:table-cell table:style-name="ce18" table:formula="of:=SUBSTITUTE([.A220];&quot;_&quot;;&quot; &quot;)" office:value-type="string" office:string-value="ic werkdag uur 14" calcext:value-type="string">
            <text:p>ic werkdag uur 14</text:p>
          </table:table-cell>
          <table:table-cell table:style-name="ce18" office:value-type="string" calcext:value-type="string">
            <text:p>ic werkdag uur 14</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5</text:p>
          </table:table-cell>
          <table:table-cell table:style-name="ce18"/>
          <table:table-cell table:style-name="ce18" table:formula="of:=SUBSTITUTE([.A221];&quot;_&quot;;&quot; &quot;)" office:value-type="string" office:string-value="ic werkdag uur 15" calcext:value-type="string">
            <text:p>ic werkdag uur 15</text:p>
          </table:table-cell>
          <table:table-cell table:style-name="ce18" office:value-type="string" calcext:value-type="string">
            <text:p>ic werkdag uur 15</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6</text:p>
          </table:table-cell>
          <table:table-cell table:style-name="ce18"/>
          <table:table-cell table:style-name="ce18" table:formula="of:=SUBSTITUTE([.A222];&quot;_&quot;;&quot; &quot;)" office:value-type="string" office:string-value="ic werkdag uur 16" calcext:value-type="string">
            <text:p>ic werkdag uur 16</text:p>
          </table:table-cell>
          <table:table-cell table:style-name="ce18" office:value-type="string" calcext:value-type="string">
            <text:p>ic werkdag uur 16</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7</text:p>
          </table:table-cell>
          <table:table-cell table:style-name="ce18"/>
          <table:table-cell table:style-name="ce18" table:formula="of:=SUBSTITUTE([.A223];&quot;_&quot;;&quot; &quot;)" office:value-type="string" office:string-value="ic werkdag uur 17" calcext:value-type="string">
            <text:p>ic werkdag uur 17</text:p>
          </table:table-cell>
          <table:table-cell table:style-name="ce18" office:value-type="string" calcext:value-type="string">
            <text:p>ic werkdag uur 17</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8</text:p>
          </table:table-cell>
          <table:table-cell table:style-name="ce18"/>
          <table:table-cell table:style-name="ce18" table:formula="of:=SUBSTITUTE([.A224];&quot;_&quot;;&quot; &quot;)" office:value-type="string" office:string-value="ic werkdag uur 18" calcext:value-type="string">
            <text:p>ic werkdag uur 18</text:p>
          </table:table-cell>
          <table:table-cell table:style-name="ce18" office:value-type="string" calcext:value-type="string">
            <text:p>ic werkdag uur 18</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19</text:p>
          </table:table-cell>
          <table:table-cell table:style-name="ce18"/>
          <table:table-cell table:style-name="ce18" table:formula="of:=SUBSTITUTE([.A225];&quot;_&quot;;&quot; &quot;)" office:value-type="string" office:string-value="ic werkdag uur 19" calcext:value-type="string">
            <text:p>ic werkdag uur 19</text:p>
          </table:table-cell>
          <table:table-cell table:style-name="ce18" office:value-type="string" calcext:value-type="string">
            <text:p>ic werkdag uur 19</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20</text:p>
          </table:table-cell>
          <table:table-cell table:style-name="ce18"/>
          <table:table-cell table:style-name="ce18" table:formula="of:=SUBSTITUTE([.A226];&quot;_&quot;;&quot; &quot;)" office:value-type="string" office:string-value="ic werkdag uur 20" calcext:value-type="string">
            <text:p>ic werkdag uur 20</text:p>
          </table:table-cell>
          <table:table-cell table:style-name="ce18" office:value-type="string" calcext:value-type="string">
            <text:p>ic werkdag uur 2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21</text:p>
          </table:table-cell>
          <table:table-cell table:style-name="ce18"/>
          <table:table-cell table:style-name="ce18" table:formula="of:=SUBSTITUTE([.A227];&quot;_&quot;;&quot; &quot;)" office:value-type="string" office:string-value="ic werkdag uur 21" calcext:value-type="string">
            <text:p>ic werkdag uur 21</text:p>
          </table:table-cell>
          <table:table-cell table:style-name="ce18" office:value-type="string" calcext:value-type="string">
            <text:p>ic werkdag uur 21</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22</text:p>
          </table:table-cell>
          <table:table-cell table:style-name="ce18"/>
          <table:table-cell table:style-name="ce18" table:formula="of:=SUBSTITUTE([.A228];&quot;_&quot;;&quot; &quot;)" office:value-type="string" office:string-value="ic werkdag uur 22" calcext:value-type="string">
            <text:p>ic werkdag uur 22</text:p>
          </table:table-cell>
          <table:table-cell table:style-name="ce18" office:value-type="string" calcext:value-type="string">
            <text:p>ic werkdag uur 22</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ic_werkdag_uur_23</text:p>
          </table:table-cell>
          <table:table-cell table:style-name="ce18"/>
          <table:table-cell table:style-name="ce18" table:formula="of:=SUBSTITUTE([.A229];&quot;_&quot;;&quot; &quot;)" office:value-type="string" office:string-value="ic werkdag uur 23" calcext:value-type="string">
            <text:p>ic werkdag uur 23</text:p>
          </table:table-cell>
          <table:table-cell table:style-name="ce18" office:value-type="string" calcext:value-type="string">
            <text:p>ic werkdag uur 23</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6" office:value-type="string" calcext:value-type="string">
            <text:p>Numerical</text:p>
          </table:table-cell>
          <table:covered-table-cell/>
          <table:table-cell table:style-name="ce32"/>
          <table:table-cell table:style-name="ce3" table:number-columns-repeated="22"/>
          <table:table-cell table:number-columns-repeated="993"/>
        </table:table-row>
        <table:table-row table:style-name="ro1">
          <table:table-cell table:style-name="ce13" office:value-type="string" calcext:value-type="string">
            <text:p>mjpv_verharding</text:p>
          </table:table-cell>
          <table:table-cell table:style-name="ce18"/>
          <table:table-cell table:style-name="ce18" table:formula="of:=SUBSTITUTE([.A230];&quot;_&quot;;&quot; &quot;)" office:value-type="string" office:string-value="mjpv verharding" calcext:value-type="string">
            <text:p>mjpv verharding</text:p>
          </table:table-cell>
          <table:table-cell table:style-name="ce18" office:value-type="string" calcext:value-type="string">
            <text:p>mjpv verhard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A bunch of abbreviations (Text/Categorical)</text:p>
          </table:table-cell>
          <table:table-cell table:style-name="ce29"/>
          <table:table-cell table:style-name="ce32" office:value-type="string" calcext:value-type="string">
            <text:p>type of asphalt</text:p>
          </table:table-cell>
          <table:table-cell table:style-name="ce3" table:number-columns-repeated="22"/>
          <table:table-cell table:number-columns-repeated="993"/>
        </table:table-row>
        <table:table-row table:style-name="ro1">
          <table:table-cell table:style-name="ce13" office:value-type="string" calcext:value-type="string">
            <text:p>mjpv_verharding_leeftijd</text:p>
          </table:table-cell>
          <table:table-cell table:style-name="ce18"/>
          <table:table-cell table:style-name="ce18" table:formula="of:=SUBSTITUTE([.A231];&quot;_&quot;;&quot; &quot;)" office:value-type="string" office:string-value="mjpv verharding leeftijd" calcext:value-type="string">
            <text:p>mjpv verharding leeftijd</text:p>
          </table:table-cell>
          <table:table-cell table:style-name="ce18" office:value-type="string" calcext:value-type="string">
            <text:p>mjpv verharding leeftijd</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table-cell table:style-name="ce29"/>
          <table:table-cell table:style-name="ce32" office:value-type="string" calcext:value-type="string">
            <text:p>age of asphalt</text:p>
          </table:table-cell>
          <table:table-cell table:style-name="ce3" table:number-columns-repeated="22"/>
          <table:table-cell table:number-columns-repeated="993"/>
        </table:table-row>
        <table:table-row table:style-name="ro1">
          <table:table-cell table:style-name="ce13" office:value-type="string" calcext:value-type="string">
            <text:p>boogstraal</text:p>
          </table:table-cell>
          <table:table-cell table:style-name="ce18"/>
          <table:table-cell table:style-name="ce18" table:formula="of:=SUBSTITUTE([.A232];&quot;_&quot;;&quot; &quot;)" office:value-type="string" office:string-value="boogstraal" calcext:value-type="string">
            <text:p>boogstraal</text:p>
          </table:table-cell>
          <table:table-cell table:style-name="ce18" office:value-type="string" calcext:value-type="string">
            <text:p>boogstraal</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Road Curvature)</text:p>
          </table:table-cell>
          <table:table-cell table:style-name="ce29" office:value-type="string" calcext:value-type="string">
            <text:p>Ask Arjan about the number</text:p>
          </table:table-cell>
          <table:table-cell table:style-name="ce32" office:value-type="string" calcext:value-type="string">
            <text:p>Filled if hectopunten is on a curve, ]Negative= left ,Positive= right, closer to zero = sharper (our data does not contain negative values. May be it was cleaned.)</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dwarshelling</text:p>
          </table:table-cell>
          <table:table-cell table:style-name="ce18"/>
          <table:table-cell table:style-name="ce18" table:formula="of:=SUBSTITUTE([.A233];&quot;_&quot;;&quot; &quot;)" office:value-type="string" office:string-value="dwarshelling" calcext:value-type="string">
            <text:p>dwarshelling</text:p>
          </table:table-cell>
          <table:table-cell table:style-name="ce18" office:value-type="string" calcext:value-type="string">
            <text:p>dwarshell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https://nl.wikipedia.org/wiki/Dwarshelling) </text:p>
          </table:table-cell>
          <table:table-cell table:style-name="ce29"/>
          <table:table-cell table:style-name="ce32" office:value-type="string" calcext:value-type="string">
            <text:p>tilt, closer to zero = higher tilt</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boogstraal_categorie</text:p>
          </table:table-cell>
          <table:table-cell table:style-name="ce18"/>
          <table:table-cell table:style-name="ce18" table:formula="of:=SUBSTITUTE([.A234];&quot;_&quot;;&quot; &quot;)" office:value-type="string" office:string-value="boogstraal categorie" calcext:value-type="string">
            <text:p>boogstraal categorie</text:p>
          </table:table-cell>
          <table:table-cell table:style-name="ce18" office:value-type="string" calcext:value-type="string">
            <text:p>boogstraal categori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y</text:p>
          </table:table-cell>
          <table:table-cell table:style-name="ce29"/>
          <table:table-cell table:style-name="ce32"/>
          <table:table-cell table:style-name="ce35"/>
          <table:table-cell table:style-name="ce3" table:number-columns-repeated="21"/>
          <table:table-cell table:number-columns-repeated="993"/>
        </table:table-row>
        <table:table-row table:style-name="ro1">
          <table:table-cell table:style-name="ce11" office:value-type="string" calcext:value-type="string">
            <text:p>kompas_graden</text:p>
          </table:table-cell>
          <table:table-cell table:style-name="ce18"/>
          <table:table-cell table:style-name="ce18" table:formula="of:=SUBSTITUTE([.A235];&quot;_&quot;;&quot; &quot;)" office:value-type="string" office:string-value="kompas graden" calcext:value-type="string">
            <text:p>kompas graden</text:p>
          </table:table-cell>
          <table:table-cell table:style-name="ce18" office:value-type="string" calcext:value-type="string">
            <text:p>kompas graden</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in degrees) (Keep in mind that the number in this column does not signify the magnitude)</text:p>
          </table:table-cell>
          <table:table-cell table:style-name="ce29" office:value-type="string" calcext:value-type="string">
            <text:p>Ask Arjan if this means the direction of the road or it has to do with curvature of the road</text:p>
          </table:table-cell>
          <table:table-cell table:style-name="ce32" office:value-type="string" calcext:value-type="string">
            <text:p>direction</text:p>
          </table:table-cell>
          <table:table-cell table:style-name="ce3" table:number-columns-repeated="22"/>
          <table:table-cell table:number-columns-repeated="993"/>
        </table:table-row>
        <table:table-row table:style-name="ro1">
          <table:table-cell table:style-name="ce11" office:value-type="string" calcext:value-type="string">
            <text:p>kompas</text:p>
          </table:table-cell>
          <table:table-cell table:style-name="ce18"/>
          <table:table-cell table:style-name="ce18" table:formula="of:=SUBSTITUTE([.A236];&quot;_&quot;;&quot; &quot;)" office:value-type="string" office:string-value="kompas" calcext:value-type="string">
            <text:p>kompas</text:p>
          </table:table-cell>
          <table:table-cell table:style-name="ce18" office:value-type="string" calcext:value-type="string">
            <text:p>kompa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y (N W S E)</text:p>
          </table:table-cell>
          <table:table-cell table:style-name="ce29"/>
          <table:table-cell table:style-name="ce32"/>
          <table:table-cell table:style-name="ce3" table:number-columns-repeated="22"/>
          <table:table-cell table:number-columns-repeated="993"/>
        </table:table-row>
        <table:table-row table:style-name="ro1">
          <table:table-cell table:style-name="ce16" office:value-type="string" calcext:value-type="string">
            <text:p>bodem</text:p>
          </table:table-cell>
          <table:table-cell table:style-name="ce18"/>
          <table:table-cell table:style-name="ce18" table:formula="of:=SUBSTITUTE([.A237];&quot;_&quot;;&quot; &quot;)" office:value-type="string" office:string-value="bodem" calcext:value-type="string">
            <text:p>bodem</text:p>
          </table:table-cell>
          <table:table-cell table:style-name="ce18" office:value-type="string" calcext:value-type="string">
            <text:p>bode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y (type of soil)</text:p>
          </table:table-cell>
          <table:table-cell table:style-name="ce29" office:value-type="string" calcext:value-type="string">
            <text:p>Ask Arjan about the abbreviation</text:p>
          </table:table-cell>
          <table:table-cell table:style-name="ce32" office:value-type="string" calcext:value-type="string">
            <text:p>What kind of soil</text:p>
          </table:table-cell>
          <table:table-cell table:style-name="ce35"/>
          <table:table-cell table:style-name="ce3" table:number-columns-repeated="21"/>
          <table:table-cell table:number-columns-repeated="993"/>
        </table:table-row>
        <table:table-row table:style-name="ro1">
          <table:table-cell table:style-name="ce13" office:value-type="string" calcext:value-type="string">
            <text:p>reclamemast_afstand</text:p>
          </table:table-cell>
          <table:table-cell table:style-name="ce18"/>
          <table:table-cell table:style-name="ce18" table:formula="of:=SUBSTITUTE([.A238];&quot;_&quot;;&quot; &quot;)" office:value-type="string" office:string-value="reclamemast afstand" calcext:value-type="string">
            <text:p>reclamemast afstand</text:p>
          </table:table-cell>
          <table:table-cell table:style-name="ce18" office:value-type="string" calcext:value-type="string">
            <text:p>reclamemast afstand</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table-cell table:style-name="ce29"/>
          <table:table-cell table:style-name="ce32" office:value-type="string" calcext:value-type="string">
            <text:p>Distance to billboard</text:p>
          </table:table-cell>
          <table:table-cell table:style-name="ce35"/>
          <table:table-cell table:style-name="ce3" table:number-columns-repeated="21"/>
          <table:table-cell table:number-columns-repeated="993"/>
        </table:table-row>
        <table:table-row table:style-name="ro1">
          <table:table-cell table:style-name="ce11" office:value-type="string" calcext:value-type="string">
            <text:p>afstand_bst_code_afr</text:p>
          </table:table-cell>
          <table:table-cell table:style-name="ce18"/>
          <table:table-cell table:style-name="ce18" table:formula="of:=SUBSTITUTE([.A239];&quot;_&quot;;&quot; &quot;)" office:value-type="string" office:string-value="afstand bst code afr" calcext:value-type="string">
            <text:p>afstand bst code afr</text:p>
          </table:table-cell>
          <table:table-cell table:style-name="ce18" office:value-type="string" calcext:value-type="string">
            <text:p>afstand bst code afr</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afstand_bst_code_opr</text:p>
          </table:table-cell>
          <table:table-cell table:style-name="ce18"/>
          <table:table-cell table:style-name="ce18" table:formula="of:=SUBSTITUTE([.A240];&quot;_&quot;;&quot; &quot;)" office:value-type="string" office:string-value="afstand bst code opr" calcext:value-type="string">
            <text:p>afstand bst code opr</text:p>
          </table:table-cell>
          <table:table-cell table:style-name="ce18" office:value-type="string" calcext:value-type="string">
            <text:p>afstand bst code opr</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1" office:value-type="string" calcext:value-type="string">
            <text:p>afstand_bst_code_pst</text:p>
          </table:table-cell>
          <table:table-cell table:style-name="ce18"/>
          <table:table-cell table:style-name="ce18" table:formula="of:=SUBSTITUTE([.A241];&quot;_&quot;;&quot; &quot;)" office:value-type="string" office:string-value="afstand bst code pst" calcext:value-type="string">
            <text:p>afstand bst code pst</text:p>
          </table:table-cell>
          <table:table-cell table:style-name="ce18" office:value-type="string" calcext:value-type="string">
            <text:p>afstand bst code ps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st_code_parkeerplaats</text:p>
          </table:table-cell>
          <table:table-cell table:style-name="ce18"/>
          <table:table-cell table:style-name="ce18" table:formula="of:=SUBSTITUTE([.A242];&quot;_&quot;;&quot; &quot;)" office:value-type="string" office:string-value="afstand bst code parkeerplaats" calcext:value-type="string">
            <text:p>afstand bst code parkeerplaats</text:p>
          </table:table-cell>
          <table:table-cell table:style-name="ce18" office:value-type="string" calcext:value-type="string">
            <text:p>afstand bst code parkeerplaat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office:value-type="string" calcext:value-type="string">
            <text:p>dist to parking</text:p>
          </table:table-cell>
          <table:table-cell table:style-name="ce3" table:number-columns-repeated="22"/>
          <table:table-cell table:number-columns-repeated="993"/>
        </table:table-row>
        <table:table-row table:style-name="ro1">
          <table:table-cell table:style-name="ce13" office:value-type="string" calcext:value-type="string">
            <text:p>afstand_convergentie_type</text:p>
          </table:table-cell>
          <table:table-cell table:style-name="ce18"/>
          <table:table-cell table:style-name="ce18" table:formula="of:=SUBSTITUTE([.A243];&quot;_&quot;;&quot; &quot;)" office:value-type="string" office:string-value="afstand convergentie type" calcext:value-type="string">
            <text:p>afstand convergentie type</text:p>
          </table:table-cell>
          <table:table-cell table:style-name="ce18" office:value-type="string" calcext:value-type="string">
            <text:p>afstand convergentie typ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office:value-type="string" calcext:value-type="string">
            <text:p>dist to entrance</text:p>
          </table:table-cell>
          <table:table-cell table:style-name="ce3" table:number-columns-repeated="22"/>
          <table:table-cell table:number-columns-repeated="993"/>
        </table:table-row>
        <table:table-row table:style-name="ro1">
          <table:table-cell table:style-name="ce13" office:value-type="string" calcext:value-type="string">
            <text:p>afstand_divergentie_type</text:p>
          </table:table-cell>
          <table:table-cell table:style-name="ce18"/>
          <table:table-cell table:style-name="ce18" table:formula="of:=SUBSTITUTE([.A244];&quot;_&quot;;&quot; &quot;)" office:value-type="string" office:string-value="afstand divergentie type" calcext:value-type="string">
            <text:p>afstand divergentie type</text:p>
          </table:table-cell>
          <table:table-cell table:style-name="ce18" office:value-type="string" calcext:value-type="string">
            <text:p>afstand divergentie type</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office:value-type="string" calcext:value-type="string">
            <text:p>dist to exit</text:p>
          </table:table-cell>
          <table:table-cell table:style-name="ce3" table:number-columns-repeated="22"/>
          <table:table-cell table:number-columns-repeated="993"/>
        </table:table-row>
        <table:table-row table:style-name="ro1">
          <table:table-cell table:style-name="ce13" office:value-type="string" calcext:value-type="string">
            <text:p>afstand_kantstrook</text:p>
          </table:table-cell>
          <table:table-cell table:style-name="ce18"/>
          <table:table-cell table:style-name="ce18" table:formula="of:=SUBSTITUTE([.A245];&quot;_&quot;;&quot; &quot;)" office:value-type="string" office:string-value="afstand kantstrook" calcext:value-type="string">
            <text:p>afstand kantstrook</text:p>
          </table:table-cell>
          <table:table-cell table:style-name="ce18" office:value-type="string" calcext:value-type="string">
            <text:p>afstand kantstrook</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doelgroepstrook</text:p>
          </table:table-cell>
          <table:table-cell table:style-name="ce18"/>
          <table:table-cell table:style-name="ce18" table:formula="of:=SUBSTITUTE([.A246];&quot;_&quot;;&quot; &quot;)" office:value-type="string" office:string-value="afstand doelgroepstrook" calcext:value-type="string">
            <text:p>afstand doelgroepstrook</text:p>
          </table:table-cell>
          <table:table-cell table:style-name="ce18" office:value-type="string" calcext:value-type="string">
            <text:p>afstand doelgroepstrook</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mengstrook</text:p>
          </table:table-cell>
          <table:table-cell table:style-name="ce18"/>
          <table:table-cell table:style-name="ce18" table:formula="of:=SUBSTITUTE([.A247];&quot;_&quot;;&quot; &quot;)" office:value-type="string" office:string-value="afstand mengstrook" calcext:value-type="string">
            <text:p>afstand mengstrook</text:p>
          </table:table-cell>
          <table:table-cell table:style-name="ce18" office:value-type="string" calcext:value-type="string">
            <text:p>afstand mengstrook</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kruispunt</text:p>
          </table:table-cell>
          <table:table-cell table:style-name="ce18"/>
          <table:table-cell table:style-name="ce18" table:formula="of:=SUBSTITUTE([.A248];&quot;_&quot;;&quot; &quot;)" office:value-type="string" office:string-value="afstand kruispunt" calcext:value-type="string">
            <text:p>afstand kruispunt</text:p>
          </table:table-cell>
          <table:table-cell table:style-name="ce18" office:value-type="string" calcext:value-type="string">
            <text:p>afstand kruispun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kunstinweg</text:p>
          </table:table-cell>
          <table:table-cell table:style-name="ce18"/>
          <table:table-cell table:style-name="ce18" table:formula="of:=SUBSTITUTE([.A249];&quot;_&quot;;&quot; &quot;)" office:value-type="string" office:string-value="afstand kunstinweg" calcext:value-type="string">
            <text:p>afstand kunstinweg</text:p>
          </table:table-cell>
          <table:table-cell table:style-name="ce18" office:value-type="string" calcext:value-type="string">
            <text:p>afstand kunstinwe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kunstoverweg</text:p>
          </table:table-cell>
          <table:table-cell table:style-name="ce18"/>
          <table:table-cell table:style-name="ce18" table:formula="of:=SUBSTITUTE([.A250];&quot;_&quot;;&quot; &quot;)" office:value-type="string" office:string-value="afstand kunstoverweg" calcext:value-type="string">
            <text:p>afstand kunstoverweg</text:p>
          </table:table-cell>
          <table:table-cell table:style-name="ce18" office:value-type="string" calcext:value-type="string">
            <text:p>afstand kunstoverwe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portaal</text:p>
          </table:table-cell>
          <table:table-cell table:style-name="ce18"/>
          <table:table-cell table:style-name="ce18" table:formula="of:=SUBSTITUTE([.A251];&quot;_&quot;;&quot; &quot;)" office:value-type="string" office:string-value="afstand portaal" calcext:value-type="string">
            <text:p>afstand portaal</text:p>
          </table:table-cell>
          <table:table-cell table:style-name="ce18" office:value-type="string" calcext:value-type="string">
            <text:p>afstand portaal</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spoorovergang</text:p>
          </table:table-cell>
          <table:table-cell table:style-name="ce18"/>
          <table:table-cell table:style-name="ce18" table:formula="of:=SUBSTITUTE([.A252];&quot;_&quot;;&quot; &quot;)" office:value-type="string" office:string-value="afstand spoorovergang" calcext:value-type="string">
            <text:p>afstand spoorovergang</text:p>
          </table:table-cell>
          <table:table-cell table:style-name="ce18" office:value-type="string" calcext:value-type="string">
            <text:p>afstand spooroverga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ebouwde_kom</text:p>
          </table:table-cell>
          <table:table-cell table:style-name="ce18"/>
          <table:table-cell table:style-name="ce18" table:formula="of:=SUBSTITUTE([.A253];&quot;_&quot;;&quot; &quot;)" office:value-type="string" office:string-value="afstand bebouwde kom" calcext:value-type="string">
            <text:p>afstand bebouwde kom</text:p>
          </table:table-cell>
          <table:table-cell table:style-name="ce18" office:value-type="string" calcext:value-type="string">
            <text:p>afstand bebouwde ko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rijstrook_verbreding</text:p>
          </table:table-cell>
          <table:table-cell table:style-name="ce18"/>
          <table:table-cell table:style-name="ce18" table:formula="of:=SUBSTITUTE([.A254];&quot;_&quot;;&quot; &quot;)" office:value-type="string" office:string-value="afstand rijstrook verbreding" calcext:value-type="string">
            <text:p>afstand rijstrook verbreding</text:p>
          </table:table-cell>
          <table:table-cell table:style-name="ce18" office:value-type="string" calcext:value-type="string">
            <text:p>afstand rijstrook verbred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rijstrook_versmalling</text:p>
          </table:table-cell>
          <table:table-cell table:style-name="ce18"/>
          <table:table-cell table:style-name="ce18" table:formula="of:=SUBSTITUTE([.A255];&quot;_&quot;;&quot; &quot;)" office:value-type="string" office:string-value="afstand rijstrook versmalling" calcext:value-type="string">
            <text:p>afstand rijstrook versmalling</text:p>
          </table:table-cell>
          <table:table-cell table:style-name="ce18" office:value-type="string" calcext:value-type="string">
            <text:p>afstand rijstrook versmalling</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categorical (0,100,200,....600)</text:p>
          </table:table-cell>
          <table:table-cell table:style-name="ce29"/>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0_100</text:p>
          </table:table-cell>
          <table:table-cell table:style-name="ce18"/>
          <table:table-cell table:style-name="ce18" table:formula="of:=SUBSTITUTE([.A256];&quot;_&quot;;&quot; &quot;)" office:value-type="string" office:string-value="afstand boogstraal categorie 0 100" calcext:value-type="string">
            <text:p>afstand boogstraal categorie 0 100</text:p>
          </table:table-cell>
          <table:table-cell table:style-name="ce18" office:value-type="string" calcext:value-type="string">
            <text:p>afstand boogstraal categorie 0 1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7" office:value-type="string" calcext:value-type="string" table:number-columns-spanned="1" table:number-rows-spanned="16">
            <text:p>afstand = distance</text:p>
            <text:p>boogstraal = curve radius</text:p>
            <text:p>categorie</text:p>
            <text:p>numerical/categorical (0,100,200,....600)</text:p>
          </table:table-cell>
          <table:table-cell table:style-name="ce30" office:value-type="string" calcext:value-type="string" table:number-columns-spanned="1" table:number-rows-spanned="16">
            <text:p>What do these columns mean? </text:p>
          </table:table-cell>
          <table:table-cell table:style-name="ce32" office:value-type="string" calcext:value-type="string">
            <text:p>dist to curve(VERY STEEP)</text:p>
          </table:table-cell>
          <table:table-cell table:style-name="ce3" table:number-columns-repeated="22"/>
          <table:table-cell table:number-columns-repeated="993"/>
        </table:table-row>
        <table:table-row table:style-name="ro1">
          <table:table-cell table:style-name="ce13" office:value-type="string" calcext:value-type="string">
            <text:p>afstand_boogstraal_categorie_101_200</text:p>
          </table:table-cell>
          <table:table-cell table:style-name="ce18"/>
          <table:table-cell table:style-name="ce18" table:formula="of:=SUBSTITUTE([.A257];&quot;_&quot;;&quot; &quot;)" office:value-type="string" office:string-value="afstand boogstraal categorie 101 200" calcext:value-type="string">
            <text:p>afstand boogstraal categorie 101 200</text:p>
          </table:table-cell>
          <table:table-cell table:style-name="ce18" office:value-type="string" calcext:value-type="string">
            <text:p>afstand boogstraal categorie 101 2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201_300</text:p>
          </table:table-cell>
          <table:table-cell table:style-name="ce18"/>
          <table:table-cell table:style-name="ce18" table:formula="of:=SUBSTITUTE([.A258];&quot;_&quot;;&quot; &quot;)" office:value-type="string" office:string-value="afstand boogstraal categorie 201 300" calcext:value-type="string">
            <text:p>afstand boogstraal categorie 201 300</text:p>
          </table:table-cell>
          <table:table-cell table:style-name="ce18" office:value-type="string" calcext:value-type="string">
            <text:p>afstand boogstraal categorie 201 3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301_400</text:p>
          </table:table-cell>
          <table:table-cell table:style-name="ce18"/>
          <table:table-cell table:style-name="ce18" table:formula="of:=SUBSTITUTE([.A259];&quot;_&quot;;&quot; &quot;)" office:value-type="string" office:string-value="afstand boogstraal categorie 301 400" calcext:value-type="string">
            <text:p>afstand boogstraal categorie 301 400</text:p>
          </table:table-cell>
          <table:table-cell table:style-name="ce18" office:value-type="string" calcext:value-type="string">
            <text:p>afstand boogstraal categorie 301 4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401_500</text:p>
          </table:table-cell>
          <table:table-cell table:style-name="ce18"/>
          <table:table-cell table:style-name="ce18" table:formula="of:=SUBSTITUTE([.A260];&quot;_&quot;;&quot; &quot;)" office:value-type="string" office:string-value="afstand boogstraal categorie 401 500" calcext:value-type="string">
            <text:p>afstand boogstraal categorie 401 500</text:p>
          </table:table-cell>
          <table:table-cell table:style-name="ce18" office:value-type="string" calcext:value-type="string">
            <text:p>afstand boogstraal categorie 401 5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501_600</text:p>
          </table:table-cell>
          <table:table-cell table:style-name="ce18"/>
          <table:table-cell table:style-name="ce18" table:formula="of:=SUBSTITUTE([.A261];&quot;_&quot;;&quot; &quot;)" office:value-type="string" office:string-value="afstand boogstraal categorie 501 600" calcext:value-type="string">
            <text:p>afstand boogstraal categorie 501 600</text:p>
          </table:table-cell>
          <table:table-cell table:style-name="ce18" office:value-type="string" calcext:value-type="string">
            <text:p>afstand boogstraal categorie 501 6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601_700</text:p>
          </table:table-cell>
          <table:table-cell table:style-name="ce18"/>
          <table:table-cell table:style-name="ce18" table:formula="of:=SUBSTITUTE([.A262];&quot;_&quot;;&quot; &quot;)" office:value-type="string" office:string-value="afstand boogstraal categorie 601 700" calcext:value-type="string">
            <text:p>afstand boogstraal categorie 601 700</text:p>
          </table:table-cell>
          <table:table-cell table:style-name="ce18" office:value-type="string" calcext:value-type="string">
            <text:p>afstand boogstraal categorie 601 7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701_800</text:p>
          </table:table-cell>
          <table:table-cell table:style-name="ce18"/>
          <table:table-cell table:style-name="ce18" table:formula="of:=SUBSTITUTE([.A263];&quot;_&quot;;&quot; &quot;)" office:value-type="string" office:string-value="afstand boogstraal categorie 701 800" calcext:value-type="string">
            <text:p>afstand boogstraal categorie 701 800</text:p>
          </table:table-cell>
          <table:table-cell table:style-name="ce18" office:value-type="string" calcext:value-type="string">
            <text:p>afstand boogstraal categorie 701 8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801_900</text:p>
          </table:table-cell>
          <table:table-cell table:style-name="ce18"/>
          <table:table-cell table:style-name="ce18" table:formula="of:=SUBSTITUTE([.A264];&quot;_&quot;;&quot; &quot;)" office:value-type="string" office:string-value="afstand boogstraal categorie 801 900" calcext:value-type="string">
            <text:p>afstand boogstraal categorie 801 900</text:p>
          </table:table-cell>
          <table:table-cell table:style-name="ce18" office:value-type="string" calcext:value-type="string">
            <text:p>afstand boogstraal categorie 801 9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901_1000</text:p>
          </table:table-cell>
          <table:table-cell table:style-name="ce18"/>
          <table:table-cell table:style-name="ce18" table:formula="of:=SUBSTITUTE([.A265];&quot;_&quot;;&quot; &quot;)" office:value-type="string" office:string-value="afstand boogstraal categorie 901 1000" calcext:value-type="string">
            <text:p>afstand boogstraal categorie 901 1000</text:p>
          </table:table-cell>
          <table:table-cell table:style-name="ce18" office:value-type="string" calcext:value-type="string">
            <text:p>afstand boogstraal categorie 901 10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1001_5000</text:p>
          </table:table-cell>
          <table:table-cell table:style-name="ce18"/>
          <table:table-cell table:style-name="ce18" table:formula="of:=SUBSTITUTE([.A266];&quot;_&quot;;&quot; &quot;)" office:value-type="string" office:string-value="afstand boogstraal categorie 1001 5000" calcext:value-type="string">
            <text:p>afstand boogstraal categorie 1001 5000</text:p>
          </table:table-cell>
          <table:table-cell table:style-name="ce18" office:value-type="string" calcext:value-type="string">
            <text:p>afstand boogstraal categorie 1001 50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5001_10000</text:p>
          </table:table-cell>
          <table:table-cell table:style-name="ce18"/>
          <table:table-cell table:style-name="ce18" table:formula="of:=SUBSTITUTE([.A267];&quot;_&quot;;&quot; &quot;)" office:value-type="string" office:string-value="afstand boogstraal categorie 5001 10000" calcext:value-type="string">
            <text:p>afstand boogstraal categorie 5001 10000</text:p>
          </table:table-cell>
          <table:table-cell table:style-name="ce18" office:value-type="string" calcext:value-type="string">
            <text:p>afstand boogstraal categorie 5001 100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10001_25000</text:p>
          </table:table-cell>
          <table:table-cell table:style-name="ce18"/>
          <table:table-cell table:style-name="ce18" table:formula="of:=SUBSTITUTE([.A268];&quot;_&quot;;&quot; &quot;)" office:value-type="string" office:string-value="afstand boogstraal categorie 10001 25000" calcext:value-type="string">
            <text:p>afstand boogstraal categorie 10001 25000</text:p>
          </table:table-cell>
          <table:table-cell table:style-name="ce18" office:value-type="string" calcext:value-type="string">
            <text:p>afstand boogstraal categorie 10001 250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25001_50000</text:p>
          </table:table-cell>
          <table:table-cell table:style-name="ce18"/>
          <table:table-cell table:style-name="ce18" table:formula="of:=SUBSTITUTE([.A269];&quot;_&quot;;&quot; &quot;)" office:value-type="string" office:string-value="afstand boogstraal categorie 25001 50000" calcext:value-type="string">
            <text:p>afstand boogstraal categorie 25001 50000</text:p>
          </table:table-cell>
          <table:table-cell table:style-name="ce18" office:value-type="string" calcext:value-type="string">
            <text:p>afstand boogstraal categorie 25001 500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50001_75000</text:p>
          </table:table-cell>
          <table:table-cell table:style-name="ce18"/>
          <table:table-cell table:style-name="ce18" table:formula="of:=SUBSTITUTE([.A270];&quot;_&quot;;&quot; &quot;)" office:value-type="string" office:string-value="afstand boogstraal categorie 50001 75000" calcext:value-type="string">
            <text:p>afstand boogstraal categorie 50001 75000</text:p>
          </table:table-cell>
          <table:table-cell table:style-name="ce18" office:value-type="string" calcext:value-type="string">
            <text:p>afstand boogstraal categorie 50001 75000</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table:table-cell table:style-name="ce3" table:number-columns-repeated="22"/>
          <table:table-cell table:number-columns-repeated="993"/>
        </table:table-row>
        <table:table-row table:style-name="ro1">
          <table:table-cell table:style-name="ce13" office:value-type="string" calcext:value-type="string">
            <text:p>afstand_boogstraal_categorie_75001_inf</text:p>
          </table:table-cell>
          <table:table-cell table:style-name="ce18"/>
          <table:table-cell table:style-name="ce18" table:formula="of:=SUBSTITUTE([.A271];&quot;_&quot;;&quot; &quot;)" office:value-type="string" office:string-value="afstand boogstraal categorie 75001 inf" calcext:value-type="string">
            <text:p>afstand boogstraal categorie 75001 inf</text:p>
          </table:table-cell>
          <table:table-cell table:style-name="ce18" office:value-type="string" calcext:value-type="string">
            <text:p>afstand boogstraal categorie 75001 inf</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office:value-type="string" calcext:value-type="string">
            <text:p>NOT STEEP</text:p>
          </table:table-cell>
          <table:table-cell table:style-name="ce3" table:number-columns-repeated="22"/>
          <table:table-cell table:number-columns-repeated="993"/>
        </table:table-row>
        <table:table-row table:style-name="ro1">
          <table:table-cell table:style-name="ce11" office:value-type="string" calcext:value-type="string">
            <text:p>geleiderails_count</text:p>
          </table:table-cell>
          <table:table-cell table:style-name="ce18"/>
          <table:table-cell table:style-name="ce18" table:formula="of:=SUBSTITUTE([.A272];&quot;_&quot;;&quot; &quot;)" office:value-type="string" office:string-value="geleiderails count" calcext:value-type="string">
            <text:p>geleiderails count</text:p>
          </table:table-cell>
          <table:table-cell table:style-name="ce18" office:value-type="string" calcext:value-type="string">
            <text:p>geleiderails coun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27" office:value-type="string" calcext:value-type="string" table:number-columns-spanned="1" table:number-rows-spanned="5">
            <text:p>geleiderails = guide rails/ traffic barrier</text:p>
          </table:table-cell>
          <table:table-cell table:style-name="ce30" office:value-type="string" calcext:value-type="string" table:number-columns-spanned="1" table:number-rows-spanned="5">
            <text:p>1. What does geleiderails (guide rails?) refer to?</text:p>
            <text:p/>
            <text:p>2. Please describe the subcolumns in this category.</text:p>
          </table:table-cell>
          <table:table-cell table:style-name="ce32" office:value-type="string" calcext:value-type="string">
            <text:p>numerical </text:p>
          </table:table-cell>
          <table:table-cell table:style-name="ce3" table:number-columns-repeated="22"/>
          <table:table-cell table:number-columns-repeated="993"/>
        </table:table-row>
        <table:table-row table:style-name="ro1">
          <table:table-cell table:style-name="ce11" office:value-type="string" calcext:value-type="string">
            <text:p>geleiderails_ids</text:p>
          </table:table-cell>
          <table:table-cell table:style-name="ce18"/>
          <table:table-cell table:style-name="ce18" table:formula="of:=SUBSTITUTE([.A273];&quot;_&quot;;&quot; &quot;)" office:value-type="string" office:string-value="geleiderails ids" calcext:value-type="string">
            <text:p>geleiderails ids</text:p>
          </table:table-cell>
          <table:table-cell table:style-name="ce18" office:value-type="string" calcext:value-type="string">
            <text:p>geleiderails id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office:value-type="string" calcext:value-type="string">
            <text:p>id</text:p>
          </table:table-cell>
          <table:table-cell table:style-name="ce3" table:number-columns-repeated="22"/>
          <table:table-cell table:number-columns-repeated="993"/>
        </table:table-row>
        <table:table-row table:style-name="ro1">
          <table:table-cell table:style-name="ce11" office:value-type="string" calcext:value-type="string">
            <text:p>geleiderails_themas</text:p>
          </table:table-cell>
          <table:table-cell table:style-name="ce18"/>
          <table:table-cell table:style-name="ce18" table:formula="of:=SUBSTITUTE([.A274];&quot;_&quot;;&quot; &quot;)" office:value-type="string" office:string-value="geleiderails themas" calcext:value-type="string">
            <text:p>geleiderails themas</text:p>
          </table:table-cell>
          <table:table-cell table:style-name="ce18" office:value-type="string" calcext:value-type="string">
            <text:p>geleiderails thema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office:value-type="string" calcext:value-type="string">
            <text:p>category (106 categories)</text:p>
          </table:table-cell>
          <table:table-cell table:style-name="ce3" table:number-columns-repeated="22"/>
          <table:table-cell table:number-columns-repeated="993"/>
        </table:table-row>
        <table:table-row table:style-name="ro1">
          <table:table-cell table:style-name="ce11" office:value-type="string" calcext:value-type="string">
            <text:p>geleiderails_min_afst</text:p>
          </table:table-cell>
          <table:table-cell table:style-name="ce18"/>
          <table:table-cell table:style-name="ce18" table:formula="of:=SUBSTITUTE([.A275];&quot;_&quot;;&quot; &quot;)" office:value-type="string" office:string-value="geleiderails min afst" calcext:value-type="string">
            <text:p>geleiderails min afst</text:p>
          </table:table-cell>
          <table:table-cell table:style-name="ce18" office:value-type="string" calcext:value-type="string">
            <text:p>geleiderails min afs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office:value-type="string" calcext:value-type="string">
            <text:p>numerical </text:p>
          </table:table-cell>
          <table:table-cell table:style-name="ce3" table:number-columns-repeated="22"/>
          <table:table-cell table:number-columns-repeated="993"/>
        </table:table-row>
        <table:table-row table:style-name="ro1">
          <table:table-cell table:style-name="ce11" office:value-type="string" calcext:value-type="string">
            <text:p>geleiderails_thema_min</text:p>
          </table:table-cell>
          <table:table-cell table:style-name="ce18"/>
          <table:table-cell table:style-name="ce18" table:formula="of:=SUBSTITUTE([.A276];&quot;_&quot;;&quot; &quot;)" office:value-type="string" office:string-value="geleiderails thema min" calcext:value-type="string">
            <text:p>geleiderails thema min</text:p>
          </table:table-cell>
          <table:table-cell table:style-name="ce18" office:value-type="string" calcext:value-type="string">
            <text:p>geleiderails thema min</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covered-table-cell table:number-columns-repeated="2"/>
          <table:table-cell table:style-name="ce32" office:value-type="string" calcext:value-type="string">
            <text:p>category (8 categories (this is shorten from geleiderails_themas))</text:p>
          </table:table-cell>
          <table:table-cell table:style-name="ce3" table:number-columns-repeated="22"/>
          <table:table-cell table:number-columns-repeated="993"/>
        </table:table-row>
        <table:table-row table:style-name="ro1">
          <table:table-cell table:style-name="ce11" office:value-type="string" calcext:value-type="string">
            <text:p>kantobjecten_count</text:p>
          </table:table-cell>
          <table:table-cell table:style-name="ce18"/>
          <table:table-cell table:style-name="ce18" table:formula="of:=SUBSTITUTE([.A277];&quot;_&quot;;&quot; &quot;)" office:value-type="string" office:string-value="kantobjecten count" calcext:value-type="string">
            <text:p>kantobjecten count</text:p>
          </table:table-cell>
          <table:table-cell table:style-name="ce18" office:value-type="string" calcext:value-type="string">
            <text:p>kantobjecten coun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table-cell table:style-name="ce30" office:value-type="string" calcext:value-type="string" table:number-columns-spanned="1" table:number-rows-spanned="5">
            <text:p>1. What does kantobjecten refer to?</text:p>
            <text:p/>
            <text:p/>
            <text:p>2. Please describe the subcolumns in this category</text:p>
          </table:table-cell>
          <table:table-cell table:style-name="ce33" office:value-type="string" calcext:value-type="string">
            <text:p>kantobjecten = objects next to the road</text:p>
          </table:table-cell>
          <table:table-cell table:style-name="ce3" table:number-columns-repeated="22"/>
          <table:table-cell table:number-columns-repeated="993"/>
        </table:table-row>
        <table:table-row table:style-name="ro1">
          <table:table-cell table:style-name="ce11" office:value-type="string" calcext:value-type="string">
            <text:p>kantobjecten_ids</text:p>
          </table:table-cell>
          <table:table-cell table:style-name="ce18"/>
          <table:table-cell table:style-name="ce18" table:formula="of:=SUBSTITUTE([.A278];&quot;_&quot;;&quot; &quot;)" office:value-type="string" office:string-value="kantobjecten ids" calcext:value-type="string">
            <text:p>kantobjecten ids</text:p>
          </table:table-cell>
          <table:table-cell table:style-name="ce18" office:value-type="string" calcext:value-type="string">
            <text:p>kantobjecten id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there are multiple ids in one row</text:p>
          </table:table-cell>
          <table:covered-table-cell/>
          <table:table-cell table:style-name="ce32" office:value-type="string" calcext:value-type="string">
            <text:p>there are multiple ids in one row</text:p>
          </table:table-cell>
          <table:table-cell table:style-name="ce3" table:number-columns-repeated="22"/>
          <table:table-cell table:number-columns-repeated="993"/>
        </table:table-row>
        <table:table-row table:style-name="ro1">
          <table:table-cell table:style-name="ce11" office:value-type="string" calcext:value-type="string">
            <text:p>kantobjecten_themas</text:p>
          </table:table-cell>
          <table:table-cell table:style-name="ce18"/>
          <table:table-cell table:style-name="ce18" table:formula="of:=SUBSTITUTE([.A279];&quot;_&quot;;&quot; &quot;)" office:value-type="string" office:string-value="kantobjecten themas" calcext:value-type="string">
            <text:p>kantobjecten themas</text:p>
          </table:table-cell>
          <table:table-cell table:style-name="ce18" office:value-type="string" calcext:value-type="string">
            <text:p>kantobjecten thema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text,multi-label</text:p>
          </table:table-cell>
          <table:covered-table-cell/>
          <table:table-cell table:style-name="ce32" office:value-type="string" calcext:value-type="string">
            <text:p>text,multi-label</text:p>
          </table:table-cell>
          <table:table-cell table:style-name="ce3" table:number-columns-repeated="22"/>
          <table:table-cell table:number-columns-repeated="993"/>
        </table:table-row>
        <table:table-row table:style-name="ro1">
          <table:table-cell table:style-name="ce11" office:value-type="string" calcext:value-type="string">
            <text:p>kantobjecten_min_afst</text:p>
          </table:table-cell>
          <table:table-cell table:style-name="ce18"/>
          <table:table-cell table:style-name="ce18" table:formula="of:=SUBSTITUTE([.A280];&quot;_&quot;;&quot; &quot;)" office:value-type="string" office:string-value="kantobjecten min afst" calcext:value-type="string">
            <text:p>kantobjecten min afst</text:p>
          </table:table-cell>
          <table:table-cell table:style-name="ce18" office:value-type="string" calcext:value-type="string">
            <text:p>kantobjecten min afs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antobjecten_thema_min</text:p>
          </table:table-cell>
          <table:table-cell table:style-name="ce18"/>
          <table:table-cell table:style-name="ce18" table:formula="of:=SUBSTITUTE([.A281];&quot;_&quot;;&quot; &quot;)" office:value-type="string" office:string-value="kantobjecten thema min" calcext:value-type="string">
            <text:p>kantobjecten thema min</text:p>
          </table:table-cell>
          <table:table-cell table:style-name="ce18" office:value-type="string" calcext:value-type="string">
            <text:p>kantobjecten thema min</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 (use this one instead of themas, ASK ARJAN)</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erngis_groen_count</text:p>
          </table:table-cell>
          <table:table-cell table:style-name="ce18"/>
          <table:table-cell table:style-name="ce18" table:formula="of:=SUBSTITUTE([.A282];&quot;_&quot;;&quot; &quot;)" office:value-type="string" office:string-value="kerngis groen count" calcext:value-type="string">
            <text:p>kerngis groen count</text:p>
          </table:table-cell>
          <table:table-cell table:style-name="ce18" office:value-type="string" calcext:value-type="string">
            <text:p>kerngis groen coun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table-cell table:style-name="ce30" office:value-type="string" calcext:value-type="string" table:number-columns-spanned="1" table:number-rows-spanned="10">
            <text:p>1. What does kerngis groen refer to?</text:p>
            <text:p/>
            <text:p/>
            <text:p>2. Please describe the subcolumns in this category</text:p>
          </table:table-cell>
          <table:table-cell table:style-name="ce32" office:value-type="string" calcext:value-type="string">
            <text:p>tree.plant</text:p>
          </table:table-cell>
          <table:table-cell table:style-name="ce3" table:number-columns-repeated="22"/>
          <table:table-cell table:number-columns-repeated="993"/>
        </table:table-row>
        <table:table-row table:style-name="ro1">
          <table:table-cell table:style-name="ce11" office:value-type="string" calcext:value-type="string">
            <text:p>kerngis_groen_ids</text:p>
          </table:table-cell>
          <table:table-cell table:style-name="ce18"/>
          <table:table-cell table:style-name="ce18" table:formula="of:=SUBSTITUTE([.A283];&quot;_&quot;;&quot; &quot;)" office:value-type="string" office:string-value="kerngis groen ids" calcext:value-type="string">
            <text:p>kerngis groen ids</text:p>
          </table:table-cell>
          <table:table-cell table:style-name="ce18" office:value-type="string" calcext:value-type="string">
            <text:p>kerngis groen id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ids(multi-label)</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erngis_groen_themas</text:p>
          </table:table-cell>
          <table:table-cell table:style-name="ce18"/>
          <table:table-cell table:style-name="ce18" table:formula="of:=SUBSTITUTE([.A284];&quot;_&quot;;&quot; &quot;)" office:value-type="string" office:string-value="kerngis groen themas" calcext:value-type="string">
            <text:p>kerngis groen themas</text:p>
          </table:table-cell>
          <table:table-cell table:style-name="ce18" office:value-type="string" calcext:value-type="string">
            <text:p>kerngis groen thema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text</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erngis_groen_min_afst</text:p>
          </table:table-cell>
          <table:table-cell table:style-name="ce18"/>
          <table:table-cell table:style-name="ce18" table:formula="of:=SUBSTITUTE([.A285];&quot;_&quot;;&quot; &quot;)" office:value-type="string" office:string-value="kerngis groen min afst" calcext:value-type="string">
            <text:p>kerngis groen min afst</text:p>
          </table:table-cell>
          <table:table-cell table:style-name="ce18" office:value-type="string" calcext:value-type="string">
            <text:p>kerngis groen min afs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erngis_groen_thema_min</text:p>
          </table:table-cell>
          <table:table-cell table:style-name="ce18"/>
          <table:table-cell table:style-name="ce18" table:formula="of:=SUBSTITUTE([.A286];&quot;_&quot;;&quot; &quot;)" office:value-type="string" office:string-value="kerngis groen thema min" calcext:value-type="string">
            <text:p>kerngis groen thema min</text:p>
          </table:table-cell>
          <table:table-cell table:style-name="ce18" office:value-type="string" calcext:value-type="string">
            <text:p>kerngis groen thema min</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 (use this one instead of themas, ASK ARJAN)</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erngis_water_count</text:p>
          </table:table-cell>
          <table:table-cell table:style-name="ce18"/>
          <table:table-cell table:style-name="ce18" table:formula="of:=SUBSTITUTE([.A287];&quot;_&quot;;&quot; &quot;)" office:value-type="string" office:string-value="kerngis water count" calcext:value-type="string">
            <text:p>kerngis water count</text:p>
          </table:table-cell>
          <table:table-cell table:style-name="ce18" office:value-type="string" calcext:value-type="string">
            <text:p>kerngis water coun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erngis_water_ids</text:p>
          </table:table-cell>
          <table:table-cell table:style-name="ce18"/>
          <table:table-cell table:style-name="ce18" table:formula="of:=SUBSTITUTE([.A288];&quot;_&quot;;&quot; &quot;)" office:value-type="string" office:string-value="kerngis water ids" calcext:value-type="string">
            <text:p>kerngis water ids</text:p>
          </table:table-cell>
          <table:table-cell table:style-name="ce18" office:value-type="string" calcext:value-type="string">
            <text:p>kerngis water id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ids(multi-label)</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erngis_water_themas</text:p>
          </table:table-cell>
          <table:table-cell table:style-name="ce18"/>
          <table:table-cell table:style-name="ce18" table:formula="of:=SUBSTITUTE([.A289];&quot;_&quot;;&quot; &quot;)" office:value-type="string" office:string-value="kerngis water themas" calcext:value-type="string">
            <text:p>kerngis water themas</text:p>
          </table:table-cell>
          <table:table-cell table:style-name="ce18" office:value-type="string" calcext:value-type="string">
            <text:p>kerngis water themas</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text</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erngis_water_min_afst</text:p>
          </table:table-cell>
          <table:table-cell table:style-name="ce18"/>
          <table:table-cell table:style-name="ce18" table:formula="of:=SUBSTITUTE([.A290];&quot;_&quot;;&quot; &quot;)" office:value-type="string" office:string-value="kerngis water min afst" calcext:value-type="string">
            <text:p>kerngis water min afst</text:p>
          </table:table-cell>
          <table:table-cell table:style-name="ce18" office:value-type="string" calcext:value-type="string">
            <text:p>kerngis water min afst</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kerngis_water_thema_min</text:p>
          </table:table-cell>
          <table:table-cell table:style-name="ce18"/>
          <table:table-cell table:style-name="ce18" table:formula="of:=SUBSTITUTE([.A291];&quot;_&quot;;&quot; &quot;)" office:value-type="string" office:string-value="kerngis water thema min" calcext:value-type="string">
            <text:p>kerngis water thema min</text:p>
          </table:table-cell>
          <table:table-cell table:style-name="ce18" office:value-type="string" calcext:value-type="string">
            <text:p>kerngis water thema min</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categorical (use this one instead of themas, ASK ARJAN)</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trees_within50m</text:p>
          </table:table-cell>
          <table:table-cell table:style-name="ce18"/>
          <table:table-cell table:style-name="ce18" table:formula="of:=SUBSTITUTE([.A292];&quot;_&quot;;&quot; &quot;)" office:value-type="string" office:string-value="trees within50m" calcext:value-type="string">
            <text:p>trees within50m</text:p>
          </table:table-cell>
          <table:table-cell table:style-name="ce18" office:value-type="string" calcext:value-type="string">
            <text:p>trees within50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table-cell table:style-name="ce30" office:value-type="string" calcext:value-type="string" table:number-columns-spanned="1" table:number-rows-spanned="6">
            <text:p>Please confirm, this means how many trees are located within a radius of x meters (50, 100, .., 500) of the highway?</text:p>
          </table: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trees_within100m</text:p>
          </table:table-cell>
          <table:table-cell table:style-name="ce18"/>
          <table:table-cell table:style-name="ce18" table:formula="of:=SUBSTITUTE([.A293];&quot;_&quot;;&quot; &quot;)" office:value-type="string" office:string-value="trees within100m" calcext:value-type="string">
            <text:p>trees within100m</text:p>
          </table:table-cell>
          <table:table-cell table:style-name="ce18" office:value-type="string" calcext:value-type="string">
            <text:p>trees within100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trees_within200m</text:p>
          </table:table-cell>
          <table:table-cell table:style-name="ce18"/>
          <table:table-cell table:style-name="ce18" table:formula="of:=SUBSTITUTE([.A294];&quot;_&quot;;&quot; &quot;)" office:value-type="string" office:string-value="trees within200m" calcext:value-type="string">
            <text:p>trees within200m</text:p>
          </table:table-cell>
          <table:table-cell table:style-name="ce18" office:value-type="string" calcext:value-type="string">
            <text:p>trees within200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trees_within300m</text:p>
          </table:table-cell>
          <table:table-cell table:style-name="ce18"/>
          <table:table-cell table:style-name="ce18" table:formula="of:=SUBSTITUTE([.A295];&quot;_&quot;;&quot; &quot;)" office:value-type="string" office:string-value="trees within300m" calcext:value-type="string">
            <text:p>trees within300m</text:p>
          </table:table-cell>
          <table:table-cell table:style-name="ce18" office:value-type="string" calcext:value-type="string">
            <text:p>trees within300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trees_within400m</text:p>
          </table:table-cell>
          <table:table-cell table:style-name="ce18"/>
          <table:table-cell table:style-name="ce18" table:formula="of:=SUBSTITUTE([.A296];&quot;_&quot;;&quot; &quot;)" office:value-type="string" office:string-value="trees within400m" calcext:value-type="string">
            <text:p>trees within400m</text:p>
          </table:table-cell>
          <table:table-cell table:style-name="ce18" office:value-type="string" calcext:value-type="string">
            <text:p>trees within400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covered-table-cell/>
          <table:table-cell table:style-name="ce32"/>
          <table:table-cell table:style-name="ce3" table:number-columns-repeated="22"/>
          <table:table-cell table:number-columns-repeated="993"/>
        </table:table-row>
        <table:table-row table:style-name="ro1">
          <table:table-cell table:style-name="ce11" office:value-type="string" calcext:value-type="string">
            <text:p>trees_within500m</text:p>
          </table:table-cell>
          <table:table-cell table:style-name="ce18"/>
          <table:table-cell table:style-name="ce18" table:formula="of:=SUBSTITUTE([.A297];&quot;_&quot;;&quot; &quot;)" office:value-type="string" office:string-value="trees within500m" calcext:value-type="string">
            <text:p>trees within500m</text:p>
          </table:table-cell>
          <table:table-cell table:style-name="ce18" office:value-type="string" calcext:value-type="string">
            <text:p>trees within500m</text:p>
          </table:table-cell>
          <table:table-cell table:style-name="ce19"/>
          <table:table-cell table:style-name="ce18" table:formula="of:=IFERROR(__xludf.dummyfunction(&quot;GoogleTranslate(D65, &quot;&quot;nl&quot;&quot;,&quot;&quot;en&quot;&quot;)&quot;);&quot;max speed dynamic&quot;)" office:value-type="string" office:string-value="max speed dynamic" calcext:value-type="string">
            <text:p>max speed dynamic</text:p>
          </table:table-cell>
          <table:table-cell table:style-name="ce3" office:value-type="string" calcext:value-type="string">
            <text:p>numerical </text:p>
          </table:table-cell>
          <table:covered-table-cell/>
          <table:table-cell table:style-name="ce32"/>
          <table:table-cell table:style-name="ce3" table:number-columns-repeated="22"/>
          <table:table-cell table:number-columns-repeated="993"/>
        </table:table-row>
        <table:table-row table:style-name="ro1" table:number-rows-repeated="704">
          <table:table-cell table:style-name="ce10"/>
          <table:table-cell table:style-name="ce18" table:number-columns-repeated="5"/>
          <table:table-cell table:style-name="ce3"/>
          <table:table-cell table:style-name="ce29"/>
          <table:table-cell table:style-name="ce32"/>
          <table:table-cell table:style-name="ce3" table:number-columns-repeated="22"/>
          <table:table-cell table:number-columns-repeated="993"/>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Hectopunten.E2:Hectopunten.E29 Hectopunten.E31:Hectopunten.E297">
            <calcext:condition calcext:apply-style-name="ConditionalStyle_1" calcext:value="begins-with(&quot;couldn't&quot;)" calcext:base-cell-address="Hectopunten.E2"/>
          </calcext:conditional-format>
        </calcext:conditional-formats>
      </table:table>
      <table:table table:name="Resources" table:style-name="ta5">
        <table:table-column table:style-name="co1" table:number-columns-repeated="1024" table:default-cell-style-name="Default"/>
        <table:table-row table:style-name="ro1">
          <table:table-cell/>
          <table:table-cell table:style-name="ce36" office:value-type="string" calcext:value-type="string">
            <text:p><text:a xlink:href="http://www.afkortingwoordenboek.nl/wat-betekent-de-afkorting-gem/" xlink:type="simple">http://www.afkortingwoordenboek.nl/wat-betekent-de-afkorting-gem/</text:a></text:p>
          </table:table-cell>
          <table:table-cell table:number-columns-repeated="1022"/>
        </table:table-row>
        <table:table-row table:style-name="ro1">
          <table:table-cell/>
          <table:table-cell table:style-name="ce36" office:value-type="string" calcext:value-type="string">
            <text:p><text:a xlink:href="http://www.112gnl.simpsite.nl/Uitleg-afkortingen" xlink:type="simple">http://www.112gnl.simpsite.nl/Uitleg-afkortingen</text:a></text:p>
          </table:table-cell>
          <table:table-cell table:number-columns-repeated="1022"/>
        </table:table-row>
        <table:table-row table:style-name="ro1">
          <table:table-cell/>
          <table:table-cell table:style-name="ce36" office:value-type="string" calcext:value-type="string">
            <text:p><text:a xlink:href="https://www.legal.nl/juridische-tools/correspondentie-en-vertalingen/afkortingen/R/" xlink:type="simple">https://www.legal.nl/juridische-tools/correspondentie-en-vertalingen/afkortingen/R/</text:a></text:p>
          </table:table-cell>
          <table:table-cell table:number-columns-repeated="1022"/>
        </table:table-row>
        <table:table-row table:style-name="ro1">
          <table:table-cell/>
          <table:table-cell table:style-name="ce36" office:value-type="string" calcext:value-type="string">
            <text:p><text:a xlink:href="http://www.rijksbegroting.nl/2011/voorbereiding/begroting,kst148584_27.html" xlink:type="simple">http://www.rijksbegroting.nl/2011/voorbereiding/begroting,kst148584_27.html</text:a></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style:text-properties fo:color="#c53929"/>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ngevallen" style:display-name="PageStyle_Ongevallen" style:page-layout-name="Mpm3">
      <style:header style:display="false"/>
      <style:header-left style:display="false"/>
      <style:footer style:display="false"/>
      <style:footer-left style:display="false"/>
    </style:master-page>
    <style:master-page style:name="PageStyle_5f_Sheet5" style:display-name="PageStyle_Sheet5" style:page-layout-name="Mpm3">
      <style:header style:display="false"/>
      <style:header-left style:display="false"/>
      <style:footer style:display="false"/>
      <style:footer-left style:display="false"/>
    </style:master-page>
    <style:master-page style:name="PageStyle_5f_KNMI" style:display-name="PageStyle_KNMI" style:page-layout-name="Mpm3">
      <style:header style:display="false"/>
      <style:header-left style:display="false"/>
      <style:footer style:display="false"/>
      <style:footer-left style:display="false"/>
    </style:master-page>
    <style:master-page style:name="PageStyle_5f_Hectopunten" style:display-name="PageStyle_Hectopunten" style:page-layout-name="Mpm3">
      <style:header style:display="false"/>
      <style:header-left style:display="false"/>
      <style:footer style:display="false"/>
      <style:footer-left style:display="false"/>
    </style:master-page>
    <style:master-page style:name="PageStyle_5f_Resources" style:display-name="PageStyle_Re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778" meta:object-count="0"/>
    <meta:generator>LibreOfficeDev/5.1.0.3$Linux_X86_64 LibreOffice_project/</meta:generator>
  </office:meta>
</office:document-meta>
</file>